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500000108636E82AAD38CB096.jpg" manifest:media-type="image/jpeg"/>
  <manifest:file-entry manifest:full-path="Pictures/10000001000001F10000010193FFEE668369FEF6.png" manifest:media-type="image/png"/>
  <manifest:file-entry manifest:full-path="Pictures/10000000000001C0000001312E27DE25636AF0E6.jpg" manifest:media-type="image/jpeg"/>
  <manifest:file-entry manifest:full-path="Pictures/1000000000000292000001566EAFB78296191189.png" manifest:media-type="image/png"/>
  <manifest:file-entry manifest:full-path="Pictures/100000000000029E00000168675B4B158D9987B8.jpg" manifest:media-type="image/jpeg"/>
  <manifest:file-entry manifest:full-path="Pictures/1000000000000239000000D3E3BD8175695CFA9C.jpg" manifest:media-type="image/jpeg"/>
  <manifest:file-entry manifest:full-path="Pictures/10000000000002890000017176B27908CAB3F3FC.jpg" manifest:media-type="image/jpeg"/>
  <manifest:file-entry manifest:full-path="Pictures/10000000000001F10000015E5029C9A63A1C6A70.jpg" manifest:media-type="image/jpeg"/>
  <manifest:file-entry manifest:full-path="Pictures/100000000000014B0000008167196C493D5C99C7.jpg" manifest:media-type="image/jpeg"/>
  <manifest:file-entry manifest:full-path="Pictures/100000000000045C0000025C354B2FCAC9E3A88C.jpg" manifest:media-type="image/jpeg"/>
  <manifest:file-entry manifest:full-path="Pictures/10000000000002160000012FBC3637111CCC7474.jpg" manifest:media-type="image/jpeg"/>
  <manifest:file-entry manifest:full-path="Pictures/100000000000029000000166BB6EB3C75BEBE596.jpg" manifest:media-type="image/jpeg"/>
  <manifest:file-entry manifest:full-path="Pictures/10000000000001FB0000010C013F3574ED07882A.jpg" manifest:media-type="image/jpeg"/>
  <manifest:file-entry manifest:full-path="Pictures/10000000000001FA00000156B4BC3319D64BE0B8.png" manifest:media-type="image/png"/>
  <manifest:file-entry manifest:full-path="Pictures/10000000000001C40000017E09976DA7F1998792.jpg" manifest:media-type="image/jpeg"/>
  <manifest:file-entry manifest:full-path="Pictures/10000000000002300000010A5B08F62884EE2EE5.jpg" manifest:media-type="image/jpeg"/>
  <manifest:file-entry manifest:full-path="Pictures/100000000000029C000000FCD741D518DF82FAB1.jpg" manifest:media-type="image/jpeg"/>
  <manifest:file-entry manifest:full-path="Pictures/1000000000000217000000DEAA20EEC8709BD907.jpg" manifest:media-type="image/jpeg"/>
  <manifest:file-entry manifest:full-path="Pictures/10000000000002990000016CF253DF6E03593425.jpg" manifest:media-type="image/jpeg"/>
  <manifest:file-entry manifest:full-path="Pictures/10000000000002390000010648222C595AFD53B8.jpg" manifest:media-type="image/jpeg"/>
  <manifest:file-entry manifest:full-path="Pictures/10000000000001BC00000132967B08134D3D4F64.jpg" manifest:media-type="image/jpeg"/>
  <manifest:file-entry manifest:full-path="Pictures/100000000000029B0000017118F34E89765E6861.jpg" manifest:media-type="image/jpeg"/>
  <manifest:file-entry manifest:full-path="Pictures/10000000000001C50000013D2735FF2B00EFB693.jpg" manifest:media-type="image/jpeg"/>
  <manifest:file-entry manifest:full-path="Pictures/10000000000002440000010FF866D9FEFA9493F4.jpg" manifest:media-type="image/jpeg"/>
  <manifest:file-entry manifest:full-path="Pictures/100000000000022700000105DB249617C4E4D8B7.jpg" manifest:media-type="image/jpeg"/>
  <manifest:file-entry manifest:full-path="Pictures/1000000000000247000000F99E68A74EDBEE15E3.jpg" manifest:media-type="image/jpeg"/>
  <manifest:file-entry manifest:full-path="Pictures/1000000000000286000000D0FBE105C104392194.jpg" manifest:media-type="image/jpeg"/>
  <manifest:file-entry manifest:full-path="Pictures/10000001000002A000000164125C7ECCB0CD9726.png" manifest:media-type="image/png"/>
  <manifest:file-entry manifest:full-path="Pictures/100000000000029300000167BCA9CB39186AFF74.jpg" manifest:media-type="image/jpeg"/>
  <manifest:file-entry manifest:full-path="Pictures/10000000000001B000000119D2BBAC229D0691BF.jpg" manifest:media-type="image/jpeg"/>
  <manifest:file-entry manifest:full-path="Pictures/100000010000017D000000FA8B63216EF962C36A.png" manifest:media-type="image/png"/>
  <manifest:file-entry manifest:full-path="Pictures/10000001000001D10000010609EE438007EA0A41.png" manifest:media-type="image/png"/>
  <manifest:file-entry manifest:full-path="Pictures/100000000000022200000109205442D0D5D8C97F.jpg" manifest:media-type="image/jpeg"/>
  <manifest:file-entry manifest:full-path="Pictures/10000000000001AC0000011C9E9083D1C8099B78.png" manifest:media-type="image/png"/>
  <manifest:file-entry manifest:full-path="Pictures/1000000000000246000000F4B81BC9BD44BA5F29.jpg" manifest:media-type="image/jpeg"/>
  <manifest:file-entry manifest:full-path="Pictures/10000000000001F900000135AB9B139EE40D3360.png" manifest:media-type="image/png"/>
  <manifest:file-entry manifest:full-path="Pictures/1000000000000245000000F42E08EFD28F716C9F.jpg" manifest:media-type="image/jpeg"/>
  <manifest:file-entry manifest:full-path="Pictures/1000000000000241000000FA2F4CD5EA87E7C3B3.jpg" manifest:media-type="image/jpeg"/>
  <manifest:file-entry manifest:full-path="Pictures/100000000000014D000000834D97C11A840877E6.jpg" manifest:media-type="image/jpeg"/>
  <manifest:file-entry manifest:full-path="Pictures/100000000000014B00000083F597AFD5D72C6195.jpg" manifest:media-type="image/jpeg"/>
  <manifest:file-entry manifest:full-path="Pictures/100000000000012C00000086569346C128E0CE7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inherit" svg:font-family="inherit"/>
    <style:font-face style:name="sans-serif" svg:font-family="sans-serif" style:font-family-generic="swiss"/>
  </office:font-face-decls>
  <office:automatic-styles>
    <style:style style:name="P1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2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3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4" style:family="paragraph" style:parent-style-name="Text_20_body">
      <style:paragraph-properties fo:text-align="start" style:justify-single-word="false"/>
      <style:text-properties officeooo:paragraph-rsid="008952b2"/>
    </style:style>
    <style:style style:name="P5" style:family="paragraph" style:parent-style-name="Text_20_body">
      <style:paragraph-properties fo:text-align="start" style:justify-single-word="false"/>
      <style:text-properties officeooo:paragraph-rsid="01104b4a"/>
    </style:style>
    <style:style style:name="P6" style:family="paragraph" style:parent-style-name="Text_20_body">
      <style:paragraph-properties fo:text-align="start" style:justify-single-word="false"/>
      <style:text-properties officeooo:paragraph-rsid="00eaa009"/>
    </style:style>
    <style:style style:name="P7" style:family="paragraph" style:parent-style-name="Text_20_body">
      <style:paragraph-properties fo:text-align="start" style:justify-single-word="false"/>
      <style:text-properties officeooo:paragraph-rsid="012182fb"/>
    </style:style>
    <style:style style:name="P8" style:family="paragraph" style:parent-style-name="Text_20_body">
      <style:paragraph-properties fo:text-align="start" style:justify-single-word="false"/>
      <style:text-properties officeooo:paragraph-rsid="0089288d"/>
    </style:style>
    <style:style style:name="P9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officeooo:paragraph-rsid="013b8d34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e1355"/>
    </style:style>
    <style:style style:name="P11" style:family="paragraph" style:parent-style-name="Text_20_body">
      <style:text-properties officeooo:paragraph-rsid="0076f36b"/>
    </style:style>
    <style:style style:name="P12" style:family="paragraph" style:parent-style-name="Text_20_body">
      <style:text-properties officeooo:paragraph-rsid="0089948f"/>
    </style:style>
    <style:style style:name="P13" style:family="paragraph" style:parent-style-name="Text_20_body">
      <style:paragraph-properties fo:line-height="100%"/>
    </style:style>
    <style:style style:name="P14" style:family="paragraph" style:parent-style-name="Text_20_body">
      <style:paragraph-properties fo:line-height="100%" fo:text-align="center" style:justify-single-word="false"/>
      <style:text-properties officeooo:paragraph-rsid="00f288ab"/>
    </style:style>
    <style:style style:name="P15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00%" fo:text-indent="0cm" style:auto-text-indent="false" style:page-number="auto" fo:background-color="transparent"/>
      <style:text-properties officeooo:paragraph-rsid="010ba1dc"/>
    </style:style>
    <style:style style:name="P16" style:family="paragraph" style:parent-style-name="Text_20_body">
      <loext:graphic-properties draw:fill="none"/>
      <style:paragraph-properties fo:margin-left="0cm" fo:margin-right="-1cm" fo:margin-top="0cm" fo:margin-bottom="0.146cm" style:contextual-spacing="false" fo:line-height="100%" fo:text-indent="0cm" style:auto-text-indent="false" fo:background-color="transparent"/>
      <style:text-properties officeooo:paragraph-rsid="00a35df2"/>
    </style:style>
    <style:style style:name="P17" style:family="paragraph" style:parent-style-name="Text_20_body">
      <style:text-properties officeooo:paragraph-rsid="00eaa009"/>
    </style:style>
    <style:style style:name="P18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9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20" style:family="paragraph" style:parent-style-name="Standard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fo:background-color="transparent"/>
      <style:text-properties fo:color="#000000" loext:opacity="100%" style:font-name="Liberation Serif" fo:font-size="12pt" fo:language="pt" fo:country="BR" fo:font-weight="normal" officeooo:rsid="00d71891" officeooo:paragraph-rsid="011c413c" fo:background-color="#ffffff" style:font-size-asian="12pt" style:font-size-complex="12pt"/>
    </style:style>
    <style:style style:name="P21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26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27" style:family="paragraph" style:parent-style-name="Standard">
      <style:text-properties fo:color="#000000" loext:opacity="100%" style:font-name="Liberation Serif" fo:font-size="12pt" fo:language="pt" fo:country="BR" officeooo:rsid="00e5a01d" officeooo:paragraph-rsid="010ac7df" style:font-size-asian="12pt" style:font-size-complex="12pt"/>
    </style:style>
    <style:style style:name="P28" style:family="paragraph" style:parent-style-name="Standard">
      <style:text-properties fo:color="#000000" loext:opacity="100%" style:font-name="Liberation Serif" fo:font-size="12pt" fo:language="pt" fo:country="BR" officeooo:rsid="00e5a01d" officeooo:paragraph-rsid="00064ca1" style:font-size-asian="12pt" style:font-size-complex="12pt"/>
    </style:style>
    <style:style style:name="P29" style:family="paragraph" style:parent-style-name="Standard">
      <style:text-properties fo:color="#000000" loext:opacity="100%" style:font-name="Liberation Serif" fo:font-size="12pt" fo:language="pt" fo:country="BR" officeooo:rsid="000724ae" officeooo:paragraph-rsid="00e5a01d" style:font-size-asian="12pt" style:font-size-complex="12pt"/>
    </style:style>
    <style:style style:name="P30" style:family="paragraph" style:parent-style-name="Standard">
      <style:text-properties fo:color="#000000" loext:opacity="100%" style:font-name="Liberation Serif" fo:font-size="12pt" fo:language="pt" fo:country="BR" officeooo:rsid="000724ae" officeooo:paragraph-rsid="006b166c" style:font-size-asian="12pt" style:font-size-complex="12pt"/>
    </style:style>
    <style:style style:name="P31" style:family="paragraph" style:parent-style-name="Standard">
      <style:text-properties fo:color="#000000" loext:opacity="100%" style:font-name="Liberation Serif" fo:font-size="12pt" fo:language="pt" fo:country="BR" officeooo:paragraph-rsid="006b166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style:font-size-asian="12pt" style:font-size-complex="12pt"/>
    </style:style>
    <style:style style:name="P33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34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35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36" style:family="paragraph" style:parent-style-name="Standard">
      <style:text-properties fo:color="#000000" loext:opacity="100%" style:font-name="Liberation Serif" fo:font-size="12pt" fo:language="pt" fo:country="BR" officeooo:paragraph-rsid="002148f0" fo:background-color="#ffffff" style:font-size-asian="12pt" style:font-size-complex="12pt"/>
    </style:style>
    <style:style style:name="P37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font-weight="normal" officeooo:paragraph-rsid="00334e29"/>
    </style:style>
    <style:style style:name="P38" style:family="paragraph" style:parent-style-name="Standard">
      <style:text-properties fo:color="#000000" loext:opacity="100%" fo:font-size="12pt" fo:language="pt" fo:country="BR" fo:font-weight="normal" officeooo:rsid="00147116" officeooo:paragraph-rsid="00147116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40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41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42" style:family="paragraph" style:parent-style-name="Standard"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44" style:family="paragraph" style:parent-style-name="Text_20_body">
      <style:text-properties fo:font-size="12pt" fo:language="pt" fo:country="BR" style:font-size-asian="12pt" style:font-size-complex="12pt"/>
    </style:style>
    <style:style style:name="P45" style:family="paragraph" style:parent-style-name="Text_20_body">
      <style:text-properties fo:font-size="12pt" fo:language="pt" fo:country="BR" officeooo:paragraph-rsid="00d71891" style:font-size-asian="12pt" style:font-size-complex="12pt"/>
    </style:style>
    <style:style style:name="P46" style:family="paragraph" style:parent-style-name="Text_20_body">
      <style:paragraph-properties fo:text-align="center" style:justify-single-word="false"/>
      <style:text-properties fo:font-size="12pt" fo:language="pt" fo:country="BR" officeooo:rsid="00e1c371" officeooo:paragraph-rsid="00e1c371" style:font-size-asian="12pt" style:font-size-complex="12pt"/>
    </style:style>
    <style:style style:name="P47" style:family="paragraph" style:parent-style-name="Text_20_body">
      <style:text-properties fo:font-size="12pt" fo:language="pt" fo:country="BR" officeooo:rsid="0039b365" officeooo:paragraph-rsid="00384e83" style:font-size-asian="12pt" style:font-size-complex="12pt"/>
    </style:style>
    <style:style style:name="P48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49" style:family="paragraph" style:parent-style-name="Text_20_body">
      <style:text-properties fo:font-size="12pt" fo:language="pt" fo:country="BR" officeooo:rsid="00b2d328" officeooo:paragraph-rsid="00b2d328" style:font-size-asian="12pt" style:font-size-complex="12pt"/>
    </style:style>
    <style:style style:name="P50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2d328" officeooo:paragraph-rsid="00b2d328" style:font-size-asian="12pt" style:font-size-complex="12pt"/>
    </style:style>
    <style:style style:name="P51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52" style:family="paragraph" style:parent-style-name="Text_20_body">
      <style:paragraph-properties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2pt" fo:language="pt" fo:country="BR" officeooo:rsid="000904b8" officeooo:paragraph-rsid="000904b8" style:font-size-asian="12pt" style:font-size-complex="12pt"/>
    </style:style>
    <style:style style:name="P54" style:family="paragraph" style:parent-style-name="Standard">
      <style:text-properties fo:font-size="12pt" fo:language="pt" fo:country="BR" officeooo:rsid="000904b8" officeooo:paragraph-rsid="000904b8" style:font-size-asian="12pt" style:font-size-complex="12pt"/>
    </style:style>
    <style:style style:name="P55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font-size="12pt" fo:language="pt" fo:country="BR" officeooo:paragraph-rsid="006b166c" style:font-size-asian="12pt" style:font-size-complex="12pt"/>
    </style:style>
    <style:style style:name="P5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d5516" style:font-size-asian="12pt" style:font-size-complex="12pt"/>
    </style:style>
    <style:style style:name="P5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2d328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60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61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62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6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64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65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6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67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68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6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70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71" style:family="paragraph" style:parent-style-name="Text_20_body">
      <style:paragraph-properties fo:line-height="100%" fo:break-before="page"/>
      <style:text-properties fo:font-size="12pt" fo:language="pt" fo:country="BR" officeooo:rsid="00b715e2" officeooo:paragraph-rsid="00b715e2" style:font-size-asian="12pt" style:font-size-complex="12pt"/>
    </style:style>
    <style:style style:name="P72" style:family="paragraph" style:parent-style-name="Standard">
      <style:text-properties fo:font-size="12pt" fo:language="pt" fo:country="BR" style:font-size-asian="12pt" style:font-size-complex="12pt"/>
    </style:style>
    <style:style style:name="P73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74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75" style:family="paragraph" style:parent-style-name="Standard">
      <style:text-properties fo:font-size="12pt" fo:language="pt" fo:country="BR" officeooo:rsid="00064ca1" officeooo:paragraph-rsid="00064ca1" style:font-size-asian="12pt" style:font-size-complex="12pt"/>
    </style:style>
    <style:style style:name="P76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77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78" style:family="paragraph" style:parent-style-name="Standard">
      <style:text-properties fo:font-size="12pt" fo:language="pt" fo:country="BR" officeooo:rsid="001fa622" officeooo:paragraph-rsid="001fa622" style:font-size-asian="12pt" style:font-size-complex="12pt"/>
    </style:style>
    <style:style style:name="P79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80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81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82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83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84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85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86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87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88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89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31557" style:font-size-asian="12pt" style:font-size-complex="12pt"/>
    </style:style>
    <style:style style:name="P90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91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92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0fd7e4c" style:font-size-asian="12pt" style:font-size-complex="12pt"/>
    </style:style>
    <style:style style:name="P93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94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95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96" style:family="paragraph" style:parent-style-name="Standard">
      <style:text-properties fo:font-size="12pt" fo:language="pt" fo:country="BR" style:text-underline-style="none" officeooo:rsid="0018a839" officeooo:paragraph-rsid="0018a839" style:font-size-asian="12pt" style:font-size-complex="12pt"/>
    </style:style>
    <style:style style:name="P97" style:family="paragraph" style:parent-style-name="Text_20_body"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98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99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00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101" style:family="paragraph" style:parent-style-name="Text_20_body">
      <style:text-properties fo:font-size="12pt" officeooo:paragraph-rsid="004cb721" style:font-size-asian="12pt" style:font-size-complex="12pt"/>
    </style:style>
    <style:style style:name="P102" style:family="paragraph" style:parent-style-name="Text_20_body">
      <style:paragraph-properties fo:text-align="center" style:justify-single-word="false"/>
      <style:text-properties fo:font-size="12pt" officeooo:paragraph-rsid="00cf09d7" style:font-size-asian="12pt" style:font-size-complex="12pt"/>
    </style:style>
    <style:style style:name="P103" style:family="paragraph" style:parent-style-name="Standard">
      <style:text-properties fo:font-size="12pt" style:font-size-asian="12pt" style:font-size-complex="12pt"/>
    </style:style>
    <style:style style:name="P104" style:family="paragraph" style:parent-style-name="Heading">
      <style:text-properties fo:font-size="12pt" style:font-size-asian="12pt" style:font-size-complex="12pt"/>
    </style:style>
    <style:style style:name="P105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officeooo:paragraph-rsid="012b950b" style:font-size-asian="12pt" style:font-size-complex="12pt"/>
    </style:style>
    <style:style style:name="P106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107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bb00b" fo:background-color="#ffffff" style:font-size-asian="12pt" style:font-weight-asian="normal" style:font-size-complex="12pt" style:font-weight-complex="normal"/>
    </style:style>
    <style:style style:name="P108" style:family="paragraph" style:parent-style-name="Text_20_body" style:master-page-name="">
      <loext:graphic-properties draw:fill="none"/>
      <style:paragraph-properties fo:margin-left="7.301cm" fo:margin-right="3.0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10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11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11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11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officeooo:paragraph-rsid="013f0af5" fo:background-color="#ffffff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officeooo:paragraph-rsid="0041ec73" style:font-size-asian="12pt" style:font-size-complex="12pt"/>
    </style:style>
    <style:style style:name="P116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officeooo:paragraph-rsid="00686846" style:font-size-asian="12pt" style:font-size-complex="12pt"/>
    </style:style>
    <style:style style:name="P1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fo:font-weight="normal" officeooo:rsid="00363250" officeooo:paragraph-rsid="0041ec73" style:font-size-asian="12pt" style:font-size-complex="12pt"/>
    </style:style>
    <style:style style:name="P1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19" style:family="paragraph" style:parent-style-name="Standard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variant="normal" fo:text-transform="none" fo:color="#261c3f" loext:opacity="100%" style:font-name="Liberation Serif" fo:font-size="12pt" fo:letter-spacing="normal" fo:language="pt" fo:country="BR" fo:font-style="normal" style:text-underline-style="none" fo:font-weight="normal" officeooo:rsid="004536ce" officeooo:paragraph-rsid="004536ce" style:font-size-asian="12pt" style:font-size-complex="12pt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121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22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23" style:family="paragraph" style:parent-style-name="Text_20_body"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24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25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26" style:family="paragraph" style:parent-style-name="Text_20_body">
      <style:text-properties style:font-name="Liberation Serif" fo:font-size="12pt" fo:language="pt" fo:country="BR" style:text-underline-style="none" officeooo:rsid="004f1a0e" officeooo:paragraph-rsid="00579388" style:font-size-asian="12pt" style:font-size-complex="12pt"/>
    </style:style>
    <style:style style:name="P127" style:family="paragraph" style:parent-style-name="Text_20_body">
      <style:paragraph-properties fo:text-align="start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2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2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style:font-name="Liberation Serif" fo:font-size="12pt" fo:language="pt" fo:country="BR" style:text-underline-style="none" officeooo:rsid="004536ce" officeooo:paragraph-rsid="00480c72" style:font-size-asian="12pt" style:font-size-complex="12pt"/>
    </style:style>
    <style:style style:name="P130" style:family="paragraph" style:parent-style-name="Standard">
      <style:paragraph-properties fo:text-align="justify" style:justify-single-word="false" fo:break-before="page"/>
      <style:text-properties style:font-name="Liberation Serif" fo:font-size="12pt" fo:language="pt" fo:country="BR" style:text-underline-style="none" officeooo:rsid="00fd7e4c" officeooo:paragraph-rsid="00fd7e4c" style:font-size-asian="12pt" style:font-size-complex="12pt"/>
    </style:style>
    <style:style style:name="P131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32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133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134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135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136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137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138" style:family="paragraph" style:parent-style-name="Standard">
      <style:text-properties style:font-name="Liberation Serif" fo:font-size="12pt" fo:language="pt" fo:country="BR" officeooo:rsid="00c11566" officeooo:paragraph-rsid="00c11566" style:font-size-asian="12pt" style:font-size-complex="12pt"/>
    </style:style>
    <style:style style:name="P139" style:family="paragraph" style:parent-style-name="Standard"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140" style:family="paragraph" style:parent-style-name="Standard">
      <style:text-properties style:font-name="Liberation Serif" fo:font-size="12pt" fo:language="pt" fo:country="BR" officeooo:rsid="00c11566" officeooo:paragraph-rsid="00fcd43c" style:font-size-asian="12pt" style:font-size-complex="12pt"/>
    </style:style>
    <style:style style:name="P141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142" style:family="paragraph" style:parent-style-name="Text_20_body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14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style:page-number="auto" fo:background-color="transparent"/>
      <style:text-properties style:font-name="Liberation Serif" fo:font-size="12pt" officeooo:paragraph-rsid="00e1c371" style:font-size-asian="12pt" style:font-size-complex="12pt"/>
    </style:style>
    <style:style style:name="P144" style:family="paragraph" style:parent-style-name="Heading">
      <style:text-properties style:font-name="Liberation Serif" fo:font-size="12pt" style:font-size-asian="12pt" style:font-size-complex="12pt"/>
    </style:style>
    <style:style style:name="P145" style:family="paragraph" style:parent-style-name="Text_20_body">
      <style:text-properties style:font-name="Liberation Serif" style:text-underline-style="none" officeooo:rsid="006287df"/>
    </style:style>
    <style:style style:name="P146" style:family="paragraph" style:parent-style-name="Text_20_body">
      <style:paragraph-properties fo:text-align="center" style:justify-single-word="false"/>
    </style:style>
    <style:style style:name="P147" style:family="paragraph" style:parent-style-name="Text_20_body">
      <style:paragraph-properties fo:text-align="center" style:justify-single-word="false"/>
      <style:text-properties officeooo:paragraph-rsid="012182fb"/>
    </style:style>
    <style:style style:name="P148" style:family="paragraph" style:parent-style-name="Text_20_body">
      <style:text-properties fo:language="pt" fo:country="BR" officeooo:rsid="00d9fbfd"/>
    </style:style>
    <style:style style:name="P149" style:family="paragraph" style:parent-style-name="Text_20_body">
      <style:paragraph-properties fo:line-height="100%"/>
      <style:text-properties fo:language="pt" fo:country="BR"/>
    </style:style>
    <style:style style:name="P150" style:family="paragraph" style:parent-style-name="Text_20_body">
      <style:paragraph-properties fo:line-height="100%"/>
      <style:text-properties fo:language="pt" fo:country="BR" officeooo:rsid="00b2d328" officeooo:paragraph-rsid="00b2d328"/>
    </style:style>
    <style:style style:name="P151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152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language="pt" fo:country="BR" officeooo:rsid="00b2d328" officeooo:paragraph-rsid="00d681ad"/>
    </style:style>
    <style:style style:name="P153" style:family="paragraph" style:parent-style-name="Text_20_body" style:master-page-name="">
      <loext:graphic-properties draw:fill="none"/>
      <style:paragraph-properties fo:margin-left="0cm" fo:margin-right="-0.6cm" fo:margin-top="0cm" fo:margin-bottom="0.247cm" style:contextual-spacing="false" fo:line-height="100%" fo:text-indent="0cm" style:auto-text-indent="false" style:page-number="auto" fo:background-color="transparent"/>
      <style:text-properties fo:language="pt" fo:country="BR" officeooo:rsid="00b2d328" officeooo:paragraph-rsid="00bb2dc1"/>
    </style:style>
    <style:style style:name="P154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155" style:family="paragraph" style:parent-style-name="Standard" style:master-page-name="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style:page-number="auto" fo:background-color="transparent"/>
      <style:text-properties fo:color="#d4d4d4" loext:opacity="100%" style:font-name="Consolas" fo:font-size="12pt" fo:language="pt" fo:country="BR" fo:font-weight="normal" officeooo:paragraph-rsid="011c413c" fo:background-color="#111111" style:font-size-asian="12pt" style:font-size-complex="12pt"/>
    </style:style>
    <style:style style:name="P156" style:family="paragraph" style:parent-style-name="Standard">
      <style:paragraph-properties fo:line-height="100%"/>
      <style:text-properties fo:color="#d4d4d4" loext:opacity="100%" style:font-name="Mono" fo:font-size="12pt" fo:language="pt" fo:country="BR" fo:font-weight="normal" officeooo:rsid="00b715e2" officeooo:paragraph-rsid="00b725b2" fo:background-color="#1e1e1e" style:font-size-asian="12pt" style:font-size-complex="12pt"/>
    </style:style>
    <style:style style:name="P15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58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59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0" style:family="paragraph" style:parent-style-name="Standard">
      <style:text-properties style:text-line-through-style="none" style:text-line-through-type="none" fo:font-size="12pt" fo:language="pt" fo:country="BR" officeooo:rsid="0008da07" officeooo:paragraph-rsid="0008da07" style:font-size-asian="12pt" style:font-size-complex="12pt"/>
    </style:style>
    <style:style style:name="P161" style:family="paragraph" style:parent-style-name="Standard">
      <style:paragraph-properties fo:line-height="100%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162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Mono" fo:font-size="12pt" fo:language="pt" fo:country="BR" style:text-underline-style="none" officeooo:rsid="010023cf" officeooo:paragraph-rsid="010023cf" style:font-size-asian="12pt" style:font-size-complex="12pt"/>
    </style:style>
    <style:style style:name="P163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164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165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font-weight="normal" officeooo:rsid="013f0af5" officeooo:paragraph-rsid="013f0af5" fo:background-color="#1f1f1f"/>
    </style:style>
    <style:style style:name="P166" style:family="paragraph" style:parent-style-name="Standard">
      <style:paragraph-properties style:line-height-at-least="0cm"/>
      <style:text-properties fo:color="#cccccc" loext:opacity="100%" style:font-name="Consolas" fo:font-size="10.5pt" fo:font-weight="normal" fo:background-color="#1f1f1f"/>
    </style:style>
    <style:style style:name="P167" style:family="paragraph" style:parent-style-name="Standard">
      <style:paragraph-properties style:line-height-at-least="0cm"/>
      <style:text-properties fo:color="#cccccc" loext:opacity="100%" fo:background-color="#1f1f1f"/>
    </style:style>
    <style:style style:name="P168" style:family="paragraph" style:parent-style-name="Heading_20_1">
      <style:paragraph-properties fo:margin-top="0cm" fo:margin-bottom="0cm" style:contextual-spacing="false"/>
    </style:style>
    <style:style style:name="P169" style:family="paragraph" style:parent-style-name="Heading_20_1">
      <style:paragraph-properties fo:break-before="page"/>
    </style:style>
    <style:style style:name="P170" style:family="paragraph" style:parent-style-name="Heading_20_3">
      <style:text-properties fo:font-size="12pt" fo:language="pt" fo:country="BR" style:font-size-asian="12pt" style:font-size-complex="12pt"/>
    </style:style>
    <style:style style:name="P171" style:family="paragraph" style:parent-style-name="Heading_20_3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172" style:family="paragraph" style:parent-style-name="Heading_20_3">
      <style:paragraph-properties fo:line-height="100%" fo:text-align="center" style:justify-single-word="false"/>
      <style:text-properties style:font-name="Liberation Serif" fo:font-size="12pt" style:font-size-asian="12pt" style:font-size-complex="12pt"/>
    </style:style>
    <style:style style:name="P173" style:family="paragraph" style:parent-style-name="Standard" style:list-style-name="L1">
      <style:text-properties fo:font-size="12pt" officeooo:paragraph-rsid="00e8d73e" style:font-size-asian="12pt" style:font-size-complex="12pt"/>
    </style:style>
    <style:style style:name="P174" style:family="paragraph" style:parent-style-name="Standard" style:list-style-name="L2">
      <style:text-properties fo:font-size="12pt" officeooo:paragraph-rsid="001fa622" style:font-size-asian="12pt" style:font-size-complex="12pt"/>
    </style:style>
    <style:style style:name="P175" style:family="paragraph" style:parent-style-name="Standard" style:list-style-name="L3">
      <style:text-properties fo:font-size="12pt" fo:language="pt" fo:country="BR" officeooo:rsid="01104b4a" officeooo:paragraph-rsid="01104b4a" style:font-size-asian="12pt" style:font-size-complex="12pt"/>
    </style:style>
    <style:style style:name="P176" style:family="paragraph" style:parent-style-name="Standard" style:list-style-name="L4">
      <style:text-properties fo:font-size="12pt" fo:language="pt" fo:country="BR" officeooo:paragraph-rsid="001921f1" style:font-size-asian="12pt" style:font-size-complex="12pt"/>
    </style:style>
    <style:style style:name="P177" style:family="paragraph" style:parent-style-name="Standard" style:list-style-name="L4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178" style:family="paragraph" style:parent-style-name="Standard" style:list-style-name="L5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179" style:family="paragraph" style:parent-style-name="Standard" style:list-style-name="L5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180" style:family="paragraph" style:parent-style-name="Standard" style:list-style-name="L15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18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e1355" fo:background-color="transparent" style:font-size-asian="12pt" style:font-weight-asian="normal" style:font-size-complex="12pt" style:font-weight-complex="normal"/>
    </style:style>
    <style:style style:name="P18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184" style:family="paragraph" style:parent-style-name="Standard" style:list-style-name="L13">
      <style:paragraph-properties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185" style:family="paragraph" style:parent-style-name="Standard" style:list-style-name="L12">
      <style:text-properties fo:color="#d4d4d4" loext:opacity="100%" fo:font-size="12pt" fo:language="pt" fo:country="BR" officeooo:paragraph-rsid="00bfbdf9" fo:background-color="#1e1e1e" style:font-size-asian="12pt" style:font-size-complex="12pt"/>
    </style:style>
    <style:style style:name="P186" style:family="paragraph" style:parent-style-name="Standard" style:list-style-name="L14">
      <loext:graphic-properties draw:fill="none"/>
      <style:paragraph-properties fo:text-align="start" style:justify-single-word="false" fo:background-color="transparent"/>
      <style:text-properties officeooo:paragraph-rsid="012b950b"/>
    </style:style>
    <style:style style:name="P187" style:family="paragraph" style:parent-style-name="Standard" style:list-style-name="L15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188" style:family="paragraph" style:parent-style-name="Standard" style:list-style-name="L15">
      <loext:graphic-properties draw:fill="none"/>
      <style:paragraph-properties fo:text-align="start" style:justify-single-word="false" fo:background-color="transparent"/>
      <style:text-properties officeooo:paragraph-rsid="0140a5c5"/>
    </style:style>
    <style:style style:name="P189" style:family="paragraph" style:parent-style-name="Text_20_body" style:list-style-name="L6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2pt" style:font-size-complex="12pt"/>
    </style:style>
    <style:style style:name="P190" style:family="paragraph" style:parent-style-name="Text_20_body" style:list-style-name="L7">
      <style:paragraph-properties fo:line-height="100%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91" style:family="paragraph" style:parent-style-name="Text_20_body" style:list-style-name="L7" style:master-page-name="">
      <loext:graphic-properties draw:fill="none"/>
      <style:paragraph-properties fo:margin-left="12.599cm" fo:margin-right="0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92" style:family="paragraph" style:parent-style-name="Text_20_body" style:list-style-name="L6" style:master-page-name="">
      <loext:graphic-properties draw:fill="none"/>
      <style:paragraph-properties fo:margin-left="1.3cm" fo:margin-right="-1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193" style:family="paragraph" style:parent-style-name="Text_20_body" style:list-style-name="L6">
      <style:paragraph-properties fo:line-height="100%"/>
      <style:text-properties fo:font-size="12pt" fo:language="pt" fo:country="BR" officeooo:paragraph-rsid="006b166c" style:font-size-asian="12pt" style:font-size-complex="12pt"/>
    </style:style>
    <style:style style:name="P194" style:family="paragraph" style:parent-style-name="Text_20_body" style:list-style-name="L6" style:master-page-name="">
      <loext:graphic-properties draw:fill="none"/>
      <style:paragraph-properties fo:margin-left="1.3cm" fo:margin-right="-0.3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195" style:family="paragraph" style:parent-style-name="Text_20_body" style:list-style-name="L9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96" style:family="paragraph" style:parent-style-name="Text_20_body" style:list-style-name="L9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7" style:family="paragraph" style:parent-style-name="Text_20_body" style:list-style-name="L9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98" style:family="paragraph" style:parent-style-name="Text_20_body" style:list-style-name="L9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99" style:family="paragraph" style:parent-style-name="Text_20_body" style:list-style-name="L9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200" style:family="paragraph" style:parent-style-name="Text_20_body" style:list-style-name="L9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201" style:family="paragraph" style:parent-style-name="Text_20_body" style:list-style-name="L8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202" style:family="paragraph" style:parent-style-name="Text_20_body" style:list-style-name="L8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203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204" style:family="paragraph" style:parent-style-name="Text_20_body" style:list-style-name="L9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205" style:family="paragraph" style:parent-style-name="Text_20_body" style:list-style-name="L9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206" style:family="paragraph" style:parent-style-name="Text_20_body" style:list-style-name="L9">
      <style:paragraph-properties fo:margin-top="0cm" fo:margin-bottom="0.146cm" style:contextual-spacing="false" fo:line-height="100%"/>
      <style:text-properties officeooo:paragraph-rsid="00db7365"/>
    </style:style>
    <style:style style:name="P207" style:family="paragraph" style:parent-style-name="Text_20_body" style:list-style-name="L9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208" style:family="paragraph" style:parent-style-name="Text_20_body" style:list-style-name="L9">
      <style:paragraph-properties fo:line-height="100%"/>
      <style:text-properties officeooo:paragraph-rsid="00db7365"/>
    </style:style>
    <style:style style:name="P209" style:family="paragraph" style:parent-style-name="Text_20_body" style:list-style-name="L9">
      <style:paragraph-properties fo:margin-top="0cm" fo:margin-bottom="0.146cm" style:contextual-spacing="false" fo:line-height="100%"/>
      <style:text-properties officeooo:paragraph-rsid="0090c001"/>
    </style:style>
    <style:style style:name="P210" style:family="paragraph" style:parent-style-name="Text_20_body" style:list-style-name="L9">
      <style:paragraph-properties fo:margin-top="0cm" fo:margin-bottom="0.146cm" style:contextual-spacing="false" fo:line-height="100%"/>
      <style:text-properties officeooo:paragraph-rsid="00931c50"/>
    </style:style>
    <style:style style:name="P211" style:family="paragraph" style:parent-style-name="Text_20_body" style:list-style-name="L9">
      <style:paragraph-properties fo:line-height="100%"/>
      <style:text-properties officeooo:paragraph-rsid="00d59182"/>
    </style:style>
    <style:style style:name="P212" style:family="paragraph" style:parent-style-name="Text_20_body" style:list-style-name="L9">
      <style:paragraph-properties fo:line-height="100%"/>
      <style:text-properties officeooo:paragraph-rsid="00d5d97a"/>
    </style:style>
    <style:style style:name="P213" style:family="paragraph" style:parent-style-name="Text_20_body" style:list-style-name="L9">
      <style:paragraph-properties fo:line-height="100%"/>
      <style:text-properties officeooo:paragraph-rsid="00dc62c3"/>
    </style:style>
    <style:style style:name="P214" style:family="paragraph" style:parent-style-name="Text_20_body" style:list-style-name="L9">
      <style:paragraph-properties fo:line-height="100%"/>
      <style:text-properties officeooo:paragraph-rsid="009e54d6"/>
    </style:style>
    <style:style style:name="P215" style:family="paragraph" style:parent-style-name="Text_20_body" style:list-style-name="L9">
      <style:paragraph-properties fo:line-height="100%"/>
      <style:text-properties officeooo:paragraph-rsid="009fc47f"/>
    </style:style>
    <style:style style:name="P216" style:family="paragraph" style:parent-style-name="Text_20_body" style:list-style-name="L9">
      <style:paragraph-properties fo:line-height="100%"/>
      <style:text-properties officeooo:paragraph-rsid="00d62ec3"/>
    </style:style>
    <style:style style:name="P217" style:family="paragraph" style:parent-style-name="Text_20_body" style:list-style-name="L10">
      <style:paragraph-properties fo:margin-top="0cm" fo:margin-bottom="0.146cm" style:contextual-spacing="false" fo:line-height="100%"/>
      <style:text-properties officeooo:paragraph-rsid="008cce33"/>
    </style:style>
    <style:style style:name="P218" style:family="paragraph" style:parent-style-name="Text_20_body" style:list-style-name="L10">
      <style:paragraph-properties fo:margin-top="0cm" fo:margin-bottom="0.146cm" style:contextual-spacing="false" fo:line-height="100%"/>
      <style:text-properties officeooo:paragraph-rsid="008e1cab"/>
    </style:style>
    <style:style style:name="P219" style:family="paragraph" style:parent-style-name="Text_20_body" style:list-style-name="L11">
      <style:paragraph-properties fo:margin-top="0cm" fo:margin-bottom="0.146cm" style:contextual-spacing="false" fo:line-height="100%"/>
      <style:text-properties officeooo:paragraph-rsid="00d3304c"/>
    </style:style>
    <style:style style:name="P220" style:family="paragraph" style:parent-style-name="Text_20_body" style:list-style-name="L9">
      <style:paragraph-properties fo:line-height="100%"/>
      <style:text-properties fo:language="pt" fo:country="BR" officeooo:paragraph-rsid="00a016d5"/>
    </style:style>
    <style:style style:name="T1" style:family="text">
      <style:text-properties officeooo:rsid="000289c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06bd1"/>
    </style:style>
    <style:style style:name="T4" style:family="text">
      <style:text-properties style:text-underline-style="solid" style:text-underline-width="auto" style:text-underline-color="font-color" fo:font-weight="normal" officeooo:rsid="0103d35e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3cf95e"/>
    </style:style>
    <style:style style:name="T6" style:family="text">
      <style:text-properties style:text-underline-style="solid" style:text-underline-width="auto" style:text-underline-color="font-color" officeooo:rsid="0018a839"/>
    </style:style>
    <style:style style:name="T7" style:family="text">
      <style:text-properties style:text-underline-style="solid" style:text-underline-width="auto" style:text-underline-color="font-color" officeooo:rsid="0071e7d1"/>
    </style:style>
    <style:style style:name="T8" style:family="text">
      <style:text-properties style:text-underline-style="solid" style:text-underline-width="auto" style:text-underline-color="font-color" officeooo:rsid="00d681a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08da07"/>
    </style:style>
    <style:style style:name="T11" style:family="text">
      <style:text-properties style:text-underline-style="solid" style:text-underline-width="auto" style:text-underline-color="font-color" officeooo:rsid="00133de2"/>
    </style:style>
    <style:style style:name="T12" style:family="text">
      <style:text-properties style:text-underline-style="solid" style:text-underline-width="auto" style:text-underline-color="font-color" officeooo:rsid="001921f1"/>
    </style:style>
    <style:style style:name="T13" style:family="text">
      <style:text-properties style:text-underline-style="solid" style:text-underline-width="auto" style:text-underline-color="font-color" officeooo:rsid="00fcd43c"/>
    </style:style>
    <style:style style:name="T14" style:family="text">
      <style:text-properties style:text-underline-style="solid" style:text-underline-width="auto" style:text-underline-color="font-color" officeooo:rsid="00fb1536"/>
    </style:style>
    <style:style style:name="T15" style:family="text">
      <style:text-properties style:text-underline-style="solid" style:text-underline-width="auto" style:text-underline-color="font-color" officeooo:rsid="00fd7e4c"/>
    </style:style>
    <style:style style:name="T16" style:family="text">
      <style:text-properties style:text-underline-style="solid" style:text-underline-width="auto" style:text-underline-color="font-color" officeooo:rsid="000724ae"/>
    </style:style>
    <style:style style:name="T17" style:family="text">
      <style:text-properties officeooo:rsid="000971b5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officeooo:rsid="00e5a01d"/>
    </style:style>
    <style:style style:name="T20" style:family="text">
      <style:text-properties style:text-line-through-style="none" style:text-line-through-type="none" officeooo:rsid="0117c08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06bd1" style:font-weight-asian="bold" style:font-weight-complex="bold"/>
    </style:style>
    <style:style style:name="T23" style:family="text">
      <style:text-properties fo:font-weight="bold" officeooo:rsid="005f13ae" style:font-weight-asian="bold" style:font-weight-complex="bold"/>
    </style:style>
    <style:style style:name="T24" style:family="text">
      <style:text-properties fo:font-weight="bold" officeooo:rsid="000289c0" style:font-weight-asian="bold" style:font-weight-complex="bold"/>
    </style:style>
    <style:style style:name="T25" style:family="text">
      <style:text-properties fo:font-weight="bold" officeooo:rsid="00cf09d7" style:font-weight-asian="bold" style:font-weight-complex="bold"/>
    </style:style>
    <style:style style:name="T26" style:family="text">
      <style:text-properties fo:font-weight="bold" officeooo:rsid="000d8692" style:font-weight-asian="bold" style:font-weight-complex="bold"/>
    </style:style>
    <style:style style:name="T27" style:family="text">
      <style:text-properties fo:font-weight="bold" officeooo:rsid="00fab35d" style:font-weight-asian="bold" style:font-weight-complex="bold"/>
    </style:style>
    <style:style style:name="T28" style:family="text">
      <style:text-properties fo:font-weight="bold" officeooo:rsid="00f91742" style:font-weight-asian="bold" style:font-weight-complex="bold"/>
    </style:style>
    <style:style style:name="T29" style:family="text">
      <style:text-properties fo:font-weight="bold" officeooo:rsid="010d7bb1" style:font-weight-asian="bold" style:font-weight-complex="bold"/>
    </style:style>
    <style:style style:name="T30" style:family="text">
      <style:text-properties fo:font-weight="bold" officeooo:rsid="012b950b" style:font-weight-asian="bold" style:font-weight-complex="bold"/>
    </style:style>
    <style:style style:name="T31" style:family="text">
      <style:text-properties officeooo:rsid="000d8692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0f05f6"/>
    </style:style>
    <style:style style:name="T34" style:family="text">
      <style:text-properties style:text-underline-style="none" officeooo:rsid="00147116"/>
    </style:style>
    <style:style style:name="T35" style:family="text">
      <style:text-properties style:text-underline-style="none" officeooo:rsid="0008da07"/>
    </style:style>
    <style:style style:name="T36" style:family="text">
      <style:text-properties style:text-underline-style="none" officeooo:rsid="001921f1"/>
    </style:style>
    <style:style style:name="T37" style:family="text">
      <style:text-properties style:text-underline-style="none" officeooo:rsid="00fb1536"/>
    </style:style>
    <style:style style:name="T38" style:family="text">
      <style:text-properties style:text-underline-style="none" officeooo:rsid="00fd7e4c"/>
    </style:style>
    <style:style style:name="T39" style:family="text">
      <style:text-properties style:text-underline-style="none" fo:font-weight="bold" style:font-weight-asian="bold" style:font-weight-complex="bold"/>
    </style:style>
    <style:style style:name="T40" style:family="text">
      <style:text-properties style:font-name="Monospace"/>
    </style:style>
    <style:style style:name="T41" style:family="text">
      <style:text-properties style:font-name="Monospace" style:text-underline-style="none" officeooo:rsid="000f05f6"/>
    </style:style>
    <style:style style:name="T42" style:family="text">
      <style:text-properties style:font-name="Monospace" style:text-underline-style="none" fo:font-weight="bold" style:font-weight-asian="bold" style:font-weight-complex="bold"/>
    </style:style>
    <style:style style:name="T43" style:family="text">
      <style:text-properties style:font-name="Monospace" style:text-underline-style="none" fo:font-weight="bold" officeooo:rsid="004536ce" style:font-weight-asian="bold" style:font-weight-complex="bold"/>
    </style:style>
    <style:style style:name="T44" style:family="text">
      <style:text-properties style:font-name="Monospace" style:text-underline-style="none" fo:font-weight="bold" officeooo:rsid="00480c72" style:font-weight-asian="bold" style:font-weight-complex="bold"/>
    </style:style>
    <style:style style:name="T45" style:family="text">
      <style:text-properties style:font-name="Monospace" style:text-underline-style="none" fo:font-weight="bold" officeooo:rsid="004693bd" style:font-weight-asian="bold" style:font-weight-complex="bold"/>
    </style:style>
    <style:style style:name="T46" style:family="text">
      <style:text-properties style:font-name="Monospace" style:text-underline-style="none" fo:font-weight="bold" officeooo:rsid="00cf09d7" style:font-weight-asian="bold" style:font-weight-complex="bold"/>
    </style:style>
    <style:style style:name="T47" style:family="text">
      <style:text-properties style:font-name="Monospace" style:text-underline-style="none" officeooo:rsid="00480c72"/>
    </style:style>
    <style:style style:name="T48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style:font-name="Monospace" fo:font-style="normal" fo:font-weight="bold" officeooo:rsid="000e2760" style:font-style-asian="normal" style:font-weight-asian="bold" style:font-style-complex="normal" style:font-weight-complex="bold"/>
    </style:style>
    <style:style style:name="T50" style:family="text">
      <style:text-properties style:font-name="Monospace" fo:font-weight="bold" style:font-weight-asian="bold" style:font-weight-complex="bold"/>
    </style:style>
    <style:style style:name="T51" style:family="text">
      <style:text-properties style:font-name="Monospace" fo:font-weight="bold" officeooo:rsid="00136b99" style:font-weight-asian="bold" style:font-weight-complex="bold"/>
    </style:style>
    <style:style style:name="T52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53" style:family="text">
      <style:text-properties style:font-name="Monospace" style:text-underline-style="solid" style:text-underline-width="auto" style:text-underline-color="font-color" officeooo:rsid="006f8c00"/>
    </style:style>
    <style:style style:name="T54" style:family="text">
      <style:text-properties style:font-name="Monospace" officeooo:rsid="00159500"/>
    </style:style>
    <style:style style:name="T55" style:family="text">
      <style:text-properties style:font-name="Monospace" fo:language="pt" fo:country="BR" style:text-underline-style="none" fo:font-weight="normal" officeooo:rsid="004cb721" style:font-weight-asian="normal" style:font-weight-complex="normal"/>
    </style:style>
    <style:style style:name="T56" style:family="text">
      <style:text-properties style:font-name="Liberation Serif"/>
    </style:style>
    <style:style style:name="T57" style:family="text">
      <style:text-properties style:font-name="Liberation Serif" style:text-underline-style="none"/>
    </style:style>
    <style:style style:name="T58" style:family="text">
      <style:text-properties style:font-name="Liberation Serif" style:text-underline-style="none" officeooo:rsid="003b703f"/>
    </style:style>
    <style:style style:name="T59" style:family="text">
      <style:text-properties style:font-name="Liberation Serif" style:text-underline-style="none" officeooo:rsid="004693bd"/>
    </style:style>
    <style:style style:name="T60" style:family="text">
      <style:text-properties style:font-name="Liberation Serif" style:text-underline-style="none" officeooo:rsid="004536ce"/>
    </style:style>
    <style:style style:name="T61" style:family="text">
      <style:text-properties style:font-name="Liberation Serif" style:text-underline-style="none" officeooo:rsid="00480c72"/>
    </style:style>
    <style:style style:name="T62" style:family="text">
      <style:text-properties style:font-name="Liberation Serif" style:text-underline-style="none" fo:font-weight="bold" style:font-weight-asian="bold" style:font-weight-complex="bold"/>
    </style:style>
    <style:style style:name="T63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64" style:family="text">
      <style:text-properties style:font-name="Liberation Serif" style:text-underline-style="none" officeooo:rsid="004af6fd"/>
    </style:style>
    <style:style style:name="T65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66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67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68" style:family="text">
      <style:text-properties style:font-name="Liberation Serif" style:text-underline-style="none" officeooo:rsid="005ab96b"/>
    </style:style>
    <style:style style:name="T69" style:family="text">
      <style:text-properties style:font-name="Liberation Serif" style:text-underline-style="none" officeooo:rsid="006287df"/>
    </style:style>
    <style:style style:name="T70" style:family="text">
      <style:text-properties style:font-name="Liberation Serif" style:text-underline-style="none" officeooo:rsid="0039b365"/>
    </style:style>
    <style:style style:name="T71" style:family="text">
      <style:text-properties style:font-name="Liberation Serif" style:text-underline-style="none" officeooo:rsid="0039b365" style:font-weight-asian="bold" style:font-weight-complex="bold"/>
    </style:style>
    <style:style style:name="T72" style:family="text">
      <style:text-properties style:font-name="Liberation Serif" style:text-underline-style="none" officeooo:rsid="00cdd24e"/>
    </style:style>
    <style:style style:name="T73" style:family="text">
      <style:text-properties style:font-name="Liberation Serif" style:text-underline-style="none" officeooo:rsid="00cf09d7"/>
    </style:style>
    <style:style style:name="T74" style:family="text">
      <style:text-properties style:font-name="Liberation Serif" style:text-underline-style="none" officeooo:rsid="00f01bf8"/>
    </style:style>
    <style:style style:name="T75" style:family="text">
      <style:text-properties style:font-name="Liberation Serif" style:text-underline-style="none" officeooo:rsid="006129d5"/>
    </style:style>
    <style:style style:name="T76" style:family="text">
      <style:text-properties style:font-name="Liberation Serif" style:text-underline-style="none" officeooo:rsid="0103600f"/>
    </style:style>
    <style:style style:name="T77" style:family="text">
      <style:text-properties style:font-name="Liberation Serif" style:text-underline-style="none" officeooo:rsid="00fd7e4c"/>
    </style:style>
    <style:style style:name="T78" style:family="text">
      <style:text-properties style:font-name="Liberation Serif" style:text-underline-style="none" officeooo:rsid="00bd5516"/>
    </style:style>
    <style:style style:name="T79" style:family="text">
      <style:text-properties style:font-name="Liberation Serif" officeooo:rsid="00136b99"/>
    </style:style>
    <style:style style:name="T80" style:family="text">
      <style:text-properties style:font-name="Liberation Serif" officeooo:rsid="00cbd505"/>
    </style:style>
    <style:style style:name="T81" style:family="text">
      <style:text-properties style:font-name="Liberation Serif" officeooo:rsid="003155d3"/>
    </style:style>
    <style:style style:name="T82" style:family="text">
      <style:text-properties style:font-name="Liberation Serif" officeooo:rsid="010ac7df"/>
    </style:style>
    <style:style style:name="T83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84" style:family="text">
      <style:text-properties style:font-name="Liberation Serif" fo:font-weight="normal" officeooo:rsid="00549112" style:font-weight-asian="normal" style:font-weight-complex="normal"/>
    </style:style>
    <style:style style:name="T85" style:family="text">
      <style:text-properties style:font-name="Liberation Serif" fo:language="pt" fo:country="BR"/>
    </style:style>
    <style:style style:name="T86" style:family="text">
      <style:text-properties style:font-name="Liberation Serif" fo:language="pt" fo:country="BR" officeooo:rsid="00fe66b7"/>
    </style:style>
    <style:style style:name="T87" style:family="text">
      <style:text-properties style:font-name="Liberation Serif" fo:language="pt" fo:country="BR" officeooo:rsid="0008da07"/>
    </style:style>
    <style:style style:name="T88" style:family="text">
      <style:text-properties style:font-name="Liberation Serif" fo:language="pt" fo:country="BR" officeooo:rsid="00ca1cd9"/>
    </style:style>
    <style:style style:name="T89" style:family="text">
      <style:text-properties style:font-name="Liberation Serif" fo:language="pt" fo:country="BR" officeooo:rsid="00e6e2ec"/>
    </style:style>
    <style:style style:name="T90" style:family="text">
      <style:text-properties style:font-name="Liberation Serif" fo:language="pt" fo:country="BR" style:text-underline-style="none" officeooo:rsid="004cb721"/>
    </style:style>
    <style:style style:name="T91" style:family="text">
      <style:text-properties style:font-name="Liberation Serif" fo:language="pt" fo:country="BR" style:text-underline-style="none" officeooo:rsid="010ecc24"/>
    </style:style>
    <style:style style:name="T92" style:family="text">
      <style:text-properties style:font-name="Liberation Serif" fo:language="pt" fo:country="BR" fo:font-weight="normal" officeooo:rsid="00cf09d7" style:font-weight-asian="normal" style:font-weight-complex="normal"/>
    </style:style>
    <style:style style:name="T93" style:family="text">
      <style:text-properties style:font-name="Liberation Serif" fo:language="pt" fo:country="BR" fo:font-weight="bold" style:font-weight-asian="bold" style:font-weight-complex="bold"/>
    </style:style>
    <style:style style:name="T94" style:family="text">
      <style:text-properties style:font-name="Liberation Serif" fo:language="pt" fo:country="BR" fo:font-weight="bold" officeooo:rsid="00cf09d7" style:font-weight-asian="bold" style:font-weight-complex="bold"/>
    </style:style>
    <style:style style:name="T95" style:family="text">
      <style:text-properties style:font-name="Liberation Serif" fo:language="pt" fo:country="BR" officeooo:rsid="0131d471"/>
    </style:style>
    <style:style style:name="T96" style:family="text">
      <style:text-properties style:font-name="Liberation Serif" officeooo:rsid="00549112"/>
    </style:style>
    <style:style style:name="T97" style:family="text">
      <style:text-properties style:font-name="Liberation Serif" fo:font-weight="bold" officeooo:rsid="00549112" style:font-weight-asian="bold" style:font-weight-complex="bold"/>
    </style:style>
    <style:style style:name="T98" style:family="text">
      <style:text-properties style:font-name="Liberation Serif" fo:font-size="12pt" fo:language="pt" fo:country="BR" style:font-size-asian="12pt" style:font-size-complex="12pt"/>
    </style:style>
    <style:style style:name="T99" style:family="text">
      <style:text-properties style:font-name="Liberation Serif" fo:font-size="12pt" fo:language="pt" fo:country="BR" officeooo:rsid="00f7dc00" style:font-size-asian="12pt" style:font-size-complex="12pt"/>
    </style:style>
    <style:style style:name="T100" style:family="text">
      <style:text-properties style:font-name="Liberation Serif" fo:font-size="12pt" fo:language="pt" fo:country="BR" officeooo:rsid="01104b4a" style:font-size-asian="12pt" style:font-size-complex="12pt"/>
    </style:style>
    <style:style style:name="T101" style:family="text">
      <style:text-properties style:font-name="Liberation Serif" fo:font-size="12pt" fo:language="pt" fo:country="BR" officeooo:rsid="0071e7d1" style:font-size-asian="12pt" style:font-size-complex="12pt"/>
    </style:style>
    <style:style style:name="T102" style:family="text">
      <style:text-properties style:font-name="Liberation Serif" fo:font-size="12pt" fo:language="pt" fo:country="BR" officeooo:rsid="0073e376" style:font-size-asian="12pt" style:font-size-complex="12pt"/>
    </style:style>
    <style:style style:name="T103" style:family="text">
      <style:text-properties style:font-name="Liberation Serif" fo:font-size="12pt" fo:language="pt" fo:country="BR" officeooo:rsid="00cfc560" style:font-size-asian="12pt" style:font-size-complex="12pt"/>
    </style:style>
    <style:style style:name="T104" style:family="text">
      <style:text-properties style:font-name="Liberation Serif" fo:font-size="12pt" fo:language="pt" fo:country="BR" officeooo:rsid="012067e0" style:font-size-asian="12pt" style:font-size-complex="12pt"/>
    </style:style>
    <style:style style:name="T105" style:family="text">
      <style:text-properties style:font-name="Liberation Serif" fo:font-size="12pt" fo:language="pt" fo:country="BR" officeooo:rsid="0080d31d" style:font-size-asian="12pt" style:font-size-complex="12pt"/>
    </style:style>
    <style:style style:name="T106" style:family="text">
      <style:text-properties style:font-name="Liberation Serif" fo:font-size="12pt" fo:language="pt" fo:country="BR" officeooo:rsid="00f01bf8" style:font-size-asian="12pt" style:font-size-complex="12pt"/>
    </style:style>
    <style:style style:name="T107" style:family="text">
      <style:text-properties style:font-name="Liberation Serif" fo:font-size="12pt" fo:language="pt" fo:country="BR" officeooo:rsid="00f1ce12" style:font-size-asian="12pt" style:font-size-complex="12pt"/>
    </style:style>
    <style:style style:name="T108" style:family="text">
      <style:text-properties style:font-name="Liberation Serif" fo:font-size="12pt" fo:language="pt" fo:country="BR" officeooo:rsid="0076f36b" style:font-size-asian="12pt" style:font-size-complex="12pt"/>
    </style:style>
    <style:style style:name="T109" style:family="text">
      <style:text-properties style:font-name="Liberation Serif" fo:font-size="12pt" fo:language="pt" fo:country="BR" officeooo:rsid="00d09739" style:font-size-asian="12pt" style:font-size-complex="12pt"/>
    </style:style>
    <style:style style:name="T110" style:family="text">
      <style:text-properties style:font-name="Liberation Serif" fo:font-size="12pt" fo:language="pt" fo:country="BR" officeooo:rsid="007c259c" style:font-size-asian="12pt" style:font-size-complex="12pt"/>
    </style:style>
    <style:style style:name="T111" style:family="text">
      <style:text-properties style:font-name="Liberation Serif" fo:font-size="12pt" fo:language="pt" fo:country="BR" officeooo:rsid="007a7d78" style:font-size-asian="12pt" style:font-size-complex="12pt"/>
    </style:style>
    <style:style style:name="T112" style:family="text">
      <style:text-properties style:font-name="Liberation Serif" fo:font-size="12pt" fo:language="pt" fo:country="BR" officeooo:rsid="007efd7c" style:font-size-asian="12pt" style:font-size-complex="12pt"/>
    </style:style>
    <style:style style:name="T113" style:family="text">
      <style:text-properties style:font-name="Liberation Serif" fo:font-size="12pt" fo:language="pt" fo:country="BR" officeooo:rsid="007f3615" style:font-size-asian="12pt" style:font-size-complex="12pt"/>
    </style:style>
    <style:style style:name="T114" style:family="text">
      <style:text-properties style:font-name="Liberation Serif" fo:font-size="12pt" fo:language="pt" fo:country="BR" officeooo:rsid="008235c7" style:font-size-asian="12pt" style:font-size-complex="12pt"/>
    </style:style>
    <style:style style:name="T115" style:family="text">
      <style:text-properties style:font-name="Liberation Serif" fo:font-size="12pt" fo:language="pt" fo:country="BR" officeooo:rsid="0083f736" style:font-size-asian="12pt" style:font-size-complex="12pt"/>
    </style:style>
    <style:style style:name="T116" style:family="text">
      <style:text-properties style:font-name="Liberation Serif" fo:font-size="12pt" fo:language="pt" fo:country="BR" officeooo:rsid="00f26c74" style:font-size-asian="12pt" style:font-size-complex="12pt"/>
    </style:style>
    <style:style style:name="T117" style:family="text">
      <style:text-properties style:font-name="Liberation Serif" fo:font-size="12pt" fo:language="pt" fo:country="BR" officeooo:rsid="0089948f" style:font-size-asian="12pt" style:font-size-complex="12pt"/>
    </style:style>
    <style:style style:name="T118" style:family="text">
      <style:text-properties style:font-name="Liberation Serif" fo:font-size="12pt" fo:language="pt" fo:country="BR" officeooo:rsid="00db7365" style:font-size-asian="12pt" style:font-size-complex="12pt"/>
    </style:style>
    <style:style style:name="T119" style:family="text">
      <style:text-properties style:font-name="Liberation Serif" fo:font-size="12pt" fo:language="pt" fo:country="BR" officeooo:rsid="00d59182" style:font-size-asian="12pt" style:font-size-complex="12pt"/>
    </style:style>
    <style:style style:name="T120" style:family="text">
      <style:text-properties style:font-name="Liberation Serif" fo:font-size="12pt" fo:language="pt" fo:country="BR" officeooo:rsid="008cce33" style:font-size-asian="12pt" style:font-size-complex="12pt"/>
    </style:style>
    <style:style style:name="T121" style:family="text">
      <style:text-properties style:font-name="Liberation Serif" fo:font-size="12pt" fo:language="pt" fo:country="BR" officeooo:rsid="00d3304c" style:font-size-asian="12pt" style:font-size-complex="12pt"/>
    </style:style>
    <style:style style:name="T122" style:family="text">
      <style:text-properties style:font-name="Liberation Serif" fo:font-size="12pt" fo:language="pt" fo:country="BR" officeooo:rsid="00eb15cb" style:font-size-asian="12pt" style:font-size-complex="12pt"/>
    </style:style>
    <style:style style:name="T123" style:family="text">
      <style:text-properties style:font-name="Liberation Serif" fo:font-size="12pt" fo:language="pt" fo:country="BR" officeooo:rsid="0090c001" style:font-size-asian="12pt" style:font-size-complex="12pt"/>
    </style:style>
    <style:style style:name="T124" style:family="text">
      <style:text-properties style:font-name="Liberation Serif" fo:font-size="12pt" fo:language="pt" fo:country="BR" officeooo:rsid="00931c50" style:font-size-asian="12pt" style:font-size-complex="12pt"/>
    </style:style>
    <style:style style:name="T125" style:family="text">
      <style:text-properties style:font-name="Liberation Serif" fo:font-size="12pt" fo:language="pt" fo:country="BR" officeooo:rsid="009781f8" style:font-size-asian="12pt" style:font-size-complex="12pt"/>
    </style:style>
    <style:style style:name="T126" style:family="text">
      <style:text-properties style:font-name="Liberation Serif" fo:font-size="12pt" fo:language="pt" fo:country="BR" officeooo:rsid="00db8495" style:font-size-asian="12pt" style:font-size-complex="12pt"/>
    </style:style>
    <style:style style:name="T127" style:family="text">
      <style:text-properties style:font-name="Liberation Serif" fo:font-size="12pt" fo:language="pt" fo:country="BR" officeooo:rsid="009e54d6" style:font-size-asian="12pt" style:font-size-complex="12pt"/>
    </style:style>
    <style:style style:name="T128" style:family="text">
      <style:text-properties style:font-name="Liberation Serif" fo:font-size="12pt" fo:language="pt" fo:country="BR" officeooo:rsid="009fc47f" style:font-size-asian="12pt" style:font-size-complex="12pt"/>
    </style:style>
    <style:style style:name="T129" style:family="text">
      <style:text-properties style:font-name="Liberation Serif" fo:font-size="12pt" fo:language="pt" fo:country="BR" officeooo:rsid="00a12c32" style:font-size-asian="12pt" style:font-size-complex="12pt"/>
    </style:style>
    <style:style style:name="T130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131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132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133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134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135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136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137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138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139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140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141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142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143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144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145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146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147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148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149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150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151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152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153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154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155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156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157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15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159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16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161" style:family="text">
      <style:text-properties style:font-name="Liberation Serif" fo:font-size="12pt" style:font-size-asian="12pt" style:font-size-complex="12pt"/>
    </style:style>
    <style:style style:name="T162" style:family="text">
      <style:text-properties style:font-name="Liberation Serif" fo:font-size="12pt" officeooo:rsid="009fc47f" style:font-size-asian="12pt" style:font-size-complex="12pt"/>
    </style:style>
    <style:style style:name="T163" style:family="text">
      <style:text-properties style:font-name="Liberation Serif" fo:font-size="12pt" officeooo:rsid="00bdec46" style:font-size-asian="12pt" style:font-size-complex="12pt"/>
    </style:style>
    <style:style style:name="T164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165" style:family="text">
      <style:text-properties style:font-name="Liberation Serif" fo:font-size="12pt" style:text-underline-style="none" fo:font-weight="normal" officeooo:rsid="00d62ec3" style:font-size-asian="12pt" style:font-weight-asian="normal" style:font-size-complex="12pt" style:font-weight-complex="normal"/>
    </style:style>
    <style:style style:name="T166" style:family="text">
      <style:text-properties style:font-name="Liberation Serif" fo:font-size="12pt" style:text-underline-style="none" fo:font-weight="normal" officeooo:rsid="00f26c74" style:font-size-asian="12pt" style:font-weight-asian="normal" style:font-size-complex="12pt" style:font-weight-complex="normal"/>
    </style:style>
    <style:style style:name="T167" style:family="text">
      <style:text-properties style:font-name="Liberation Serif" fo:font-size="12pt" style:text-underline-style="none" fo:font-weight="normal" officeooo:rsid="010888ac" style:font-size-asian="12pt" style:font-weight-asian="normal" style:font-size-complex="12pt" style:font-weight-complex="normal"/>
    </style:style>
    <style:style style:name="T168" style:family="text">
      <style:text-properties style:font-name="Liberation Serif" fo:font-size="12pt" style:text-underline-style="none" fo:font-weight="normal" officeooo:rsid="010a06a5" style:font-size-asian="12pt" style:font-weight-asian="normal" style:font-size-complex="12pt" style:font-weight-complex="normal"/>
    </style:style>
    <style:style style:name="T169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170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171" style:family="text">
      <style:text-properties style:font-name="Liberation Serif" fo:font-size="12pt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172" style:family="text">
      <style:text-properties style:font-name="Liberation Serif" officeooo:rsid="00a12c32"/>
    </style:style>
    <style:style style:name="T173" style:family="text">
      <style:text-properties style:font-name="Liberation Serif" officeooo:rsid="00a55c3f"/>
    </style:style>
    <style:style style:name="T174" style:family="text">
      <style:text-properties style:font-name="Liberation Serif" officeooo:rsid="00aa2d9d"/>
    </style:style>
    <style:style style:name="T175" style:family="text">
      <style:text-properties style:font-name="Liberation Serif" officeooo:rsid="00ac08f6"/>
    </style:style>
    <style:style style:name="T176" style:family="text">
      <style:text-properties style:font-name="Liberation Serif" officeooo:rsid="00ad478e"/>
    </style:style>
    <style:style style:name="T177" style:family="text">
      <style:text-properties style:font-name="Liberation Serif" officeooo:rsid="00bd5516"/>
    </style:style>
    <style:style style:name="T178" style:family="text">
      <style:text-properties style:font-name="Liberation Serif" officeooo:rsid="00fd7e4c"/>
    </style:style>
    <style:style style:name="T179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80" style:family="text">
      <style:text-properties officeooo:rsid="00106bd1"/>
    </style:style>
    <style:style style:name="T181" style:family="text">
      <style:text-properties fo:font-weight="normal" style:font-weight-asian="normal" style:font-weight-complex="normal"/>
    </style:style>
    <style:style style:name="T182" style:family="text">
      <style:text-properties fo:font-weight="normal" officeooo:rsid="006a2549" style:font-weight-asian="normal" style:font-weight-complex="normal"/>
    </style:style>
    <style:style style:name="T183" style:family="text">
      <style:text-properties fo:font-weight="normal" officeooo:rsid="000289c0" style:font-weight-asian="normal" style:font-weight-complex="normal"/>
    </style:style>
    <style:style style:name="T184" style:family="text">
      <style:text-properties fo:font-weight="normal" officeooo:rsid="00e5a01d" style:font-weight-asian="normal" style:font-weight-complex="normal"/>
    </style:style>
    <style:style style:name="T185" style:family="text">
      <style:text-properties fo:font-weight="normal" officeooo:rsid="010d7bb1" style:font-weight-asian="normal" style:font-weight-complex="normal"/>
    </style:style>
    <style:style style:name="T186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87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188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89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90" style:family="text">
      <style:text-properties fo:color="#ce181e" loext:opacity="100%" fo:font-weight="bold" style:font-weight-asian="bold" style:font-weight-complex="bold"/>
    </style:style>
    <style:style style:name="T191" style:family="text">
      <style:text-properties fo:color="#ce181e" loext:opacity="100%" fo:font-weight="bold" officeooo:rsid="00159500" style:font-weight-asian="bold" style:font-weight-complex="bold"/>
    </style:style>
    <style:style style:name="T192" style:family="text">
      <style:text-properties fo:color="#ce181e" loext:opacity="100%" fo:font-weight="bold" officeooo:rsid="004cb721" style:font-weight-asian="bold" style:font-weight-complex="bold"/>
    </style:style>
    <style:style style:name="T193" style:family="text">
      <style:text-properties fo:color="#ce181e" loext:opacity="100%" style:font-name="Monospace" fo:font-weight="bold" style:font-weight-asian="bold" style:font-weight-complex="bold"/>
    </style:style>
    <style:style style:name="T194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95" style:family="text">
      <style:text-properties fo:color="#ce181e" loext:opacity="100%" style:font-name="Monospace" fo:font-weight="bold" officeooo:rsid="0009bd1f" style:font-weight-asian="bold" style:font-weight-complex="bold"/>
    </style:style>
    <style:style style:name="T196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197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98" style:family="text">
      <style:text-properties fo:color="#ce181e" loext:opacity="100%" style:font-name="Monospace" style:text-underline-style="none" fo:font-weight="bold" officeooo:rsid="000f05f6" style:font-weight-asian="bold" style:font-weight-complex="bold"/>
    </style:style>
    <style:style style:name="T199" style:family="text">
      <style:text-properties fo:color="#ce181e" loext:opacity="100%" style:font-name="Monospace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200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201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202" style:family="text">
      <style:text-properties fo:color="#ce181e" loext:opacity="100%" style:font-name="Monospace" fo:font-style="italic" fo:font-weight="bold" style:font-style-asian="italic" style:font-weight-asian="bold" style:font-style-complex="italic" style:font-weight-complex="bold"/>
    </style:style>
    <style:style style:name="T203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204" style:family="text">
      <style:text-properties fo:color="#ce181e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205" style:family="text">
      <style:text-properties fo:color="#ce181e" loext:opacity="100%" fo:language="pt" fo:country="BR" fo:font-weight="bold" officeooo:rsid="001fa622" style:font-weight-asian="bold" style:font-weight-complex="bold"/>
    </style:style>
    <style:style style:name="T206" style:family="text">
      <style:text-properties fo:color="#ce181e" loext:opacity="100%" style:text-underline-style="none" fo:font-weight="normal" officeooo:rsid="001921f1" style:font-weight-asian="normal" style:font-weight-complex="normal"/>
    </style:style>
    <style:style style:name="T207" style:family="text">
      <style:text-properties fo:color="#ce181e" loext:opacity="100%" fo:font-weight="normal" style:font-weight-asian="normal" style:font-weight-complex="normal"/>
    </style:style>
    <style:style style:name="T208" style:family="text">
      <style:text-properties fo:color="#ce181e" loext:opacity="100%" style:font-name="Mono" style:text-underline-style="none" fo:font-weight="bold" officeooo:rsid="004693bd" style:font-weight-asian="bold" style:font-weight-complex="bold"/>
    </style:style>
    <style:style style:name="T209" style:family="text">
      <style:text-properties fo:color="#ce181e" loext:opacity="100%" style:font-name="Mono" style:text-underline-style="none" fo:font-weight="bold" officeooo:rsid="00619eec" style:font-weight-asian="bold" style:font-weight-complex="bold"/>
    </style:style>
    <style:style style:name="T210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211" style:family="text">
      <style:text-properties officeooo:rsid="0011dd77"/>
    </style:style>
    <style:style style:name="T212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213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214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215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216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217" style:family="text">
      <style:text-properties fo:font-variant="normal" fo:text-transform="none" fo:color="#dcdcaa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18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219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220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221" style:family="text">
      <style:text-properties fo:font-variant="normal" fo:text-transform="none" fo:color="#ce9178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22" style:family="text">
      <style:text-properties fo:font-variant="normal" fo:text-transform="none" fo:color="#ce9178" loext:opacity="100%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223" style:family="text">
      <style:text-properties fo:font-variant="normal" fo:text-transform="none" fo:color="#ce9178" loext:opacity="100%" style:font-name="Consolas" fo:letter-spacing="normal" fo:font-style="normal" fo:font-weight="normal" officeooo:rsid="00f8e85b" fo:background-color="#1e1e1e" loext:char-shading-value="0" style:font-weight-asian="normal" style:font-weight-complex="normal"/>
    </style:style>
    <style:style style:name="T224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225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226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227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228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229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230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231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232" style:family="text">
      <style:text-properties fo:font-variant="normal" fo:text-transform="none" fo:color="#9cdcfe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33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234" style:family="text">
      <style:text-properties fo:font-variant="normal" fo:text-transform="none" fo:color="#9cdcfe" loext:opacity="100%" style:font-name="Asap" fo:letter-spacing="normal" fo:font-style="normal" fo:font-weight="normal" officeooo:rsid="00de5115" fo:background-color="#1e1e1e" loext:char-shading-value="0"/>
    </style:style>
    <style:style style:name="T235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236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237" style:family="text">
      <style:text-properties fo:font-variant="normal" fo:text-transform="none" fo:color="#d4d4d4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38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239" style:family="text">
      <style:text-properties fo:font-variant="normal" fo:text-transform="none" fo:color="#d4d4d4" loext:opacity="100%" style:font-name="Asap" fo:letter-spacing="normal" fo:font-style="normal" fo:font-weight="normal" officeooo:rsid="00de5115" fo:background-color="#1e1e1e" loext:char-shading-value="0"/>
    </style:style>
    <style:style style:name="T240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241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242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243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244" style:family="text">
      <style:text-properties fo:font-variant="normal" fo:text-transform="none" fo:letter-spacing="normal" fo:font-style="normal" fo:font-weight="normal"/>
    </style:style>
    <style:style style:name="T245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46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247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248" style:family="text">
      <style:text-properties fo:font-variant="normal" fo:text-transform="none" fo:letter-spacing="normal" fo:font-style="normal" fo:font-weight="normal" officeooo:rsid="000724ae"/>
    </style:style>
    <style:style style:name="T249" style:family="text">
      <style:text-properties fo:font-variant="normal" fo:text-transform="none" fo:letter-spacing="normal" fo:font-style="normal" fo:font-weight="normal" officeooo:rsid="00ca1cd9"/>
    </style:style>
    <style:style style:name="T250" style:family="text">
      <style:text-properties fo:font-variant="normal" fo:text-transform="none" fo:letter-spacing="normal" fo:font-style="normal" fo:font-weight="normal" officeooo:rsid="00e6e2ec"/>
    </style:style>
    <style:style style:name="T251" style:family="text">
      <style:text-properties fo:font-variant="normal" fo:text-transform="none" fo:letter-spacing="normal" fo:font-style="normal" fo:font-weight="normal" officeooo:rsid="001b3091"/>
    </style:style>
    <style:style style:name="T25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53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254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25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2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25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25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259" style:family="text">
      <style:text-properties fo:font-variant="normal" fo:text-transform="none" fo:letter-spacing="normal" fo:font-style="normal" style:text-underline-style="none" fo:font-weight="normal"/>
    </style:style>
    <style:style style:name="T260" style:family="text">
      <style:text-properties fo:font-variant="normal" fo:text-transform="none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61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262" style:family="text">
      <style:text-properties fo:font-variant="normal" fo:text-transform="none" fo:letter-spacing="normal" fo:font-style="normal" style:text-underline-style="none" fo:font-weight="normal" officeooo:rsid="00cbfeb6"/>
    </style:style>
    <style:style style:name="T263" style:family="text">
      <style:text-properties fo:font-variant="normal" fo:text-transform="none" fo:letter-spacing="normal" fo:font-style="normal" style:text-underline-style="none" fo:font-weight="normal" officeooo:rsid="002148f0"/>
    </style:style>
    <style:style style:name="T264" style:family="text">
      <style:text-properties fo:font-variant="normal" fo:text-transform="none" fo:letter-spacing="normal" fo:font-style="normal" style:text-underline-style="none" fo:font-weight="normal" officeooo:rsid="00cbfeb6" style:font-weight-asian="bold" style:font-weight-complex="bold"/>
    </style:style>
    <style:style style:name="T265" style:family="text">
      <style:text-properties fo:font-variant="normal" fo:text-transform="none" fo:letter-spacing="normal" fo:font-style="normal" style:text-underline-style="none" fo:font-weight="normal" officeooo:rsid="00400bc2" style:font-weight-asian="bold" style:font-weight-complex="bold"/>
    </style:style>
    <style:style style:name="T266" style:family="text">
      <style:text-properties fo:font-variant="normal" fo:text-transform="none" fo:letter-spacing="normal" fo:font-style="normal" style:text-underline-style="none" fo:font-weight="normal" officeooo:rsid="00cbfeb6" style:font-weight-asian="normal" style:font-weight-complex="normal"/>
    </style:style>
    <style:style style:name="T267" style:family="text">
      <style:text-properties fo:font-variant="normal" fo:text-transform="none" fo:letter-spacing="normal" fo:font-style="normal" style:text-underline-style="none" fo:font-weight="normal" officeooo:rsid="00eea361" style:font-weight-asian="normal" style:font-weight-complex="normal"/>
    </style:style>
    <style:style style:name="T268" style:family="text">
      <style:text-properties fo:font-variant="normal" fo:text-transform="none" fo:letter-spacing="normal" fo:font-style="normal" style:text-underline-style="none" fo:font-weight="normal" officeooo:rsid="00400bc2" style:font-weight-asian="normal" style:font-weight-complex="normal"/>
    </style:style>
    <style:style style:name="T269" style:family="text">
      <style:text-properties fo:font-variant="normal" fo:text-transform="none" fo:letter-spacing="normal" fo:font-style="normal" style:text-underline-style="none" fo:font-weight="normal" officeooo:rsid="0024cc05" style:font-weight-asian="normal" style:font-weight-complex="normal"/>
    </style:style>
    <style:style style:name="T270" style:family="text">
      <style:text-properties fo:font-variant="normal" fo:text-transform="none" fo:letter-spacing="normal" fo:font-style="normal" style:text-underline-style="none" fo:font-weight="normal" officeooo:rsid="00ff48d5" style:font-weight-asian="normal" style:font-weight-complex="normal"/>
    </style:style>
    <style:style style:name="T271" style:family="text">
      <style:text-properties fo:font-variant="normal" fo:text-transform="none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72" style:family="text">
      <style:text-properties fo:font-variant="normal" fo:text-transform="none" fo:letter-spacing="normal" fo:font-style="normal" style:text-underline-style="none" fo:font-weight="bold" officeooo:rsid="00f8e85b" style:font-weight-asian="bold" style:font-weight-complex="bold"/>
    </style:style>
    <style:style style:name="T273" style:family="text">
      <style:text-properties fo:font-variant="normal" fo:text-transform="none" fo:letter-spacing="normal" fo:font-style="normal" style:text-underline-style="none" fo:font-weight="bold" officeooo:rsid="002148f0" style:font-weight-asian="bold" style:font-weight-complex="bold"/>
    </style:style>
    <style:style style:name="T274" style:family="text">
      <style:text-properties fo:font-variant="normal" fo:text-transform="none" fo:letter-spacing="normal" fo:language="pt" fo:country="BR" fo:font-style="normal" officeooo:rsid="0136588d" fo:background-color="#ffffff" loext:char-shading-value="0" style:font-size-asian="12pt" style:font-size-complex="12pt"/>
    </style:style>
    <style:style style:name="T275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136588d" fo:background-color="#ffffff" loext:char-shading-value="0" style:font-size-asian="12pt" style:font-size-complex="12pt"/>
    </style:style>
    <style:style style:name="T276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277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27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27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dd24e"/>
    </style:style>
    <style:style style:name="T28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28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282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283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dd24e" style:font-weight-asian="bold" style:font-weight-complex="bold"/>
    </style:style>
    <style:style style:name="T284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285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286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287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288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289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290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29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6b99" style:font-size-asian="12pt" style:font-size-complex="12pt"/>
    </style:style>
    <style:style style:name="T29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0d7bb1" style:font-size-asian="12pt" style:font-size-complex="12pt"/>
    </style:style>
    <style:style style:name="T29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a2549" style:font-size-asian="12pt" style:font-size-complex="12pt"/>
    </style:style>
    <style:style style:name="T29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93e9f" style:font-size-asian="12pt" style:font-size-complex="12pt"/>
    </style:style>
    <style:style style:name="T29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29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29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29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29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30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3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3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3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3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0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30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30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30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0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31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3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7994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3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3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3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3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3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3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3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3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3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3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32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326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327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136b99" style:font-size-asian="12pt" style:font-size-complex="12pt"/>
    </style:style>
    <style:style style:name="T328" style:family="text">
      <style:text-properties fo:font-variant="normal" fo:text-transform="none" fo:color="#000000" loext:opacity="100%" fo:font-size="12pt" fo:letter-spacing="normal" fo:font-style="normal" fo:font-weight="normal" officeooo:rsid="00136b99" style:font-size-asian="12pt" style:font-size-complex="12pt" loext:padding="0cm" loext:border="none"/>
    </style:style>
    <style:style style:name="T329" style:family="text">
      <style:text-properties fo:font-variant="normal" fo:text-transform="none" fo:color="#000000" loext:opacity="100%" fo:font-size="12pt" fo:letter-spacing="normal" fo:font-style="normal" fo:font-weight="normal" officeooo:rsid="010d7bb1" style:font-size-asian="12pt" style:font-size-complex="12pt" loext:padding="0cm" loext:border="none"/>
    </style:style>
    <style:style style:name="T330" style:family="text">
      <style:text-properties fo:font-variant="normal" fo:text-transform="none" fo:color="#000000" loext:opacity="100%" style:font-name="Mono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331" style:family="text">
      <style:text-properties fo:font-variant="normal" fo:text-transform="none" fo:color="#000000" loext:opacity="100%" style:font-name="Mono" fo:font-size="12pt" fo:letter-spacing="normal" fo:font-style="normal" fo:font-weight="normal" officeooo:rsid="00136b99" style:font-size-asian="12pt" style:font-size-complex="12pt"/>
    </style:style>
    <style:style style:name="T33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333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334" style:family="text">
      <style:text-properties fo:font-variant="normal" fo:text-transform="none" fo:color="#000000" loext:opacity="100%" style:font-name="inherit" fo:font-size="12pt" fo:letter-spacing="normal" fo:language="pt" fo:country="BR" fo:font-style="normal" style:text-underline-style="none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35" style:family="text">
      <style:text-properties fo:font-variant="normal" fo:text-transform="none" fo:color="#ce181e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36" style:family="text">
      <style:text-properties fo:font-variant="normal" fo:text-transform="none" fo:color="#ce181e" loext:opacity="100%" style:font-name="Monospace" fo:letter-spacing="normal" fo:font-style="normal" fo:font-weight="bold" officeooo:rsid="0009bd1f" style:font-weight-asian="bold" style:font-weight-complex="bold"/>
    </style:style>
    <style:style style:name="T337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338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339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340" style:family="text">
      <style:text-properties fo:font-variant="normal" fo:text-transform="none" fo:color="#00a933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341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42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343" style:family="text">
      <style:text-properties fo:font-variant="normal" fo:text-transform="none" fo:color="#b5cea8" loext:opacity="100%" style:font-name="Asap" fo:letter-spacing="normal" fo:font-style="normal" fo:font-weight="normal" officeooo:rsid="00de5115" fo:background-color="#1e1e1e" loext:char-shading-value="0"/>
    </style:style>
    <style:style style:name="T344" style:family="text">
      <style:text-properties fo:font-variant="normal" fo:text-transform="none" fo:color="#6a9955" loext:opacity="100%" style:font-name="Asap" fo:letter-spacing="normal" fo:font-style="normal" fo:font-weight="normal" officeooo:rsid="00de5115" fo:background-color="#1e1e1e" loext:char-shading-value="0"/>
    </style:style>
    <style:style style:name="T345" style:family="text">
      <style:text-properties fo:font-variant="normal" fo:text-transform="none" fo:color="#81d41a" loext:opacity="100%" style:font-name="Asap" fo:letter-spacing="normal" fo:font-style="normal" fo:font-weight="normal" officeooo:rsid="00de5115" fo:background-color="#1e1e1e" loext:char-shading-value="0"/>
    </style:style>
    <style:style style:name="T346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47" style:family="text">
      <style:text-properties fo:font-variant="normal" fo:text-transform="none" fo:color="#ff0000" loext:opacity="100%" fo:letter-spacing="normal" fo:font-style="normal" fo:font-weight="normal"/>
    </style:style>
    <style:style style:name="T348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349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350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351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352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353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354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355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356" style:family="text">
      <style:text-properties officeooo:rsid="00136b99"/>
    </style:style>
    <style:style style:name="T357" style:family="text">
      <style:text-properties officeooo:rsid="00147116"/>
    </style:style>
    <style:style style:name="T358" style:family="text">
      <style:text-properties officeooo:rsid="00159500"/>
    </style:style>
    <style:style style:name="T359" style:family="text">
      <style:text-properties officeooo:rsid="0016b291"/>
    </style:style>
    <style:style style:name="T360" style:family="text">
      <style:text-properties officeooo:rsid="001921f1"/>
    </style:style>
    <style:style style:name="T361" style:family="text">
      <style:text-properties officeooo:rsid="001cadfd"/>
    </style:style>
    <style:style style:name="T362" style:family="text">
      <style:text-properties fo:color="#000000" loext:opacity="100%" style:font-name="Monospace" style:text-underline-style="none"/>
    </style:style>
    <style:style style:name="T363" style:family="text">
      <style:text-properties fo:color="#000000" loext:opacity="100%" style:font-name="Monospace" style:text-underline-style="none" officeooo:rsid="001921f1"/>
    </style:style>
    <style:style style:name="T364" style:family="text">
      <style:text-properties fo:color="#000000" loext:opacity="100%" style:font-name="Monospace" style:text-underline-style="none" officeooo:rsid="00de5115"/>
    </style:style>
    <style:style style:name="T365" style:family="text">
      <style:text-properties fo:color="#000000" loext:opacity="100%" style:font-name="Monospace" style:text-underline-style="none" fo:font-weight="bold" style:font-weight-asian="bold" style:font-weight-complex="bold"/>
    </style:style>
    <style:style style:name="T366" style:family="text">
      <style:text-properties fo:color="#000000" loext:opacity="100%" style:font-name="Liberation Serif"/>
    </style:style>
    <style:style style:name="T367" style:family="text">
      <style:text-properties fo:color="#000000" loext:opacity="100%" style:font-name="Liberation Serif" style:text-underline-style="none"/>
    </style:style>
    <style:style style:name="T368" style:family="text">
      <style:text-properties fo:color="#000000" loext:opacity="100%" style:font-name="Liberation Serif" style:text-underline-style="none" fo:font-weight="normal" officeooo:rsid="003155d3" fo:background-color="#ffffff" loext:char-shading-value="0"/>
    </style:style>
    <style:style style:name="T369" style:family="text">
      <style:text-properties fo:color="#000000" loext:opacity="100%" style:font-name="Liberation Serif" style:text-underline-style="none" officeooo:rsid="001921f1"/>
    </style:style>
    <style:style style:name="T370" style:family="text">
      <style:text-properties fo:color="#000000" loext:opacity="100%" style:font-name="Liberation Serif" style:text-underline-style="none" officeooo:rsid="00de5115"/>
    </style:style>
    <style:style style:name="T371" style:family="text">
      <style:text-properties fo:color="#000000" loext:opacity="100%" style:font-name="Liberation Serif" fo:font-weight="normal" style:font-weight-asian="normal" style:font-weight-complex="normal"/>
    </style:style>
    <style:style style:name="T372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373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374" style:family="text">
      <style:text-properties fo:color="#000000" loext:opacity="100%" style:font-name="Liberation Serif" fo:font-weight="normal" officeooo:rsid="003155d3" fo:background-color="#ffffff" loext:char-shading-value="0"/>
    </style:style>
    <style:style style:name="T375" style:family="text">
      <style:text-properties fo:color="#000000" loext:opacity="100%" style:font-name="Liberation Serif" fo:font-weight="normal" officeooo:rsid="00d71891" fo:background-color="#ffffff" loext:char-shading-value="0"/>
    </style:style>
    <style:style style:name="T376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377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378" style:family="text">
      <style:text-properties fo:color="#000000" loext:opacity="100%" style:font-name="Liberation Serif" officeooo:rsid="01104b4a"/>
    </style:style>
    <style:style style:name="T379" style:family="text">
      <style:text-properties fo:color="#000000" loext:opacity="100%" style:font-name="Liberation Serif" officeooo:rsid="00e5a01d"/>
    </style:style>
    <style:style style:name="T380" style:family="text">
      <style:text-properties fo:color="#000000" loext:opacity="100%" style:font-name="Liberation Serif" style:text-underline-style="solid" style:text-underline-width="auto" style:text-underline-color="font-color" fo:font-weight="normal" officeooo:rsid="003155d3" fo:background-color="#ffffff" loext:char-shading-value="0"/>
    </style:style>
    <style:style style:name="T381" style:family="text">
      <style:text-properties fo:color="#000000" loext:opacity="100%" style:font-name="Liberation Serif" style:text-underline-style="solid" style:text-underline-width="auto" style:text-underline-color="font-color" fo:font-weight="normal" officeooo:rsid="006b166c" fo:background-color="#ffffff" loext:char-shading-value="0"/>
    </style:style>
    <style:style style:name="T382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383" style:family="text">
      <style:text-properties fo:color="#000000" loext:opacity="100%" style:font-name="Liberation Serif" officeooo:rsid="011a59e4"/>
    </style:style>
    <style:style style:name="T384" style:family="text">
      <style:text-properties fo:color="#000000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385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386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387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88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389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390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391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392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393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394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395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396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397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398" style:family="text">
      <style:text-properties fo:color="#000000" loext:opacity="100%" fo:font-weight="bold" officeooo:rsid="004cb721" style:font-weight-asian="bold" style:font-weight-complex="bold"/>
    </style:style>
    <style:style style:name="T399" style:family="text">
      <style:text-properties fo:color="#000000" loext:opacity="100%" style:text-underline-style="none"/>
    </style:style>
    <style:style style:name="T400" style:family="text">
      <style:text-properties fo:color="#000000" loext:opacity="100%" style:text-underline-style="none" officeooo:rsid="001921f1"/>
    </style:style>
    <style:style style:name="T401" style:family="text">
      <style:text-properties fo:color="#000000" loext:opacity="100%" fo:font-weight="normal" officeooo:rsid="00159500" style:font-weight-asian="normal" style:font-weight-complex="normal"/>
    </style:style>
    <style:style style:name="T402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03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404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405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406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size-complex="12pt"/>
    </style:style>
    <style:style style:name="T407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408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409" style:family="text">
      <style:text-properties fo:color="#00a933" loext:opacity="100%"/>
    </style:style>
    <style:style style:name="T410" style:family="text">
      <style:text-properties fo:color="#00a933" loext:opacity="100%" fo:font-style="italic" style:font-style-asian="italic" style:font-style-complex="italic"/>
    </style:style>
    <style:style style:name="T411" style:family="text">
      <style:text-properties fo:color="#00a933" loext:opacity="100%" style:font-weight-asian="bold" style:font-weight-complex="bold"/>
    </style:style>
    <style:style style:name="T412" style:family="text">
      <style:text-properties fo:color="#00a933" loext:opacity="100%" officeooo:rsid="010ac7df"/>
    </style:style>
    <style:style style:name="T413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14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415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16" style:family="text">
      <style:text-properties officeooo:rsid="003cf95e"/>
    </style:style>
    <style:style style:name="T417" style:family="text">
      <style:text-properties officeooo:rsid="00400bc2"/>
    </style:style>
    <style:style style:name="T418" style:family="text">
      <style:text-properties officeooo:rsid="00579388"/>
    </style:style>
    <style:style style:name="T419" style:family="text">
      <style:text-properties officeooo:rsid="005ab96b"/>
    </style:style>
    <style:style style:name="T420" style:family="text">
      <style:text-properties fo:language="pt" fo:country="BR"/>
    </style:style>
    <style:style style:name="T421" style:family="text">
      <style:text-properties fo:language="pt" fo:country="BR" officeooo:rsid="00d9fbfd"/>
    </style:style>
    <style:style style:name="T422" style:family="text">
      <style:text-properties fo:language="pt" fo:country="BR" style:text-underline-style="none" officeooo:rsid="00e1c371"/>
    </style:style>
    <style:style style:name="T423" style:family="text">
      <style:text-properties fo:language="pt" fo:country="BR" style:text-underline-style="solid" style:text-underline-width="auto" style:text-underline-color="font-color" officeooo:rsid="00e1c371"/>
    </style:style>
    <style:style style:name="T424" style:family="text">
      <style:text-properties fo:language="pt" fo:country="BR" style:text-underline-style="solid" style:text-underline-width="auto" style:text-underline-color="font-color" officeooo:rsid="00d71891" fo:background-color="#ffffff" loext:char-shading-value="0" style:font-size-asian="12pt" style:font-size-complex="12pt"/>
    </style:style>
    <style:style style:name="T425" style:family="text">
      <style:text-properties fo:language="pt" fo:country="BR" officeooo:rsid="00f7dc00"/>
    </style:style>
    <style:style style:name="T426" style:family="text">
      <style:text-properties fo:language="pt" fo:country="BR" officeooo:rsid="001fa622"/>
    </style:style>
    <style:style style:name="T427" style:family="text">
      <style:text-properties fo:language="pt" fo:country="BR" fo:font-weight="bold" officeooo:rsid="001fa622" style:font-weight-asian="bold" style:font-weight-complex="bold"/>
    </style:style>
    <style:style style:name="T428" style:family="text">
      <style:text-properties fo:language="pt" fo:country="BR" officeooo:rsid="00d71891" fo:background-color="#ffffff" loext:char-shading-value="0" style:font-size-asian="12pt" style:font-size-complex="12pt"/>
    </style:style>
    <style:style style:name="T429" style:family="text">
      <style:text-properties fo:language="pt" fo:country="BR" officeooo:rsid="0136588d" fo:background-color="#ffffff" loext:char-shading-value="0" style:font-size-asian="12pt" style:font-size-complex="12pt"/>
    </style:style>
    <style:style style:name="T430" style:family="text">
      <style:text-properties officeooo:rsid="0061ae99"/>
    </style:style>
    <style:style style:name="T431" style:family="text">
      <style:text-properties officeooo:rsid="006287df"/>
    </style:style>
    <style:style style:name="T432" style:family="text">
      <style:text-properties style:font-weight-asian="bold" style:font-weight-complex="bold"/>
    </style:style>
    <style:style style:name="T433" style:family="text">
      <style:text-properties officeooo:rsid="006b166c"/>
    </style:style>
    <style:style style:name="T434" style:family="text">
      <style:text-properties officeooo:rsid="006f8c00"/>
    </style:style>
    <style:style style:name="T435" style:family="text">
      <style:text-properties officeooo:rsid="0071e7d1"/>
    </style:style>
    <style:style style:name="T436" style:family="text">
      <style:text-properties style:font-name="Liberation Sans"/>
    </style:style>
    <style:style style:name="T437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38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39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40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41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42" style:family="text">
      <style:text-properties style:font-name="Liberation Sans" fo:font-size="12pt" fo:language="pt" fo:country="BR" officeooo:rsid="00fab35d" style:font-size-asian="12pt" style:font-size-complex="12pt"/>
    </style:style>
    <style:style style:name="T443" style:family="text">
      <style:text-properties style:font-name="Liberation Sans" fo:font-size="12pt" fo:language="pt" fo:country="BR" officeooo:rsid="007c259c" style:font-size-asian="12pt" style:font-size-complex="12pt"/>
    </style:style>
    <style:style style:name="T444" style:family="text">
      <style:text-properties style:font-name="Liberation Sans" fo:font-size="12pt" fo:language="pt" fo:country="BR" officeooo:rsid="007a7d78" style:font-size-asian="12pt" style:font-size-complex="12pt"/>
    </style:style>
    <style:style style:name="T445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46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47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48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49" style:family="text">
      <style:text-properties style:font-name="Liberation Sans" fo:language="pt" fo:country="BR"/>
    </style:style>
    <style:style style:name="T450" style:family="text">
      <style:text-properties fo:color="#d4d4d4" loext:opacity="100%"/>
    </style:style>
    <style:style style:name="T451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52" style:family="text">
      <style:text-properties fo:color="#d4d4d4" loext:opacity="100%" style:font-name="Consolas" fo:font-weight="normal" fo:background-color="#1e1e1e" loext:char-shading-value="0"/>
    </style:style>
    <style:style style:name="T453" style:family="text">
      <style:text-properties fo:color="#d4d4d4" loext:opacity="100%" style:font-name="Consolas" fo:font-size="10.5pt" fo:font-weight="normal"/>
    </style:style>
    <style:style style:name="T454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55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456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57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458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459" style:family="text">
      <style:text-properties fo:color="#d4d4d4" loext:opacity="100%" style:font-name="Liberation Serif" fo:font-weight="normal" fo:background-color="#1e1e1e" loext:char-shading-value="0"/>
    </style:style>
    <style:style style:name="T460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61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62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63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64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465" style:family="text">
      <style:text-properties fo:color="#d4d4d4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466" style:family="text">
      <style:text-properties fo:color="#d4d4d4" loext:opacity="100%" style:font-name="Mono" fo:font-weight="normal" fo:background-color="#1e1e1e" loext:char-shading-value="0"/>
    </style:style>
    <style:style style:name="T467" style:family="text">
      <style:text-properties fo:color="#d4d4d4" loext:opacity="100%" style:font-name="Mono" fo:font-weight="normal" officeooo:rsid="00fcd43c" fo:background-color="#1e1e1e" loext:char-shading-value="0"/>
    </style:style>
    <style:style style:name="T468" style:family="text">
      <style:text-properties fo:color="#d4d4d4" loext:opacity="100%" style:font-name="Mono" fo:font-weight="normal" officeooo:rsid="00bd5516" fo:background-color="#1e1e1e" loext:char-shading-value="0"/>
    </style:style>
    <style:style style:name="T469" style:family="text">
      <style:text-properties fo:color="#dcdcaa" loext:opacity="100%"/>
    </style:style>
    <style:style style:name="T470" style:family="text">
      <style:text-properties fo:color="#dcdcaa" loext:opacity="100%" style:font-name="Consolas" fo:font-weight="normal"/>
    </style:style>
    <style:style style:name="T471" style:family="text">
      <style:text-properties fo:color="#dcdcaa" loext:opacity="100%" style:font-name="Consolas" fo:font-weight="normal" fo:background-color="#1e1e1e" loext:char-shading-value="0"/>
    </style:style>
    <style:style style:name="T472" style:family="text">
      <style:text-properties fo:color="#dcdcaa" loext:opacity="100%" style:font-name="Consolas" fo:font-size="10.5pt" fo:font-weight="normal"/>
    </style:style>
    <style:style style:name="T473" style:family="text">
      <style:text-properties fo:color="#dcdcaa" loext:opacity="100%" style:font-name="Liberation Serif" officeooo:rsid="003155d3"/>
    </style:style>
    <style:style style:name="T474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475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476" style:family="text">
      <style:text-properties fo:color="#dcdcaa" loext:opacity="100%" fo:font-weight="normal" fo:background-color="#1e1e1e" loext:char-shading-value="0"/>
    </style:style>
    <style:style style:name="T477" style:family="text">
      <style:text-properties fo:color="#dcdcaa" loext:opacity="100%" fo:font-weight="normal" officeooo:rsid="00fcd43c" fo:background-color="#1e1e1e" loext:char-shading-value="0"/>
    </style:style>
    <style:style style:name="T478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79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80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81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482" style:family="text">
      <style:text-properties fo:color="#dcdcaa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483" style:family="text">
      <style:text-properties fo:color="#dcdcaa" loext:opacity="100%" style:font-name="Mono" fo:font-weight="normal" fo:background-color="#1e1e1e" loext:char-shading-value="0"/>
    </style:style>
    <style:style style:name="T484" style:family="text">
      <style:text-properties fo:color="#dcdcaa" loext:opacity="100%" style:font-name="Mono" fo:font-weight="normal" officeooo:rsid="00fcd43c" fo:background-color="#1e1e1e" loext:char-shading-value="0"/>
    </style:style>
    <style:style style:name="T485" style:family="text">
      <style:text-properties fo:color="#dcdcaa" loext:opacity="100%" style:font-name="Mono" fo:font-weight="normal" officeooo:rsid="00bd5516" fo:background-color="#1e1e1e" loext:char-shading-value="0"/>
    </style:style>
    <style:style style:name="T486" style:family="text">
      <style:text-properties fo:color="#dcdcaa" loext:opacity="100%" style:font-name="Mono" fo:font-weight="normal" officeooo:rsid="00fd7e4c" fo:background-color="#1e1e1e" loext:char-shading-value="0"/>
    </style:style>
    <style:style style:name="T487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488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489" style:family="text">
      <style:text-properties fo:color="#ce9178" loext:opacity="100%"/>
    </style:style>
    <style:style style:name="T490" style:family="text">
      <style:text-properties fo:color="#ce9178" loext:opacity="100%" style:font-name="Consolas" fo:font-weight="normal" fo:background-color="#1e1e1e" loext:char-shading-value="0"/>
    </style:style>
    <style:style style:name="T491" style:family="text">
      <style:text-properties fo:color="#ce9178" loext:opacity="100%" style:font-name="Liberation Serif" officeooo:rsid="003155d3"/>
    </style:style>
    <style:style style:name="T492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3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94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95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96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497" style:family="text">
      <style:text-properties fo:color="#ce9178" loext:opacity="100%" style:font-name="Mono" fo:font-weight="normal" fo:background-color="#1e1e1e" loext:char-shading-value="0"/>
    </style:style>
    <style:style style:name="T498" style:family="text">
      <style:text-properties fo:color="#9cdcfe" loext:opacity="100%"/>
    </style:style>
    <style:style style:name="T499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00" style:family="text">
      <style:text-properties fo:color="#9cdcfe" loext:opacity="100%" style:font-name="Consolas" fo:font-weight="normal"/>
    </style:style>
    <style:style style:name="T501" style:family="text">
      <style:text-properties fo:color="#9cdcfe" loext:opacity="100%" style:font-name="Consolas" fo:font-weight="normal" fo:background-color="#1e1e1e" loext:char-shading-value="0"/>
    </style:style>
    <style:style style:name="T502" style:family="text">
      <style:text-properties fo:color="#9cdcfe" loext:opacity="100%" style:font-name="Consolas" fo:font-weight="normal" officeooo:rsid="00bdec46"/>
    </style:style>
    <style:style style:name="T503" style:family="text">
      <style:text-properties fo:color="#9cdcfe" loext:opacity="100%" style:font-name="Consolas" fo:font-size="10.5pt" fo:font-weight="normal"/>
    </style:style>
    <style:style style:name="T504" style:family="text">
      <style:text-properties fo:color="#9cdcfe" loext:opacity="100%" officeooo:rsid="00b725b2"/>
    </style:style>
    <style:style style:name="T505" style:family="text">
      <style:text-properties fo:color="#9cdcfe" loext:opacity="100%" style:font-name="Liberation Serif" officeooo:rsid="003155d3"/>
    </style:style>
    <style:style style:name="T506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07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08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09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10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511" style:family="text">
      <style:text-properties fo:color="#9cdcfe" loext:opacity="100%" style:font-name="Mono" fo:font-weight="normal" fo:background-color="#1e1e1e" loext:char-shading-value="0"/>
    </style:style>
    <style:style style:name="T512" style:family="text">
      <style:text-properties fo:color="#9cdcfe" loext:opacity="100%" style:font-name="Mono" fo:font-weight="normal" officeooo:rsid="00fcd43c" fo:background-color="#1e1e1e" loext:char-shading-value="0"/>
    </style:style>
    <style:style style:name="T513" style:family="text">
      <style:text-properties fo:color="#9cdcfe" loext:opacity="100%" style:font-name="Mono" fo:font-weight="normal" officeooo:rsid="00bd5516" fo:background-color="#1e1e1e" loext:char-shading-value="0"/>
    </style:style>
    <style:style style:name="T514" style:family="text">
      <style:text-properties fo:color="#6a9955" loext:opacity="100%" style:font-name="Consolas" fo:font-weight="normal"/>
    </style:style>
    <style:style style:name="T515" style:family="text">
      <style:text-properties fo:color="#6a9955" loext:opacity="100%" style:font-name="Consolas" fo:font-weight="normal" officeooo:rsid="00bdec46"/>
    </style:style>
    <style:style style:name="T516" style:family="text">
      <style:text-properties fo:color="#6a9955" loext:opacity="100%" officeooo:rsid="00b725b2"/>
    </style:style>
    <style:style style:name="T517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18" style:family="text">
      <style:text-properties fo:color="#6a9955" loext:opacity="100%" style:font-name="Liberation Serif" fo:font-weight="normal" fo:background-color="#1e1e1e" loext:char-shading-value="0"/>
    </style:style>
    <style:style style:name="T519" style:family="text">
      <style:text-properties fo:color="#6a9955" loext:opacity="100%" style:font-name="Liberation Serif" fo:font-weight="normal" officeooo:rsid="000e2760" fo:background-color="#1e1e1e" loext:char-shading-value="0"/>
    </style:style>
    <style:style style:name="T520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1" style:family="text">
      <style:text-properties fo:color="#6a9955" loext:opacity="100%" style:font-name="Mono" fo:font-weight="normal" fo:background-color="#1e1e1e" loext:char-shading-value="0"/>
    </style:style>
    <style:style style:name="T522" style:family="text">
      <style:text-properties fo:color="#6a9955" loext:opacity="100%" style:font-name="Mono" fo:font-weight="normal" officeooo:rsid="000e2760" fo:background-color="#1e1e1e" loext:char-shading-value="0"/>
    </style:style>
    <style:style style:name="T523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524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525" style:family="text">
      <style:text-properties fo:color="#ffff00" loext:opacity="100%" officeooo:rsid="00b725b2"/>
    </style:style>
    <style:style style:name="T526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7" style:family="text">
      <style:text-properties fo:color="#b5cea8" loext:opacity="100%" style:font-name="Consolas" fo:font-weight="normal"/>
    </style:style>
    <style:style style:name="T528" style:family="text">
      <style:text-properties fo:color="#b5cea8" loext:opacity="100%" style:font-name="Consolas" fo:font-weight="normal" officeooo:rsid="00bdec46"/>
    </style:style>
    <style:style style:name="T529" style:family="text">
      <style:text-properties fo:color="#b5cea8" loext:opacity="100%" style:font-name="Liberation Serif" officeooo:rsid="003155d3"/>
    </style:style>
    <style:style style:name="T530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1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32" style:family="text">
      <style:text-properties fo:color="#b5cea8" loext:opacity="100%" style:font-name="Mono" fo:font-weight="normal" fo:background-color="#1e1e1e" loext:char-shading-value="0"/>
    </style:style>
    <style:style style:name="T533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4" style:family="text">
      <style:text-properties fo:color="#569cd6" loext:opacity="100%"/>
    </style:style>
    <style:style style:name="T535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36" style:family="text">
      <style:text-properties fo:color="#569cd6" loext:opacity="100%" style:font-name="Consolas" fo:font-size="10.5pt" fo:font-weight="normal"/>
    </style:style>
    <style:style style:name="T537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8" style:family="text">
      <style:text-properties style:font-name="Consolas" fo:font-weight="normal"/>
    </style:style>
    <style:style style:name="T539" style:family="text">
      <style:text-properties style:font-name="Consolas" fo:font-weight="normal" officeooo:rsid="00bdec46"/>
    </style:style>
    <style:style style:name="T540" style:family="text">
      <style:text-properties fo:color="#c586c0" loext:opacity="100%" officeooo:rsid="00b725b2"/>
    </style:style>
    <style:style style:name="T541" style:family="text">
      <style:text-properties fo:color="#c586c0" loext:opacity="100%" style:font-name="Consolas" fo:font-weight="normal" fo:background-color="#1e1e1e" loext:char-shading-value="0"/>
    </style:style>
    <style:style style:name="T542" style:family="text">
      <style:text-properties officeooo:rsid="00ca0a96"/>
    </style:style>
    <style:style style:name="T543" style:family="text">
      <style:text-properties officeooo:rsid="00b725b2"/>
    </style:style>
    <style:style style:name="T544" style:family="text">
      <style:text-properties officeooo:rsid="00ca1cd9"/>
    </style:style>
    <style:style style:name="T545" style:family="text">
      <style:text-properties officeooo:rsid="00cbfeb6"/>
    </style:style>
    <style:style style:name="T546" style:family="text">
      <style:text-properties officeooo:rsid="00cca6a7"/>
    </style:style>
    <style:style style:name="T547" style:family="text">
      <style:text-properties style:font-name="sans-serif" style:text-underline-style="solid" style:text-underline-width="auto" style:text-underline-color="font-color"/>
    </style:style>
    <style:style style:name="T548" style:family="text">
      <style:text-properties officeooo:rsid="00cd474f"/>
    </style:style>
    <style:style style:name="T549" style:family="text">
      <style:text-properties officeooo:rsid="00cfc560"/>
    </style:style>
    <style:style style:name="T550" style:family="text">
      <style:text-properties fo:color="#2a6099" loext:opacity="100%" fo:font-weight="bold" style:font-weight-asian="bold" style:font-weight-complex="bold"/>
    </style:style>
    <style:style style:name="T551" style:family="text">
      <style:text-properties fo:color="#2a6099" loext:opacity="100%" style:font-name="Mono"/>
    </style:style>
    <style:style style:name="T552" style:family="text">
      <style:text-properties fo:color="#2a6099" loext:opacity="100%" style:font-name="Mono" fo:language="pt" fo:country="BR" style:text-underline-style="none" fo:font-weight="bold" officeooo:rsid="010ecc24" style:font-weight-asian="bold" style:font-weight-complex="bold"/>
    </style:style>
    <style:style style:name="T553" style:family="text">
      <style:text-properties fo:color="#2a6099" loext:opacity="100%" style:font-name="Mono" fo:font-weight="bold" style:font-weight-asian="bold" style:font-weight-complex="bold"/>
    </style:style>
    <style:style style:name="T554" style:family="text">
      <style:text-properties fo:color="#2a6099" loext:opacity="100%" style:font-name="Mono" fo:font-weight="bold" officeooo:rsid="006b166c" style:font-weight-asian="bold" style:font-weight-complex="bold"/>
    </style:style>
    <style:style style:name="T555" style:family="text">
      <style:text-properties fo:color="#2a6099" loext:opacity="100%" style:font-name="Mono" fo:font-weight="bold" officeooo:rsid="003155d3" style:font-weight-asian="bold" style:font-weight-complex="bold"/>
    </style:style>
    <style:style style:name="T556" style:family="text">
      <style:text-properties fo:color="#2a6099" loext:opacity="100%" style:font-name="Mono" fo:font-weight="bold" officeooo:rsid="00549112" style:font-weight-asian="bold" style:font-weight-complex="bold"/>
    </style:style>
    <style:style style:name="T557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558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59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560" style:family="text">
      <style:text-properties fo:color="#2a6099" loext:opacity="100%" style:font-name="Monospace" fo:language="pt" fo:country="BR" style:text-underline-style="none" fo:font-weight="bold" officeooo:rsid="004cb721" style:font-weight-asian="bold" style:font-weight-complex="bold"/>
    </style:style>
    <style:style style:name="T561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562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563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564" style:family="text">
      <style:text-properties fo:color="#2a6099" loext:opacity="100%" style:font-name="Monospace" fo:font-weight="bold" officeooo:rsid="004cb721" style:font-weight-asian="bold" style:font-weight-complex="bold"/>
    </style:style>
    <style:style style:name="T565" style:family="text">
      <style:text-properties fo:color="#2a6099" loext:opacity="100%" style:font-name="Cont" fo:font-size="12pt" fo:language="pt" fo:country="BR" officeooo:rsid="00f7dc00" style:font-size-asian="12pt" style:font-size-complex="12pt"/>
    </style:style>
    <style:style style:name="T566" style:family="text">
      <style:text-properties fo:color="#2a6099" loext:opacity="100%" style:text-underline-style="none" fo:font-weight="normal" officeooo:rsid="001921f1" style:font-weight-asian="normal" style:font-weight-complex="normal"/>
    </style:style>
    <style:style style:name="T567" style:family="text">
      <style:text-properties fo:color="#2a6099" loext:opacity="100%" style:font-name="Liberation Mono" fo:font-weight="bold" style:font-weight-asian="bold" style:font-weight-complex="bold"/>
    </style:style>
    <style:style style:name="T568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569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70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71" style:family="text">
      <style:text-properties fo:font-size="12pt" style:font-size-asian="12pt" style:font-size-complex="12pt"/>
    </style:style>
    <style:style style:name="T572" style:family="text">
      <style:text-properties fo:font-size="12pt" fo:language="pt" fo:country="BR" style:font-size-asian="12pt" style:font-size-complex="12pt"/>
    </style:style>
    <style:style style:name="T573" style:family="text">
      <style:text-properties fo:font-style="italic" style:font-style-asian="italic" style:font-style-complex="italic"/>
    </style:style>
    <style:style style:name="T574" style:family="text">
      <style:text-properties officeooo:rsid="00d9bf05"/>
    </style:style>
    <style:style style:name="T575" style:family="text">
      <style:text-properties officeooo:rsid="00e428c7"/>
    </style:style>
    <style:style style:name="T576" style:family="text">
      <style:text-properties officeooo:rsid="00e5a01d"/>
    </style:style>
    <style:style style:name="T577" style:family="text">
      <style:text-properties officeooo:rsid="00edc052"/>
    </style:style>
    <style:style style:name="T578" style:family="text">
      <style:text-properties officeooo:rsid="00f01bf8"/>
    </style:style>
    <style:style style:name="T579" style:family="text">
      <style:text-properties officeooo:rsid="00f65e2e"/>
    </style:style>
    <style:style style:name="T580" style:family="text">
      <style:text-properties officeooo:rsid="00f7dc00"/>
    </style:style>
    <style:style style:name="T581" style:family="text">
      <style:text-properties officeooo:rsid="00f91742"/>
    </style:style>
    <style:style style:name="T582" style:family="text">
      <style:text-properties style:font-name="Mono"/>
    </style:style>
    <style:style style:name="T583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584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585" style:family="text">
      <style:text-properties style:font-name="Mono" officeooo:rsid="0016b291"/>
    </style:style>
    <style:style style:name="T586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87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588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89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90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91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92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93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94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95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596" style:family="text">
      <style:text-properties style:font-name="Mono" officeooo:rsid="00cd474f"/>
    </style:style>
    <style:style style:name="T597" style:family="text">
      <style:text-properties style:font-name="Mono" style:font-weight-asian="bold" style:font-weight-complex="bold"/>
    </style:style>
    <style:style style:name="T598" style:family="text">
      <style:text-properties style:font-name="Mono" officeooo:rsid="00cd474f" style:font-weight-asian="bold" style:font-weight-complex="bold"/>
    </style:style>
    <style:style style:name="T599" style:family="text">
      <style:text-properties style:font-name="Mono" style:text-underline-style="none" officeooo:rsid="00cd474f"/>
    </style:style>
    <style:style style:name="T600" style:family="text">
      <style:text-properties style:font-name="Mono" style:text-underline-style="none" officeooo:rsid="0039b365" style:font-weight-asian="bold" style:font-weight-complex="bold"/>
    </style:style>
    <style:style style:name="T601" style:family="text">
      <style:text-properties style:font-name="Mono" style:text-underline-style="none" officeooo:rsid="00cd474f" style:font-weight-asian="bold" style:font-weight-complex="bold"/>
    </style:style>
    <style:style style:name="T602" style:family="text">
      <style:text-properties style:font-name="Mono" fo:language="pt" fo:country="BR" style:text-underline-style="none" fo:font-weight="bold" officeooo:rsid="00e1c371" style:font-weight-asian="bold" style:font-weight-complex="bold"/>
    </style:style>
    <style:style style:name="T603" style:family="text">
      <style:text-properties style:font-name="Mono" style:text-underline-style="solid" style:text-underline-width="auto" style:text-underline-color="font-color" officeooo:rsid="0071e7d1"/>
    </style:style>
    <style:style style:name="T604" style:family="text">
      <style:text-properties style:font-name="Mono" officeooo:rsid="00b2d328"/>
    </style:style>
    <style:style style:name="T605" style:family="text">
      <style:text-properties style:font-name="Mono" officeooo:rsid="00fcd43c"/>
    </style:style>
    <style:style style:name="T606" style:family="text">
      <style:text-properties officeooo:rsid="00fe66b7"/>
    </style:style>
    <style:style style:name="T607" style:family="text">
      <style:text-properties officeooo:rsid="00ff48d5"/>
    </style:style>
    <style:style style:name="T608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609" style:family="text">
      <style:text-properties officeooo:rsid="0103d35e"/>
    </style:style>
    <style:style style:name="T610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611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612" style:family="text">
      <style:text-properties fo:color="#ff0000" loext:opacity="100%" style:font-name="Mono"/>
    </style:style>
    <style:style style:name="T613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614" style:family="text">
      <style:text-properties officeooo:rsid="010d7bb1"/>
    </style:style>
    <style:style style:name="T615" style:family="text">
      <style:text-properties fo:background-color="transparent" loext:char-shading-value="0"/>
    </style:style>
    <style:style style:name="T616" style:family="text">
      <style:text-properties officeooo:rsid="00106bd1" fo:background-color="transparent" loext:char-shading-value="0"/>
    </style:style>
    <style:style style:name="T617" style:family="text">
      <style:text-properties officeooo:rsid="010d7bb1" fo:background-color="transparent" loext:char-shading-value="0"/>
    </style:style>
    <style:style style:name="T618" style:family="text">
      <style:text-properties officeooo:rsid="00136b99" fo:background-color="transparent" loext:char-shading-value="0"/>
    </style:style>
    <style:style style:name="T619" style:family="text">
      <style:text-properties officeooo:rsid="010ecc24"/>
    </style:style>
    <style:style style:name="T620" style:family="text">
      <style:text-properties officeooo:rsid="000724ae"/>
    </style:style>
    <style:style style:name="T621" style:family="text">
      <style:text-properties officeooo:rsid="0008da07"/>
    </style:style>
    <style:style style:name="T622" style:family="text">
      <style:text-properties officeooo:rsid="00bd5516"/>
    </style:style>
    <style:style style:name="T623" style:family="text">
      <style:text-properties officeooo:rsid="00fd7e4c"/>
    </style:style>
    <style:style style:name="T624" style:family="text">
      <style:text-properties officeooo:rsid="00fcd43c"/>
    </style:style>
    <style:style style:name="T625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626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627" style:family="text">
      <style:text-properties officeooo:rsid="011a59e4"/>
    </style:style>
    <style:style style:name="T628" style:family="text">
      <style:text-properties officeooo:rsid="011dea3e"/>
    </style:style>
    <style:style style:name="T629" style:family="text">
      <style:text-properties officeooo:rsid="00b2d328"/>
    </style:style>
    <style:style style:name="T630" style:family="text">
      <style:text-properties officeooo:rsid="012b950b"/>
    </style:style>
    <style:style style:name="T631" style:family="text">
      <style:text-properties officeooo:rsid="012d4736"/>
    </style:style>
    <style:style style:name="T632" style:family="text">
      <style:text-properties officeooo:rsid="0138563c"/>
    </style:style>
    <style:style style:name="T633" style:family="text">
      <style:text-properties officeooo:rsid="0139c808"/>
    </style:style>
    <style:style style:name="T634" style:family="text">
      <style:text-properties fo:color="#4ec9b0" loext:opacity="100%"/>
    </style:style>
    <style:style style:name="T635" style:family="text">
      <style:text-properties fo:color="#4ec9b0" loext:opacity="100%" style:font-name="Consolas" fo:font-size="10.5pt" fo:font-weight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la 01 - <text:span text:style-name="T430">História</text:span></text:h>
      <text:p text:style-name="P73"/>
      <text:p text:style-name="P73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 popularidade e funcionalidades através da comunidade. Em 1997, dois programadores Israelenses reescreveram o código da linguagem, o que fez a comunidade rebatizar seu nome para </text:span><text:span text:style-name="T24">PHP: Hypertext Preprocessor</text:span><text:span text:style-name="T183">, </text:span><text:span text:style-name="T184">ou no Português claro, Páginas de Hipertexto Pré-processadas.</text:span></text:p>
      <text:p text:style-name="P73"/>
      <text:p text:style-name="P74">Assim como o HTML é para <text:span text:style-name="T2">conteúdo</text:span>, as CSS são para <text:span text:style-name="T2">estilo</text:span> e o Javascript para <text:span text:style-name="T2">interatividade</text:span>, o <text:span text:style-name="T32">PHP </text:span><text:span text:style-name="T34">é uma tecnologia de complemento </text:span><text:span text:style-name="T357">que</text:span> traz <text:span text:style-name="T2">funcionalidades adicionais</text:span> ao Desenvolvimento Web, se tornando uma das <text:span text:style-name="T2">linguagens </text:span><text:span text:style-name="T4">interpretadas</text:span><text:span text:style-name="T609"> </text:span>mais populares d<text:span text:style-name="T576">o mundo</text:span><text:span text:style-name="T379"> por estar presente em mais de 80% dos web sites. </text:span></text:p>
      <text:p text:style-name="P27">Tal<text:span text:style-name="T244"> como linguagens de script como o Javascript, o código escrito em </text:span><text:span text:style-name="T255">PHP não é compilado</text:span><text:span text:style-name="T244"> (e transformado em linguagem de máquina), mas sim processado pelo servidor web e </text:span><text:span text:style-name="T252">interpretado</text:span><text:span text:style-name="T244"> </text:span><text:span text:style-name="T252">pelo navegador.</text:span></text:p>
      <text:p text:style-name="P28"/>
      <text:p text:style-name="P75"><text:span text:style-name="T366">O padrão Unicode permite </text:span>a compatibilidade de textos independente do idioma, <text:span text:style-name="T542">lembre-se sempre de configurar a formatação de codificação (charset) para o padrão UTF-8.</text:span></text:p>
      <text:p text:style-name="P75"/>
      <text:p text:style-name="P75"/>
      <text:p text:style-name="P75"/>
      <text:h text:style-name="P168" text:outline-level="1">Aula 02 - <text:span text:style-name="T430">Instalação</text:span></text:h>
      <text:p text:style-name="P76"/>
      <text:p text:style-name="P38">Instalando e configurando o ambiente PHP:</text:p>
      <text:p text:style-name="P76"/>
      <text:p text:style-name="P76">Para <text:span text:style-name="T17">simular um servidor web em uma máquina doméstica</text:span>, serão precisos 3 programas:</text:p>
      <text:p text:style-name="P76">-<text:span text:style-name="T21">Apache:</text:span> <text:span text:style-name="T17">HTTP server</text:span></text:p>
      <text:p text:style-name="P76">-<text:span text:style-name="T21">MySQL:</text:span> <text:span text:style-name="T19">SGBD </text:span><text:span text:style-name="T20">(</text:span>ferramenta de banco de da<text:span text:style-name="T18">dos</text:span><text:span text:style-name="T20">)</text:span></text:p>
      <text:p text:style-name="P160">-<text:span text:style-name="T21">PHP:</text:span> interpretador <text:span text:style-name="T575">(engine)</text:span> <text:span text:style-name="T17">mais popular do back-end</text:span></text:p>
      <text:p text:style-name="P53">Para simplificar esse processo, <text:span text:style-name="T31">instale o</text:span> <text:span text:style-name="T21">pacote</text:span> de ferramentas <text:span text:style-name="T21">WAMP</text:span> <text:span text:style-name="T31">(ou o </text:span><text:span text:style-name="T26">XAMPP</text:span><text:span text:style-name="T31">, que é multiplataforma e mais leve) para formar um ambiente integrado de desenvolvimento em PHP.</text:span></text:p>
      <text:p text:style-name="P54"/>
      <text:p text:style-name="P72">Ao instalar o <text:span text:style-name="T49">XAMPP</text:span> → <text:s/>abra <text:span text:style-name="T419">seu</text:span> <text:span text:style-name="T49">control_panel</text:span><text:span text:style-name="T21"> </text:span>→ <text:span text:style-name="T419">à direita da janela, </text:span>click no <text:span text:style-name="T48">botão_explorer</text:span> para abrir o diretório onde o programa está instalado→ abra a pasta <text:span text:style-name="T199">htdocs</text:span>→ <text:span text:style-name="T50">crie uma pasta</text:span> e dentro dela salve seus arquivos com extensão <text:span text:style-name="T50">.php</text:span>→abra o navegador → na <text:span text:style-name="T33">URL, digite </text:span><text:span text:style-name="T198">localhost</text:span><text:span text:style-name="T41">/</text:span><text:span text:style-name="T57">→</text:span><text:span text:style-name="T68">e </text:span><text:span text:style-name="T57">complemente o endereço com o </text:span><text:span text:style-name="T42">nome_da_pasta</text:span><text:span text:style-name="T57"> que criou e o </text:span><text:span text:style-name="T42">nome_do_arquivo.php</text:span></text:p>
      <text:h text:style-name="P169" text:outline-level="1"><text:span text:style-name="T358">A</text:span>ula 03 – <text:span text:style-name="T430">Guardando arquivos no localhost</text:span></text:h>
      <text:p text:style-name="P132"/>
      <text:p text:style-name="P29"><text:span text:style-name="T21">Apache</text:span> é<text:span text:style-name="T244"> uma ferramenta responsável pela </text:span><text:span text:style-name="T255">comunicação</text:span><text:span text:style-name="T244"> entre o servidor e o cliente, estabelecendo uma conexão </text:span><text:span text:style-name="T259">através do protocolo HTTP. S</text:span><text:span text:style-name="T244">endo o </text:span><text:span text:style-name="T255">Servidor Web</text:span><text:span text:style-name="T244"> mais popular da internet, ele </text:span><text:span text:style-name="T256">interpreta</text:span><text:span text:style-name="T259"> arquivos</text:span><text:span text:style-name="T244"> de diferentes linguagens (como PHP, Java, Python)</text:span><text:span text:style-name="T259">, </text:span><text:span text:style-name="T261">processando/</text:span><text:span text:style-name="T259">transformando</text:span><text:span text:style-name="T244"> esses </text:span><text:span text:style-name="T259">arquivos</text:span><text:span text:style-name="T244"> </text:span><text:span text:style-name="T255">estáticos</text:span><text:span text:style-name="T244"> </text:span><text:span text:style-name="T259">em HTML </text:span><text:span text:style-name="T244">e </text:span><text:span text:style-name="T259">entregando-os ao Browser </text:span><text:span text:style-name="T244">do cliente.</text:span></text:p>
      <text:p text:style-name="P30"/>
      <text:p text:style-name="P31"><text:span text:style-name="T433">A linguagem PHP </text:span><text:span text:style-name="T248">é especialmente adequada para o </text:span><text:span text:style-name="T249">D</text:span><text:span text:style-name="T248">esenvolvimento </text:span><text:span text:style-name="T249">W</text:span><text:span text:style-name="T248">eb </text:span><text:span text:style-name="T250">pois</text:span><text:span text:style-name="T248"> pode ser embutida/</text:span><text:span text:style-name="T250">misturada</text:span><text:span text:style-name="T248"> dentro d</text:span><text:span text:style-name="T250">a linguagem</text:span><text:span text:style-name="T248"> HTML, </text:span><text:span text:style-name="T250">transformando qualquer site estático em uma página </text:span><text:span text:style-name="T257">dinâmica</text:span><text:span text:style-name="T250">, </text:span><text:span text:style-name="T251">permitindo</text:span><text:span text:style-name="T620"> até mesmo acessar banco de dados. Por ser uma linguagem back-end, toda parte do código PHP será processado/executado </text:span><text:span text:style-name="T16">no servidor</text:span><text:span text:style-name="T620"> para depois</text:span><text:span text:style-name="T35"> </text:span><text:span text:style-name="T10">enviar </text:span><text:span text:style-name="T11">somente</text:span><text:span text:style-name="T10"> HTML</text:span><text:span text:style-name="T621"> personalizado ao cliente. </text:span></text:p>
      <text:p text:style-name="P77"/>
      <text:p text:style-name="P133"><text:span text:style-name="T544">Outr</text:span>os exemplos de <text:span text:style-name="T2">tecnologias Server-Side</text:span> são:</text:p>
      <text:list xml:id="list2378371718" text:style-name="L1">
        <text:list-item>
          <text:p text:style-name="P173"><text:span text:style-name="T86">Servlet/</text:span><text:span text:style-name="T87">JSP </text:span><text:span text:style-name="T88">(Java)</text:span></text:p>
        </text:list-item>
        <text:list-item>
          <text:p text:style-name="P173"><text:span text:style-name="T87">ASP.</text:span><text:span text:style-name="T89">NET</text:span><text:span text:style-name="T87"> (incorporada </text:span><text:span text:style-name="T89">à plataforma</text:span><text:span text:style-name="T87"> .NET </text:span><text:span text:style-name="T88">da Microsoft</text:span><text:span text:style-name="T87">)</text:span></text:p>
        </text:list-item>
      </text:list>
      <text:p text:style-name="P134"/>
      <text:p text:style-name="P135"><text:span text:style-name="T180">Por padrão, </text:span><text:span text:style-name="T21">index</text:span> é sempre o arquivo raiz, <text:span text:style-name="T180">ou seja, o </text:span><text:span text:style-name="T3">arquivo da página principal</text:span><text:span text:style-name="T180"> de um site e o </text:span><text:span text:style-name="T3">primeiro a ser executado</text:span><text:span text:style-name="T180"> pelo servidor, </text:span>sendo <text:span text:style-name="T2">facultativo declará-lo</text:span> na URL. <text:span text:style-name="T211">Sem esse arquivo no diretório raiz, o resultado pode ser catastrófico pois o servidor pode apresentar toda a estrutura do projeto, ou seja, o diretório raiz.</text:span></text:p>
      <text:p text:style-name="P135"/>
      <text:p text:style-name="P136">O <text:span text:style-name="T181">endereço de um servidor</text:span> local é <text:span text:style-name="T9">127.0.0.1</text:span><text:span text:style-name="T21"> </text:span>ou, em sua forma DNS: <text:span text:style-name="T201">localhost</text:span></text:p>
      <text:p text:style-name="P35"><text:span text:style-name="T245">A </text:span><text:span text:style-name="T253">porta 80</text:span><text:span text:style-name="T245"> </text:span><text:span text:style-name="T246">é a porta padrão dos Servidores Web </text:span><text:span text:style-name="T245">para compartilhar documentos </text:span><text:span text:style-name="T246">(como as páginas Web) </text:span><text:span text:style-name="T245">através do protocolo HTTP.</text:span></text:p>
      <text:p text:style-name="P35"><text:span text:style-name="T254">P</text:span><text:span text:style-name="T253">orta </text:span><text:span text:style-name="T245">é uma </text:span><text:span text:style-name="T258">conexão virtual</text:span><text:span text:style-name="T245">/lógica de dados que pode ser usada por programas para </text:span><text:span text:style-name="T258">trocar dados diretamente</text:span><text:span text:style-name="T245">, </text:span><text:span text:style-name="T247">em vez de</text:span><text:span text:style-name="T245"> passar por um arquivo ou outro local de armazenamento temporário. As mais comuns são as portas do tipo TCP e UDP.</text:span></text:p>
      <text:p text:style-name="P23"/>
      <text:p text:style-name="P39"><text:span text:style-name="T625">&lt;?php...?&gt;</text:span><text:span text:style-name="T182"> </text:span><text:span text:style-name="T185">é a</text:span><text:span text:style-name="T22"> </text:span><text:span text:style-name="T29">tag padrão </text:span><text:span text:style-name="T185">para inserir código PHP dentro do código HTML</text:span><text:span text:style-name="T615"> </text:span><text:span text:style-name="T617">e </text:span><text:span text:style-name="T616">t</text:span>udo <text:span text:style-name="T614">o</text:span> que estiver dentr<text:span text:style-name="T615">o d</text:span><text:span text:style-name="T617">ela </text:span><text:span text:style-name="T615">é considerado código PHP.</text:span></text:p>
      <text:p text:style-name="P39"><text:span text:style-name="T625">&lt;?...?&gt;</text:span><text:span text:style-name="T583"> </text:span><text:span text:style-name="T83">short open tag, é uma forma abreviada, para poder usá-la é preciso habilitá-la no nas configurações </text:span><text:span text:style-name="T584">php.ini</text:span><text:span text:style-name="T83"> do servidor</text:span></text:p>
      <text:p text:style-name="P39"><text:span text:style-name="T626">&lt;?=$variável?&gt;</text:span><text:span text:style-name="T188"> </text:span><text:span text:style-name="T83">utilizada para fazer uma </text:span><text:span text:style-name="T179">impressão rápida de uma variável</text:span><text:span text:style-name="T83"> ou expressão quando estiver debuggando, equivalente ao comando </text:span><text:span text:style-name="T584">echo</text:span></text:p>
      <text:p text:style-name="P39"><text:span text:style-name="T618">É importante que a extensão do arquivo seja </text:span><text:span text:style-name="T52">.php</text:span><text:span text:style-name="T618"> pois, se for </text:span><text:span text:style-name="T52">.</text:span><text:span text:style-name="T51">html</text:span><text:span text:style-name="T356">, o código PHP não será reconhecido e processado pelo servidor e, consequentemente</text:span><text:span text:style-name="T79">, não será interpretado </text:span><text:span text:style-name="T82">pelo</text:span><text:span text:style-name="T79"> </text:span><text:span text:style-name="T80">navegador</text:span><text:span text:style-name="T79">.</text:span></text:p>
      <text:p text:style-name="P1"><text:span text:style-name="T291">Um arquivo </text:span><text:span text:style-name="T327">HTML</text:span><text:span text:style-name="T291"> com extensão </text:span><text:span text:style-name="Source_20_Text"><text:span text:style-name="T331">.php</text:span></text:span><text:span text:style-name="T291"> vai se comportar </text:span><text:span text:style-name="Strong_20_Emphasis"><text:span text:style-name="T299">exatamente como HTML</text:span></text:span><text:span text:style-name="T291">. O interpretador PHP só entra em cena para o que estiver entre </text:span><text:span text:style-name="T292">as tags </text:span><text:span text:style-name="Source_20_Text"><text:span text:style-name="T328">&lt;?php… </text:span></text:span><text:span text:style-name="Source_20_Text"><text:span text:style-name="T329">e </text:span></text:span><text:span text:style-name="Source_20_Text"><text:span text:style-name="T328">?&gt;</text:span></text:span><text:span text:style-name="T291">. Nes</text:span><text:span text:style-name="T293">s</text:span><text:span text:style-name="T291">e contexto, o ideal é usar </text:span><text:span text:style-name="T292">todos os arquivos com </text:span><text:span text:style-name="T294">extensão</text:span><text:span text:style-name="T291"> </text:span><text:span text:style-name="Source_20_Text"><text:span text:style-name="T331">.php</text:span></text:span><text:span text:style-name="T291">.</text:span></text:p>
      <text:list xml:id="list2331180525" text:style-name="L2">
        <text:list-item>
          <text:p text:style-name="P174"><text:span text:style-name="T426">Para acessar um nível acima na árvore de </text:span><text:span text:style-name="T427">diretórios Linux</text:span><text:span text:style-name="T426">/servidor use (</text:span><text:span text:style-name="T205">../</text:span><text:span text:style-name="T426">)</text:span></text:p>
        </text:list-item>
      </text:list>
      <text:p text:style-name="P78"/>
      <text:p text:style-name="P3"><text:a xlink:type="simple" xlink:href="https://www.php.net/manual/pt_BR/" text:style-name="Internet_20_link" text:visited-style-name="Visited_20_Internet_20_Link"><text:span text:style-name="T571">Link para a Documentação do PHP</text:span></text:a></text:p>
      <text:h text:style-name="P169" text:outline-level="1">Aula 04 – <text:span text:style-name="T430">Declarando variáveis</text:span></text:h>
      <text:p text:style-name="P79"/>
      <text:p text:style-name="P62"><text:span text:style-name="T373">A</text:span><text:span text:style-name="T371"> declaração de variáveis no PHP</text:span><text:span text:style-name="T372"> </text:span><text:span text:style-name="T373">n</text:span><text:span text:style-name="T371">ão é obrigatóri</text:span><text:span text:style-name="T373">a</text:span><text:span text:style-name="T371">, entretanto, é uma boa prática declará-las</text:span></text:p>
      <text:p text:style-name="P22"/>
      <text:p text:style-name="P80"><text:span text:style-name="T372">-</text:span><text:span text:style-name="T194">echo, print</text:span><text:span text:style-name="T191"> </text:span><text:span text:style-name="T401">e</text:span><text:span text:style-name="T191"> </text:span><text:span text:style-name="T194">printf</text:span><text:span text:style-name="T197">()</text:span><text:span text:style-name="T54"> </text:span><text:span text:style-name="T416">são comandos que servem para </text:span><text:span text:style-name="T5">gerar saída</text:span><text:span text:style-name="T2"> na tela</text:span><text:span text:style-name="T359"> (tanto na função </text:span><text:span text:style-name="T585">echo</text:span><text:span text:style-name="T359"> quanto na função </text:span><text:span text:style-name="T585">print</text:span><text:span text:style-name="T359"> são opcionais os parênteses). </text:span></text:p>
      <text:p text:style-name="P81">-Tags HTML podem ser inseridas dentro das aspas <text:span text:style-name="T614">duplas </text:span>como a <text:span text:style-name="T577">tag</text:span> <text:span text:style-name="T40">&lt;br&gt;</text:span> para pular linha.</text:p>
      <text:p text:style-name="P84">-Não é possível colocar <text:span text:style-name="T2">aspas duplas</text:span> dentro de aspas duplas. <text:span text:style-name="T606">(use aspas simples)</text:span></text:p>
      <text:p text:style-name="P82">-Toda variável <text:span text:style-name="T361">deve </text:span>começa<text:span text:style-name="T361">r</text:span> com o cifrão (<text:span text:style-name="T190">$</text:span>), <text:span text:style-name="T579">seguida de letra ou underline, ou seja, não pode começar o nome com número</text:span></text:p>
      <text:p text:style-name="P83"/>
      <text:p text:style-name="P85">Diferente do Java que é Case-Sensitive para tudo, no PHP:</text:p>
      <text:p text:style-name="P85">São Case-<text:span text:style-name="T627">S</text:span>ensitive:</text:p>
      <text:list xml:id="list2639042150" text:style-name="L3">
        <text:list-item>
          <text:p text:style-name="P175"><text:span text:style-name="T21">$</text:span>variáveis</text:p>
        </text:list-item>
        <text:list-item>
          <text:p text:style-name="P175">CONSTANTES (se declaradas com a palavra-chave <text:span text:style-name="T582">const</text:span>)</text:p>
        </text:list-item>
      </text:list>
      <text:p text:style-name="P85">Não são Case-Sensitive <text:span text:style-name="T631">(ou seja, posso escrevê-las em maiúsculo)</text:span>:</text:p>
      <text:list xml:id="list150761572419734" text:continue-numbering="true" text:style-name="L3">
        <text:list-item>
          <text:p text:style-name="P175">palavras-<text:span text:style-name="T627">chave (reservadas)</text:span></text:p>
        </text:list-item>
        <text:list-item>
          <text:p text:style-name="P175">classes</text:p>
        </text:list-item>
        <text:list-item>
          <text:p text:style-name="P175">funções (até mesmo aquelas definidas pelo usuário)</text:p>
        </text:list-item>
      </text:list>
      <text:p text:style-name="P86"/>
      <text:p text:style-name="P5"><text:span text:style-name="Source_20_Text"><text:span text:style-name="T442">Para criar constantes, use a função </text:span></text:span><text:span text:style-name="Source_20_Text"><text:span text:style-name="T587">define()</text:span></text:span><text:span text:style-name="Source_20_Text"><text:span text:style-name="T442">. Exemplo:<text:line-break/></text:span></text:span><text:span text:style-name="Source_20_Text"><text:span text:style-name="T523">define(</text:span></text:span><text:span text:style-name="Source_20_Text"><text:span text:style-name="T186">“CONSTANTE”),27</text:span></text:span><text:span text:style-name="Source_20_Text"><text:span text:style-name="T523">)</text:span></text:span><text:span text:style-name="Source_20_Text"><text:span text:style-name="T186">;</text:span></text:span><text:span text:style-name="Source_20_Text"><text:span text:style-name="T189"><text:line-break/></text:span></text:span><text:span text:style-name="Source_20_Text"><text:span text:style-name="T99">Outra maneira de declarar constante</text:span></text:span><text:span text:style-name="Source_20_Text"><text:span text:style-name="T100">s</text:span></text:span><text:span text:style-name="Source_20_Text"><text:span text:style-name="T99"> é com a palavra-chave </text:span></text:span><text:span text:style-name="Source_20_Text"><text:span text:style-name="T565">const</text:span></text:span></text:p>
      <text:p text:style-name="P137"/>
      <text:p text:style-name="P103"><text:span text:style-name="T425">Porque não declarar </text:span>variáveis com <text:span text:style-name="T2">acentos ou símbolos</text:span>?</text:p>
      <text:p text:style-name="P87"><text:span text:style-name="T580">A acentuação é permitida porém não é uma boa prática. </text:span>Todos os computadores interpretam o encoding <text:span text:style-name="T580">(codificação)</text:span> ASCII igual mas, quando se trata de ASCII <text:span text:style-name="T580">estendidos</text:span>, pode ser gerado um problema porque nem todo computador os interpreta igualmente. Não é garantia que em outros idiomas, além do inglês, a interpretação seja igual.<text:tab/><text:tab/><text:span text:style-name="T627">($variável → $vari?vel)</text:span></text:p>
      <text:p text:style-name="P87"/>
      <text:p text:style-name="P95"><text:span text:style-name="T286">N</text:span><text:span text:style-name="T285">ão existe a necessidade de declarar variáveis</text:span><text:span text:style-name="T276">. Os tipos serão atribuídos automaticamente de acordo com o valor que a variável receber, ou seja, </text:span><text:span text:style-name="T277">a linguagem inicializa a variável e</text:span><text:span text:style-name="T276"> modifica </text:span><text:span text:style-name="T277">seu tipo</text:span><text:span text:style-name="T276"> de acordo com a atribuição. Esse processo é conhecido como coerção </text:span><text:span text:style-name="T378">(</text:span><text:span text:style-name="T383">p</text:span><text:span text:style-name="T378">orém é uma boa </text:span><text:span text:style-name="T383">prática</text:span><text:span text:style-name="T378"> de programação declarar as variáveis).</text:span></text:p>
      <text:p text:style-name="P33"/>
      <text:p text:style-name="P40">O <text:span text:style-name="T27">operador</text:span><text:span text:style-name="T21"> de atribuição</text:span> é <text:span text:style-name="T417">um</text:span> sinal de <text:span text:style-name="T207">igual</text:span> (<text:span text:style-name="T190">=</text:span>)</text:p>
      <text:p text:style-name="P41">Exemplo de atribuição de variáveis simultaneamente: $a = $b = $c = 10;</text:p>
      <text:p text:style-name="P42">Esse operador tem low priority sobre os operadores lógicos <text:span text:style-name="T50">AND</text:span> e <text:span text:style-name="T50">OR</text:span>, porém os operadores <text:span text:style-name="T50">&amp;&amp;</text:span> e <text:span text:style-name="T50">||</text:span> têm higher priority sobre todos. Exemplo:</text:p>
      <text:p text:style-name="P43"><text:span text:style-name="T187">$c = $a </text:span><text:span text:style-name="T524">and</text:span><text:span text:style-name="T187"> $b</text:span><text:tab/>→ <text:s text:c="4"/>A precedência dessa operação é <text:span text:style-name="T187">$c = $a</text:span></text:p>
      <text:p text:style-name="P41"/>
      <text:p text:style-name="P79"><text:span text:style-name="T6">É</text:span><text:span text:style-name="T2"> necessário</text:span> o ponto-e-vírgula (<text:span text:style-name="T193">;</text:span>) para indicar o fim do comando</text:p>
      <text:p text:style-name="P100"/>
      <text:p text:style-name="P96">Não é necessário aquele (<text:span text:style-name="T195">f</text:span>) acompanhando números decimais (float) <text:span text:style-name="T545">como no Java</text:span></text:p>
      <text:p text:style-name="P34"/>
      <text:p text:style-name="P96"><text:soft-page-break/>O PHP aceita <text:span text:style-name="T550">typecast</text:span>, <text:span text:style-name="T545">ou seja,</text:span> <text:span text:style-name="T360">forçar a conversão de</text:span> uma variável <text:span text:style-name="T360">para que </text:span>seja de um determinado tipo:</text:p>
      <text:list xml:id="list1555928524" text:style-name="L4">
        <text:list-item>
          <text:p text:style-name="P177">Inteiro: (int) <text:span text:style-name="T627">ou </text:span>(integer)</text:p>
        </text:list-item>
        <text:list-item>
          <text:p text:style-name="P177">Real: (real), (float), (double)</text:p>
        </text:list-item>
        <text:list-item>
          <text:p text:style-name="P177">Caractere: (string)</text:p>
        </text:list-item>
        <text:list-item>
          <text:p text:style-name="P176"><text:span text:style-name="T36">Lógico: </text:span><text:span text:style-name="T12">não existe</text:span><text:span text:style-name="T36"> typecast porque</text:span><text:span text:style-name="T206"> </text:span><text:span text:style-name="T566">tipos lógicos são considerados como inteiros</text:span><text:span text:style-name="T400">, sendo </text:span><text:span text:style-name="T363">true </text:span><text:span text:style-name="T369">= </text:span><text:span text:style-name="T363">1<text:tab/></text:span><text:span text:style-name="T369">e <text:tab/></text:span><text:span text:style-name="T363">false</text:span><text:span text:style-name="T369"> = </text:span><text:span text:style-name="T370">string vazia (</text:span><text:span text:style-name="T364">“”</text:span><text:span text:style-name="T370">)</text:span></text:p>
        </text:list-item>
      </text:list>
      <text:p text:style-name="P40"/>
      <text:p text:style-name="P34"><text:span text:style-name="T244">A </text:span><text:span text:style-name="T252">concatenação</text:span><text:span text:style-name="T244"> em PHP é realizada pelo operador </text:span><text:span text:style-name="T347">ponto</text:span><text:span text:style-name="T244"> (</text:span><text:span text:style-name="T336">.</text:span><text:span text:style-name="T244">)</text:span> <text:span text:style-name="T361">Exemplo:</text:span></text:p>
      <text:p text:style-name="P61"><text:span text:style-name="T216">echo</text:span><text:span text:style-name="T236"> </text:span><text:span text:style-name="T220">"&lt;br&gt;Concatenando: " </text:span><text:span text:style-name="T212">. </text:span><text:span text:style-name="T230">$no</text:span><text:span text:style-name="T231">me </text:span><text:span text:style-name="T212">. </text:span><text:span text:style-name="T220">" tem " </text:span><text:span text:style-name="T212">. </text:span><text:span text:style-name="T230">$idade </text:span><text:span text:style-name="T212">. </text:span><text:span text:style-name="T220">" anos"</text:span><text:span text:style-name="T236">;</text:span></text:p>
      <text:p text:style-name="P103">Diferente do Javascript onde a concatenação tem preferência sobre a adição numérica; no PHP, o operador (+) serve apenas para somar valores porque o operador de concatenação é o ponto (.) <text:span text:style-name="T581">Exemplo:</text:span><text:span text:style-name="T28"> [javascript: ‘1’+1=11]<text:tab/>[php: ‘1’+1=2]</text:span></text:p>
      <text:p text:style-name="P103"/>
      <text:p text:style-name="P36"><text:span text:style-name="T262">O</text:span><text:span text:style-name="T263"> </text:span><text:span text:style-name="T272">Template String</text:span><text:span text:style-name="T264"> </text:span><text:span text:style-name="T265">é</text:span><text:span text:style-name="T273"> </text:span><text:span text:style-name="T266">u</text:span><text:span text:style-name="T262">ma alternativa à concatenação</text:span><text:span text:style-name="T271"> </text:span><text:span text:style-name="T260">(</text:span><text:span text:style-name="T267">é </text:span><text:span text:style-name="T260">importante que </text:span><text:span text:style-name="T268">as variáveis</text:span><text:span text:style-name="T260"> </text:span><text:span text:style-name="T268">estejam</text:span><text:span text:style-name="T260"> </text:span><text:span text:style-name="T269">entre </text:span><text:span text:style-name="T270">as </text:span><text:span text:style-name="T260">aspas duplas), </text:span><text:span text:style-name="T269">desse modo não será preciso utilizar o operador ponto(.)</text:span><text:span text:style-name="T260">: </text:span><text:span text:style-name="T217">echo</text:span><text:span text:style-name="T237"> </text:span><text:span text:style-name="T221">"</text:span><text:span text:style-name="T222">Usando</text:span><text:span text:style-name="T221"> </text:span><text:span text:style-name="T223">template</text:span><text:span text:style-name="T221">: </text:span><text:span text:style-name="T232">$nome</text:span><text:span text:style-name="T221"> tem </text:span><text:span text:style-name="T232">$idade</text:span><text:span text:style-name="T221"> anos!"</text:span></text:p>
      <text:p text:style-name="P109"><text:s/><text:span text:style-name="T607">Note que não foi preciso as chaves{}, como no Javascript.</text:span></text:p>
      <text:p text:style-name="P109"/>
      <text:p text:style-name="P110">Ao converter para booleano, os seguintes valores serão considerados como <text:span text:style-name="T582">false</text:span>:</text:p>
      <text:list xml:id="list3746686934" text:style-name="L5">
        <text:list-item>
          <text:p text:style-name="P178">inteiro <text:span text:style-name="T612">0</text:span>;</text:p>
        </text:list-item>
        <text:list-item>
          <text:p text:style-name="P178">float <text:span text:style-name="T612">0.0</text:span>;</text:p>
        </text:list-item>
        <text:list-item>
          <text:p text:style-name="P178">string vazia <text:span text:style-name="T612">“”</text:span> ou <text:span text:style-name="T612">“0”</text:span>;</text:p>
        </text:list-item>
        <text:list-item>
          <text:p text:style-name="P179">vetor vazio <text:span text:style-name="T612">[]</text:span></text:p>
        </text:list-item>
        <text:list-item>
          <text:p text:style-name="P179">O próprio booleano<text:span text:style-name="T551"> </text:span><text:span text:style-name="T612">false</text:span>;</text:p>
        </text:list-item>
      </text:list>
      <text:h text:style-name="P169" text:outline-level="1">Aula 05 – <text:span text:style-name="T431">Funções Matemáticas</text:span></text:h>
      <text:p text:style-name="Text_20_body"/>
      <text:p text:style-name="P44"><draw:frame draw:style-name="fr2" draw:name="Figura2" text:anchor-type="paragraph" svg:x="0.097cm" svg:y="-0.041cm" svg:width="6.119cm" svg:height="5.228cm" draw:z-index="0"><draw:image xlink:href="Pictures/100000000000013500000108636E82AAD38CB096.jpg" xlink:type="simple" xlink:show="embed" xlink:actuate="onLoad" draw:mime-type="image/jpeg"/></draw:frame></text:p>
      <text:p text:style-name="P44"/>
      <text:p text:style-name="P108">Em PHP, dividindo dois números <text:span text:style-name="T546">do tipo inteiro</text:span>, o retorno pode ser <text:span text:style-name="T546">do tipo</text:span> <text:span text:style-name="T2">float</text:span>.</text:p>
      <text:p text:style-name="P106"/>
      <text:p text:style-name="P106"/>
      <text:h text:style-name="P170" text:outline-level="3"/>
      <text:h text:style-name="P171" text:outline-level="3">Como usar valores personalizados?</text:h>
      <text:p text:style-name="P107"><draw:frame draw:style-name="fr2" draw:name="Figura3" text:anchor-type="paragraph" svg:x="0.025cm" svg:y="-0.071cm" svg:width="13.335cm" svg:height="4.946cm" draw:z-index="1"><draw:image xlink:href="Pictures/1000000000000239000000D3E3BD8175695CFA9C.jpg" xlink:type="simple" xlink:show="embed" xlink:actuate="onLoad" draw:mime-type="image/jpeg"/></draw:frame></text:p>
      <text:p text:style-name="P107"><text:span text:style-name="T433">Ao</text:span> atribuir valores às variáveis, os dados são inseridos na URL para serem passados como parâmetros.</text:p>
      <text:p text:style-name="P107"/>
      <text:p text:style-name="P107"/>
      <text:p text:style-name="P55"><draw:frame draw:style-name="fr2" draw:name="Figura4" text:anchor-type="paragraph" svg:x="0.037cm" svg:y="0.42cm" svg:width="11.285cm" svg:height="7.948cm" draw:z-index="2"><draw:image xlink:href="Pictures/10000000000001F10000015E5029C9A63A1C6A70.jpg" xlink:type="simple" xlink:show="embed" xlink:actuate="onLoad" draw:mime-type="image/jpeg"/></draw:frame><text:span text:style-name="T433">Função </text:span><text:span text:style-name="T554">number</text:span><text:span text:style-name="T555">_format()</text:span><text:span text:style-name="T81">:</text:span></text:p>
      <text:list xml:id="list1423044868" text:style-name="L6">
        <text:list-item>
          <text:p text:style-name="P189"><text:span text:style-name="T32">1º parâmetro é o </text:span>valor</text:p>
        </text:list-item>
        <text:list-item>
          <text:p text:style-name="P192"><text:span text:style-name="T374">2º parâmetro é a</text:span><text:span text:style-name="T368"><text:line-break/></text:span><text:span text:style-name="T380">quantidade de casa</text:span><text:span text:style-name="T381">s</text:span><text:span text:style-name="T380"> decimais</text:span></text:p>
        </text:list-item>
        <text:list-item>
          <text:p text:style-name="P193"><text:span text:style-name="T374">3º parâmetro é o<text:line-break/></text:span><text:span text:style-name="T380">separador decimal</text:span></text:p>
        </text:list-item>
        <text:list-item>
          <text:p text:style-name="P194"><text:span text:style-name="T374">4º parâmetro é o <text:line-break/></text:span><text:span text:style-name="T380">separador de milhar</text:span><text:span text:style-name="T374">.</text:span></text:p>
        </text:list-item>
      </text:list>
      <text:p text:style-name="P155"><text:span text:style-name="T81">.</text:span><text:span text:style-name="T473">number_format</text:span><text:span text:style-name="T81">(</text:span><text:span text:style-name="T505">$v1</text:span><text:span text:style-name="T81">,</text:span><text:span text:style-name="T529">2</text:span><text:span text:style-name="T81">,</text:span><text:span text:style-name="T491">","</text:span><text:span text:style-name="T81">,</text:span><text:span text:style-name="T491">"."</text:span><text:span text:style-name="T81">)<text:line-break/></text:span></text:p>
      <text:p text:style-name="P20">Também temos as funções:</text:p>
      <text:list xml:id="list1849180278" text:style-name="L7">
        <text:list-item>
          <text:p text:style-name="P190"><text:span text:style-name="T567">ceil()</text:span>: arredondamento para cima</text:p>
        </text:list-item>
        <text:list-item>
          <text:p text:style-name="P191"><text:span text:style-name="T567">floor()</text:span>: arredondamento para baixo</text:p>
        </text:list-item>
      </text:list>
      <text:h text:style-name="Heading_20_1" text:outline-level="1"><text:soft-page-break/>Aula 06 – <text:span text:style-name="T431">Operadores</text:span></text:h>
      <text:p text:style-name="Text_20_body"/>
      <text:p text:style-name="P18"><draw:frame draw:style-name="fr2" draw:name="Figura5" text:anchor-type="paragraph" svg:x="2.473cm" svg:y="0.191cm" svg:width="12.501cm" svg:height="7.093cm" draw:z-index="3"><draw:image xlink:href="Pictures/10000000000002160000012FBC3637111CCC7474.jpg" xlink:type="simple" xlink:show="embed" xlink:actuate="onLoad" draw:mime-type="image/jpeg"/></draw:frame></text:p>
      <text:p text:style-name="P18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pan text:style-name="T375">Observações quanto às operações com Módulos:</text:span><text:line-break/><text:span text:style-name="T234">$h</text:span><text:span text:style-name="T239"> = </text:span><text:span text:style-name="T343">1 </text:span><text:span text:style-name="T239">% </text:span><text:span text:style-name="T343">2</text:span><text:span text:style-name="T239">; </text:span><text:span text:style-name="T345">//retorna '1'<text:tab/></text:span><text:span text:style-name="T344"><text:tab/></text:span><text:span text:style-name="T234">$y</text:span><text:span text:style-name="T239"> = </text:span><text:span text:style-name="T343">0 </text:span><text:span text:style-name="T239">% </text:span><text:span text:style-name="T343">3</text:span><text:span text:style-name="T239">; </text:span><text:span text:style-name="T345">//retorna '0'</text:span><text:span text:style-name="T344"> </text:span></text:p>
      <text:p text:style-name="P18"/>
      <text:p text:style-name="P19"><draw:frame draw:style-name="fr2" draw:name="Figura6" text:anchor-type="paragraph" svg:x="2.528cm" svg:y="-0.344cm" svg:width="12.42cm" svg:height="6.565cm" draw:z-index="4"><draw:image xlink:href="Pictures/10000000000001FB0000010C013F3574ED07882A.jpg" xlink:type="simple" xlink:show="embed" xlink:actuate="onLoad" draw:mime-type="image/jpe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37"><text:span text:style-name="T428"><text:line-break/>Atenção! O PÓS incremento/decremento utiliza a variável primeiro para </text:span><text:span text:style-name="T424">depois</text:span><text:span text:style-name="T428"> decrementar, </text:span><text:span text:style-name="T429">ou seja, <text:line-break/></text:span><text:span text:style-name="T274">++a -&gt; executado </text:span><text:span text:style-name="T275">imediatamente</text:span><text:span text:style-name="T274"><text:line-break/>b++ -&gt; executado na </text:span><text:span text:style-name="T275">próxima linha</text:span></text:p>
      <text:p text:style-name="P21"/>
      <text:p text:style-name="P19">Os <text:span text:style-name="T21">comentários</text:span> serão ignorados durante a interpretação do script e seguem o padrão:</text:p>
      <text:p text:style-name="P19"><text:span text:style-name="T432"><text:s/></text:span><text:span text:style-name="T193">//</text:span><text:span text:style-name="T409">este é um comentário inline </text:span><text:span text:style-name="T412">estilo C</text:span> ou<text:span text:style-name="T40"> </text:span><text:span text:style-name="T193">#</text:span><text:span text:style-name="T409">este é um comentário inline </text:span><text:span text:style-name="T412">estilo shell</text:span></text:p>
      <text:p text:style-name="P19"><text:s/>ou<text:span text:style-name="T411"> </text:span><text:span text:style-name="T190">/</text:span><text:span text:style-name="T202">*</text:span><text:span text:style-name="T410">este é um comentário em</text:span></text:p>
      <text:p text:style-name="P121"><text:span text:style-name="T573"><text:s/>mais linhas</text:span><text:span text:style-name="T202">*</text:span><text:span text:style-name="T200">/</text:span></text:p>
      <text:p text:style-name="P70"><draw:frame draw:style-name="fr4" draw:name="Figura7" text:anchor-type="paragraph" svg:width="10.73cm" svg:height="7.253cm" draw:z-index="5"><draw:image xlink:href="Pictures/10000000000001FA00000156B4BC3319D64BE0B8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57"><text:span text:style-name="T300">Colocar um caractere ‘</text:span><text:span text:style-name="Source_20_Text"><text:span text:style-name="T304">&amp;</text:span></text:span><text:span text:style-name="T300">’ na frente de uma variável vai </text:span><text:span text:style-name="T316">criar um </text:span><text:span text:style-name="T335">ponteiro</text:span><text:span text:style-name="T300"> em PHP. El</text:span><text:span text:style-name="T301">e</text:span><text:span text:style-name="T300"> não será uma variável de fato </text:span><text:span text:style-name="T303">mas guardará o endereço dela, ou seja,</text:span><text:span text:style-name="T300"> será uma referência à variável original. Com isso, cria-se uma relação entre as variáveis. </text:span><text:span text:style-name="T302">Se alterar uma, também altera a outra.</text:span></text:p>
      <text:p text:style-name="P115">No exemplo acima, ao utilizar o operador <text:span text:style-name="T21">&amp;</text:span>, <text:span text:style-name="T432">a</text:span> variável <text:span text:style-name="T596">`</text:span><text:span text:style-name="T582">a</text:span><text:span text:style-name="T596">`</text:span><text:span text:style-name="T548"> </text:span>fará referência à variável <text:span text:style-name="T596">`</text:span><text:span text:style-name="T597">b</text:span><text:span text:style-name="T598">`</text:span>.</text:p>
      <text:p text:style-name="P117"><text:span text:style-name="T70">Assim, se a variável </text:span><text:span text:style-name="T599">`</text:span><text:span text:style-name="T600">a</text:span><text:span text:style-name="T601">`</text:span><text:span text:style-name="T70"> valer </text:span><text:span text:style-name="T71">8</text:span><text:span text:style-name="T70">, então </text:span><text:span text:style-name="T599">`</text:span><text:span text:style-name="T600">b</text:span><text:span text:style-name="T601">`</text:span><text:span text:style-name="T70"> valerá </text:span><text:span text:style-name="T71">8 + 5 = 13</text:span><text:span text:style-name="T70">, mudando o valor da variável </text:span><text:span text:style-name="T599">`</text:span><text:span text:style-name="T600">a</text:span><text:span text:style-name="T601">`</text:span><text:span text:style-name="T70"> também para </text:span><text:span text:style-name="T71">13 </text:span><text:span text:style-name="T70">e</text:span> <text:span text:style-name="T2">ficando </text:span><text:span text:style-name="T547">ambas</text:span><text:span text:style-name="T2"> com o mesmo valor</text:span></text:p>
      <text:p text:style-name="P118"/>
      <text:p text:style-name="P118"><draw:frame draw:style-name="fr2" draw:name="Figura8" text:anchor-type="paragraph" svg:x="2.101cm" svg:y="0.4cm" svg:width="13.25cm" svg:height="6.888cm" draw:z-index="6"><draw:image xlink:href="Pictures/1000000000000292000001566EAFB78296191189.png" xlink:type="simple" xlink:show="embed" xlink:actuate="onLoad" draw:mime-type="image/png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47"><text:span text:style-name="T278">Colocar um </text:span><text:span text:style-name="T282">segundo ‘$’</text:span><text:span text:style-name="T278"> na frente de uma variável</text:span><text:span text:style-name="T367"> </text:span><text:span text:style-name="T278">cria uma </text:span><text:span text:style-name="T282">variável din</text:span><text:span text:style-name="T283">â</text:span><text:span text:style-name="T282">mica</text:span><text:span text:style-name="T278">, dependen</text:span><text:span text:style-name="T279">te</text:span><text:span text:style-name="T278"> do conteúdo da variável original.</text:span><text:span text:style-name="T367"> Basicamente, o cifrão duplo instrui a criação de uma variável dentro da memória do servidor considerando o conteúdo da variável</text:span><text:span text:style-name="T399"> </text:span><text:span text:style-name="T362">$site</text:span><text:span text:style-name="T399">. </text:span><text:span text:style-name="T367">Logo, a recém-criada variável</text:span><text:span text:style-name="T399"> </text:span><text:span text:style-name="T362">$cursoemvideo</text:span><text:span text:style-name="T399"> recebe o valor </text:span><text:span text:style-name="T362">“cursoPHP”.</text:span><text:span text:style-name="T367"> Sendo assi</text:span><text:span text:style-name="T58">m, teremos 2 variáveis.</text:span></text:p>
      <text:h text:style-name="P169" text:outline-level="1"><text:span text:style-name="T58">A</text:span><text:span text:style-name="T57">ula 07 – </text:span><text:span text:style-name="T69">Operador Relacional, Ternário </text:span><text:span text:style-name="T72">ou</text:span><text:span text:style-name="T69"> Lógico</text:span></text:h>
      <text:p text:style-name="P145"/>
      <text:p text:style-name="P122"><draw:frame draw:style-name="fr2" draw:name="Figura9" text:anchor-type="paragraph" svg:x="4.348cm" svg:y="0.383cm" svg:width="8.174cm" svg:height="6.907cm" draw:z-index="7"><draw:image xlink:href="Pictures/10000000000001C40000017E09976DA7F1998792.jpg" xlink:type="simple" xlink:show="embed" xlink:actuate="onLoad" draw:mime-type="image/jpeg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3"><draw:frame draw:style-name="fr5" draw:name="Figura10" text:anchor-type="paragraph" svg:x="0.792cm" svg:y="-0.141cm" svg:width="8.998cm" svg:height="5.69cm" draw:z-index="8"><draw:image xlink:href="Pictures/10000000000002300000010A5B08F62884EE2EE5.jpg" xlink:type="simple" xlink:show="embed" xlink:actuate="onLoad" draw:mime-type="image/jpeg"/></draw:frame>Cuidado! O operador ternário <text:span text:style-name="T2">apenas retorna valor ou expressão</text:span>, ele NÃO executa declarações/<text:span text:style-name="T632">funções/</text:span>comandos <text:span text:style-name="T632">que não </text:span><text:span text:style-name="T633">retornam valor</text:span>.</text:p>
      <text:p text:style-name="P124">Exemplo de código que <text:span text:style-name="T2">NÃO</text:span> compila:<text:line-break/><text:span text:style-name="T628">(</text:span><text:span text:style-name="T582">a==b) ? </text:span><text:span text:style-name="T608">echo</text:span><text:span text:style-name="T582"> ’sim’: </text:span><text:span text:style-name="T608">echo</text:span><text:span text:style-name="T582"> ’não’</text:span></text:p>
      <text:p text:style-name="P125">*não compila porque a função <text:span text:style-name="T582">echo</text:span> não retorna valor, apenas printa na tela</text:p>
      <text:p text:style-name="P162"/>
      <text:p text:style-name="P123"><draw:frame draw:style-name="fr2" draw:name="Figura11" text:anchor-type="paragraph" svg:x="0.769cm" svg:y="-0.039cm" svg:width="15.595cm" svg:height="5.883cm" draw:z-index="9"><draw:image xlink:href="Pictures/100000000000029C000000FCD741D518DF82FAB1.jpg" xlink:type="simple" xlink:show="embed" xlink:actuate="onLoad" draw:mime-type="image/jpeg"/></draw:frame></text:p>
      <text:h text:style-name="P169" text:outline-level="1">Aula 08 - <text:span text:style-name="T574">Formulários</text:span></text:h>
      <text:p text:style-name="P44"/>
      <text:p text:style-name="P63"><text:span text:style-name="T75">É possível interligar formulários HTML com scripts PHP através da cláusula </text:span><text:span text:style-name="T208">$_GET</text:span><text:span text:style-name="T209">[“”]</text:span><text:span text:style-name="T59"> <text:line-break/></text:span><text:span text:style-name="T76">(</text:span><text:span text:style-name="T59">Lembr</text:span><text:span text:style-name="T75">ando </text:span><text:span text:style-name="T59">que é </text:span><text:span text:style-name="T75">escrito</text:span><text:span text:style-name="T59"> todo em letras maiúsculas</text:span><text:span text:style-name="T76">)</text:span></text:p>
      <text:p text:style-name="P128"><draw:frame draw:style-name="fr2" draw:name="Figura12" text:anchor-type="paragraph" svg:x="0.129cm" svg:y="0.164cm" svg:width="9.495cm" svg:height="4.373cm" draw:z-index="10"><draw:image xlink:href="Pictures/10000000000002390000010648222C595AFD53B8.jpg" xlink:type="simple" xlink:show="embed" xlink:actuate="onLoad" draw:mime-type="image/jpeg"/></draw:frame><draw:frame draw:style-name="fr2" draw:name="Figura13" text:anchor-type="paragraph" svg:x="9.696cm" svg:y="0.164cm" svg:width="7.655cm" svg:height="4.352cm" draw:z-index="11"><draw:image xlink:href="Pictures/10000000000002890000017176B27908CAB3F3FC.jpg" xlink:type="simple" xlink:show="embed" xlink:actuate="onLoad" draw:mime-type="image/jpeg"/></draw:frame></text:p>
      <text:p text:style-name="P119"/>
      <text:p text:style-name="P119"/>
      <text:p text:style-name="P119"/>
      <text:p text:style-name="P119"/>
      <text:p text:style-name="P129"/>
      <text:p text:style-name="P64"><text:span text:style-name="T60">O parâmetro </text:span><text:span text:style-name="T43">m</text:span><text:span text:style-name="T46">e</text:span><text:span text:style-name="T43">tod=”get”</text:span><text:span text:style-name="T60"> envia os dados pela URL(mais rápido) </text:span><text:span text:style-name="T61">e utiliza o comando</text:span><text:span text:style-name="T47"> </text:span><text:span text:style-name="T44">$_GET[“”]</text:span></text:p>
      <text:p text:style-name="P65"><text:span text:style-name="T61">Já </text:span><text:span text:style-name="T57">o </text:span><text:span text:style-name="T59">parâmetro</text:span><text:span text:style-name="T57"> </text:span><text:span text:style-name="T42">metod=”post”</text:span><text:span text:style-name="T57"> envia por pacotes(mais seguro) </text:span><text:span text:style-name="T61">e utiliza o comando</text:span><text:span text:style-name="T47"> </text:span><text:span text:style-name="T44">$_POST[“”]</text:span></text:p>
      <text:p text:style-name="P66"><text:span text:style-name="T57">O parâmetro </text:span><text:span text:style-name="T42">action=”dados.php</text:span><text:span text:style-name="T62">”</text:span><text:span text:style-name="T57"> indica para </text:span><text:span text:style-name="T73">qual arquivo</text:span><text:span text:style-name="T57"> os dados devem ser enviados </text:span><text:span text:style-name="T74">para agir.</text:span></text:p>
      <text:p text:style-name="P67"><text:span text:style-name="T57">A tag </text:span><text:span text:style-name="T365">&lt;form&gt;</text:span><text:span text:style-name="T57"> cria formulários</text:span></text:p>
      <text:p text:style-name="P66"><text:span text:style-name="T57">A tag </text:span><text:span text:style-name="T42">&lt;input&gt;</text:span><text:span text:style-name="T57"> serve para criar uma série de controles, como caixa de textos, </text:span><text:span text:style-name="T59">botões,</text:span><text:span text:style-name="T57"> etc</text:span></text:p>
      <text:p text:style-name="P68"><text:span text:style-name="T64">O o</text:span><text:span text:style-name="T57">bjeto </text:span><text:span text:style-name="T42">input</text:span><text:span text:style-name="T63"> </text:span><text:span text:style-name="T65">d</text:span><text:span text:style-name="T66">e tipo </text:span><text:span text:style-name="T42">submit</text:span><text:span text:style-name="T57"> </text:span><text:span text:style-name="T59">enviam </text:span><text:span text:style-name="T73">os </text:span><text:span text:style-name="T59">dados </text:span><text:span text:style-name="T73">do </text:span><text:span text:style-name="T74">formulário</text:span><text:span text:style-name="T73"> </text:span><text:span text:style-name="T59">para o </text:span><text:span text:style-name="T73">arquivo </text:span><text:span text:style-name="T59">estipulado n</text:span><text:span text:style-name="T73">o parâmetro </text:span><text:span text:style-name="T45">action</text:span><text:span text:style-name="T59"> </text:span><text:span text:style-name="T73">d</text:span><text:span text:style-name="T59">a primeira linha.</text:span></text:p>
      <text:p text:style-name="P69"><text:span text:style-name="T278">A </text:span><text:span text:style-name="T284">integração</text:span><text:span text:style-name="T278"> </text:span><text:span text:style-name="T280">entre</text:span><text:span text:style-name="T278"> qualquer controle de formulário </text:span><text:span text:style-name="T280">HTML e seu script PHP</text:span><text:span text:style-name="T278"> pode ser feita através do </text:span><text:span text:style-name="T281">parâmetro</text:span><text:span text:style-name="T282"> </text:span><text:span text:style-name="T330">name</text:span></text:p>
      <text:p text:style-name="P101"><text:span text:style-name="T384">Função</text:span><text:span text:style-name="T204"> </text:span><text:span text:style-name="T560">date(“</text:span><text:span text:style-name="T55">Y</text:span><text:span text:style-name="T560">”)</text:span><text:span text:style-name="T90"> </text:span><text:span text:style-name="T91">busca o ano atual do sistema. O parâmetro </text:span><text:span text:style-name="T552">y</text:span><text:span text:style-name="T91"> minúsculo vai mostrar o ano de forma reduzida (21), já o </text:span><text:span text:style-name="T552">Y</text:span><text:span text:style-name="T91"> maiúsculo mostra o ano inteiro(2021)</text:span></text:p>
      <text:p text:style-name="P126"><text:span text:style-name="T398">Função</text:span><text:span text:style-name="T192"> </text:span><text:span text:style-name="T564">isset()</text:span><text:span text:style-name="T619">pode ser usada para verificar se a variável foi definida/inicializada, </text:span>ou seja, <text:span text:style-name="T418">verifica</text:span> <text:span text:style-name="T418">se</text:span> foi configurado.</text:p>
      <text:h text:style-name="P169" text:outline-level="1">Aula 09 – <text:span text:style-name="T431">Condicional Composta</text:span></text:h>
      <text:p text:style-name="P48"><text:span text:style-name="T96">O PHP permite a condicional </text:span><text:span text:style-name="T556">elseif</text:span><text:span text:style-name="T84">,</text:span><text:span text:style-name="T97"> </text:span><text:span text:style-name="T67">o que reduz a quantidade de blocos</text:span></text:p>
      <text:p text:style-name="P127"><draw:frame draw:style-name="fr2" draw:name="Figura14" text:anchor-type="paragraph" svg:x="2.462cm" svg:y="0cm" svg:width="12.682cm" svg:height="8.742cm" draw:z-index="12"><draw:image xlink:href="Pictures/10000000000001BC00000132967B08134D3D4F64.jpg" xlink:type="simple" xlink:show="embed" xlink:actuate="onLoad" draw:mime-type="image/jpeg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<draw:frame draw:style-name="fr2" draw:name="Figura15" text:anchor-type="paragraph" svg:x="2.48cm" svg:y="0.24cm" svg:width="12.614cm" svg:height="8.587cm" draw:z-index="13"><draw:image xlink:href="Pictures/10000000000001C0000001312E27DE25636AF0E6.jpg" xlink:type="simple" xlink:show="embed" xlink:actuate="onLoad" draw:mime-type="image/jpeg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43"><text:span text:style-name="T422">Se por acaso as chaves</text:span><text:span text:style-name="T602">{}</text:span><text:span text:style-name="T422"> forem </text:span><text:span text:style-name="T423">esquecidas</text:span><text:span text:style-name="T422">, mesmo assim os comandos executarão, porém de maneira </text:span><text:span text:style-name="T423">independente</text:span><text:span text:style-name="T422">. Exemplo:<text:tab/></text:span><text:span text:style-name="T541">if</text:span><text:span text:style-name="T452"> (</text:span><text:span text:style-name="T501">$x</text:span><text:span text:style-name="T452"> == </text:span><text:span text:style-name="T501">$y</text:span><text:span text:style-name="T452">)   </text:span><text:span text:style-name="T471">echo</text:span><text:span text:style-name="T452"> </text:span><text:span text:style-name="T490">"&lt;hr&gt;comando1"</text:span><text:span text:style-name="T452">;</text:span></text:p>
      <text:h text:style-name="P169" text:outline-level="1"><text:span text:style-name="T420">Aula 10 – </text:span><text:span text:style-name="T421">Condicional Switch</text:span></text:h>
      <text:p text:style-name="P148"/>
      <text:p text:style-name="P131"><draw:frame draw:style-name="fr2" draw:name="Figura16" text:anchor-type="paragraph" svg:x="0.086cm" svg:y="0.166cm" svg:width="15.746cm" svg:height="8.71cm" draw:z-index="14"><draw:image xlink:href="Pictures/100000000000029B0000017118F34E89765E6861.jpg" xlink:type="simple" xlink:show="embed" xlink:actuate="onLoad" draw:mime-type="image/jpeg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02"><text:span text:style-name="T92">Não esqueça do comando </text:span><text:span text:style-name="T94">break</text:span></text:p>
      <text:p text:style-name="P144">Exemplo de Condicional Switch com múltiplos <text:span text:style-name="T2">valores:</text:span></text:p>
      <text:p text:style-name="P142"/>
      <text:p text:style-name="P97"><draw:frame draw:style-name="fr2" draw:name="Figura17" text:anchor-type="paragraph" svg:x="0.085cm" svg:y="-0.102cm" svg:width="15.7cm" svg:height="8.497cm" draw:z-index="15"><draw:image xlink:href="Pictures/100000000000045C0000025C354B2FCAC9E3A88C.jpg" xlink:type="simple" xlink:show="embed" xlink:actuate="onLoad" draw:mime-type="image/jpeg"/></draw:frame></text:p>
      <text:p text:style-name="P99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3"><text:span text:style-name="T23">ATENÇ</text:span><text:span text:style-name="T25">Ã</text:span><text:span text:style-name="T23">O: </text:span><text:span text:style-name="T21">Limpe o cache</text:span>! Seu código não carrega? Editou e não aparece? Limpe <text:span text:style-name="T578">a</text:span> cache do navegador!</text:p>
      <text:h text:style-name="P169" text:outline-level="1">Aula 11- Iteração While</text:h>
      <text:p text:style-name="P44"/>
      <text:p text:style-name="P32"><draw:frame draw:style-name="fr4" draw:name="Figura1" text:anchor-type="paragraph" svg:width="15.346cm" svg:height="7.17cm" draw:z-index="16"><draw:image xlink:href="Pictures/10000000000002440000010FF866D9FEFA9493F4.jpg" xlink:type="simple" xlink:show="embed" xlink:actuate="onLoad" draw:mime-type="image/jpeg"/></draw:frame>No<text:span text:style-name="T435">te que é preciso </text:span><text:span text:style-name="T7">atribuir valor à variável $</text:span><text:span text:style-name="T603">c</text:span><text:span text:style-name="T435"> antes de construir o loop.</text:span></text:p>
      <text:p text:style-name="P26"/>
      <text:p text:style-name="P26"/>
      <text:p text:style-name="P24">Para <text:span text:style-name="T21">criar código HTML</text:span> <text:span text:style-name="T39">dinamicamente</text:span>, dentro <text:span text:style-name="T434">de uma extensão </text:span><text:span text:style-name="T53">.php</text:span>, <text:span text:style-name="T549">utilize</text:span> o comando <text:span text:style-name="T559">echo</text:span></text:p>
      <text:p text:style-name="P25"/>
      <text:p text:style-name="P25"/>
      <text:p text:style-name="P25"><draw:frame draw:style-name="fr2" draw:name="Figura18" text:anchor-type="paragraph" svg:x="2.672cm" svg:y="0.27cm" svg:width="11.986cm" svg:height="8.387cm" draw:z-index="17"><draw:image xlink:href="Pictures/10000000000001C50000013D2735FF2B00EFB693.jpg" xlink:type="simple" xlink:show="embed" xlink:actuate="onLoad" draw:mime-type="image/jpeg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2"><text:span text:style-name="T295">Dentro dos laços de repetição, o comando </text:span><text:span text:style-name="Source_20_Text"><text:span text:style-name="T346">break</text:span></text:span><text:span text:style-name="T295"> quebra o fluxo d</text:span><text:span text:style-name="T296">a</text:span><text:span text:style-name="T295"> iteração e manda a execução para fora da estrutura. </text:span><text:span text:style-name="T296">Já o coman</text:span><text:span text:style-name="T295">do</text:span><text:span text:style-name="T297"> </text:span><text:span text:style-name="Source_20_Text"><text:span text:style-name="T346">continue</text:span></text:span><text:span text:style-name="Source_20_Text"><text:span text:style-name="T297">, volta para o início da iteração mesmo sem </text:span></text:span><text:span text:style-name="Source_20_Text"><text:span text:style-name="T298">ter chegado</text:span></text:span><text:span text:style-name="Source_20_Text"><text:span text:style-name="T297"> lá embaixo da estrutura.</text:span></text:span></text:p>
      <text:h text:style-name="P169" text:outline-level="1"><text:span text:style-name="Source_20_Text"><text:span text:style-name="T436">Aula 12 – Repetição Do-While</text:span></text:span></text:h>
      <text:p text:style-name="Text_20_body"><text:span text:style-name="Source_20_Text"><text:span text:style-name="T436"/></text:span></text:p>
      <text:p text:style-name="Text_20_body"><draw:frame draw:style-name="fr2" draw:name="Figura19" text:anchor-type="paragraph" svg:x="1.402cm" svg:y="0.291cm" svg:width="14.579cm" svg:height="6.906cm" draw:z-index="18"><draw:image xlink:href="Pictures/100000000000022700000105DB249617C4E4D8B7.jpg" xlink:type="simple" xlink:show="embed" xlink:actuate="onLoad" draw:mime-type="image/jpeg"/></draw:frame><text:span text:style-name="Source_20_Text"><text:span text:style-name="T572"/></text:span></text:p>
      <text:h text:style-name="Heading_20_1" text:outline-level="1"><text:span text:style-name="Source_20_Text"><text:span text:style-name="T449"/></text:span></text:h>
      <text:h text:style-name="Heading_20_1" text:outline-level="1"><text:span text:style-name="Source_20_Text"><text:span text:style-name="T436">Aula 13 – Iteração For</text:span></text:span></text:h>
      <text:p text:style-name="P17"><text:span text:style-name="Source_20_Text"><text:span text:style-name="T572"/></text:span></text:p>
      <text:p text:style-name="P17"><draw:frame draw:style-name="fr2" draw:name="Figura20" text:anchor-type="paragraph" svg:x="0.328cm" svg:y="0.145cm" svg:width="17.092cm" svg:height="5.503cm" draw:z-index="19"><draw:image xlink:href="Pictures/1000000000000286000000D0FBE105C104392194.jpg" xlink:type="simple" xlink:show="embed" xlink:actuate="onLoad" draw:mime-type="image/jpeg"/></draw:frame><text:span text:style-name="Source_20_Text"><text:span text:style-name="T572"/></text:span></text:p>
      <text:p text:style-name="P6"><text:span text:style-name="Source_20_Text"><text:span text:style-name="T101">Na iteração </text:span></text:span><text:span text:style-name="Source_20_Text"><text:span text:style-name="T557">for</text:span></text:span><text:span text:style-name="Source_20_Text"><text:span text:style-name="T101">, a variável já é declarada dentro da estrutura, </text:span></text:span><text:span text:style-name="Source_20_Text"><text:span text:style-name="T104">a</text:span></text:span><text:span text:style-name="Source_20_Text"><text:span text:style-name="T102"> semântica do segundo parâmetro equivale </text:span></text:span><text:span text:style-name="Source_20_Text"><text:span text:style-name="T104">a </text:span></text:span><text:span text:style-name="Source_20_Text"><text:span text:style-name="T102">“enquanto” </text:span></text:span><text:span text:style-name="Source_20_Text"><text:span text:style-name="T104">e o</text:span></text:span><text:span text:style-name="Source_20_Text"><text:span text:style-name="T103">s parâmetros são separados por ponto-e-vírgula.</text:span></text:span></text:p>
      <text:h text:style-name="P169" text:outline-level="1"><text:span text:style-name="Source_20_Text"><text:span text:style-name="T449">Aula 14 – Rotinas</text:span></text:span></text:h>
      <text:p text:style-name="P13"><text:span text:style-name="Source_20_Text"><text:span text:style-name="T102"/></text:span></text:p>
      <text:p text:style-name="P11"><text:span text:style-name="Source_20_Text"><text:span text:style-name="T148">Rotinas</text:span></text:span><text:span text:style-name="Source_20_Text"><text:span text:style-name="T102"> são </text:span></text:span><text:span text:style-name="Source_20_Text"><text:span text:style-name="T150">funções</text:span></text:span><text:span text:style-name="Source_20_Text"><text:span text:style-name="T102"> </text:span></text:span><text:span text:style-name="Source_20_Text"><text:span text:style-name="T105">ou</text:span></text:span><text:span text:style-name="Source_20_Text"><text:span text:style-name="T102"> </text:span></text:span><text:span text:style-name="Source_20_Text"><text:span text:style-name="T150">procedimentos</text:span></text:span><text:span text:style-name="Source_20_Text"><text:span text:style-name="T102">, </text:span></text:span><text:span text:style-name="Source_20_Text"><text:span text:style-name="T105">porém o PHP considera ambas operações como funções, distinguindo-se apenas </text:span></text:span><text:span text:style-name="Source_20_Text"><text:span text:style-name="T103">quanto a</text:span></text:span><text:span text:style-name="Source_20_Text"><text:span text:style-name="T105">o seu </text:span></text:span><text:span text:style-name="Source_20_Text"><text:span text:style-name="T106">valor de retorno, </text:span></text:span><text:span text:style-name="Source_20_Text"><text:span text:style-name="T107">se é vazio</text:span></text:span><text:span text:style-name="Source_20_Text"><text:span text:style-name="T108"> </text:span></text:span><text:span text:style-name="Source_20_Text"><text:span text:style-name="T105">ou</text:span></text:span><text:span text:style-name="Source_20_Text"><text:span text:style-name="T108"> não.</text:span></text:span></text:p>
      <text:p text:style-name="P146"><draw:frame draw:style-name="fr2" draw:name="Figura21" text:anchor-type="paragraph" svg:x="-0.533cm" svg:y="0cm" svg:width="9.197cm" svg:height="4.942cm" draw:z-index="20"><draw:image xlink:href="Pictures/100000000000029E00000168675B4B158D9987B8.jpg" xlink:type="simple" xlink:show="embed" xlink:actuate="onLoad" draw:mime-type="image/jpeg"/></draw:frame><draw:frame draw:style-name="fr2" draw:name="Figura22" text:anchor-type="paragraph" svg:x="9.035cm" svg:y="0.035cm" svg:width="8.962cm" svg:height="4.907cm" draw:z-index="21"><draw:image xlink:href="Pictures/10000000000002990000016CF253DF6E03593425.jpg" xlink:type="simple" xlink:show="embed" xlink:actuate="onLoad" draw:mime-type="image/jpeg"/></draw:frame><text:span text:style-name="Source_20_Text"><text:span text:style-name="T85"/></text:span></text:p>
      <text:p text:style-name="P146"><text:span text:style-name="Source_20_Text"><text:span text:style-name="T85"/></text:span></text:p>
      <text:p text:style-name="P146"><text:span text:style-name="Source_20_Text"><text:span text:style-name="T85"/></text:span></text:p>
      <text:p text:style-name="P146"><text:span text:style-name="Source_20_Text"><text:span text:style-name="T85"/></text:span></text:p>
      <text:p text:style-name="P146"><text:span text:style-name="Source_20_Text"><text:span text:style-name="T85"/></text:span></text:p>
      <text:p text:style-name="P146"><text:span text:style-name="Source_20_Text"><text:span text:style-name="T85"/></text:span></text:p>
      <text:p text:style-name="P147"><text:span text:style-name="Source_20_Text"><text:span text:style-name="T85"/></text:span></text:p>
      <text:p text:style-name="P7"><text:span text:style-name="Source_20_Text"><text:span text:style-name="T85"/></text:span></text:p>
      <text:p text:style-name="P7"><text:span text:style-name="Source_20_Text"><text:span text:style-name="T85">Nas funções, não é preciso declarar antes as variáveis locais (internas na estrutura). </text:span></text:span><text:span text:style-name="Source_20_Text"><text:span text:style-name="T95">Já n</text:span></text:span><text:span text:style-name="Source_20_Text"><text:span text:style-name="T109">as f</text:span></text:span><text:span text:style-name="Source_20_Text"><text:span text:style-name="T110">unções para criar </text:span></text:span><text:span text:style-name="Source_20_Text"><text:span text:style-name="T111">Rotinas com Múltiplos Parâmetros em PHP, </text:span></text:span><text:span text:style-name="Source_20_Text"><text:span text:style-name="T110">ou seja,</text:span></text:span><text:span text:style-name="Source_20_Text"><text:span text:style-name="T111"> </text:span></text:span><text:span text:style-name="Source_20_Text"><text:span text:style-name="T149">Parâmetros Variáveis</text:span></text:span><text:span text:style-name="Source_20_Text"><text:span text:style-name="T111"> </text:span></text:span><text:span text:style-name="Source_20_Text"><text:span text:style-name="T112">não é preciso especificar os parâmetros pois </text:span></text:span><text:span text:style-name="Source_20_Text"><text:span text:style-name="T109">existem</text:span></text:span><text:span text:style-name="Source_20_Text"><text:span text:style-name="T112"> funç</text:span></text:span><text:span text:style-name="Source_20_Text"><text:span text:style-name="T109">ões</text:span></text:span><text:span text:style-name="Source_20_Text"><text:span text:style-name="T112"> interna</text:span></text:span><text:span text:style-name="Source_20_Text"><text:span text:style-name="T109">s</text:span></text:span><text:span text:style-name="Source_20_Text"><text:span text:style-name="T112"> para pegá-los </text:span></text:span><text:span text:style-name="Source_20_Text"><text:span text:style-name="T113">automaticamente</text:span></text:span><text:span text:style-name="Source_20_Text"><text:span text:style-name="T112">:</text:span></text:span></text:p>
      <text:list xml:id="list1526704075" text:style-name="L8">
        <text:list-item>
          <text:p text:style-name="P201"><text:span text:style-name="Source_20_Text"><text:span text:style-name="T203">func_get_args()</text:span></text:span><text:span text:style-name="Source_20_Text"><text:span text:style-name="T444">: </text:span></text:span><text:span text:style-name="Source_20_Text"><text:span text:style-name="T445">pega todos os argumentos</text:span></text:span><text:span text:style-name="Source_20_Text"><text:span text:style-name="T444"> e coloca dentro de um </text:span></text:span><text:span text:style-name="Source_20_Text"><text:span text:style-name="T438">vetor</text:span></text:span><text:span text:style-name="Source_20_Text"><text:span text:style-name="T448">.</text:span></text:span></text:p>
        </text:list-item>
        <text:list-item>
          <text:p text:style-name="P202"><text:span text:style-name="Source_20_Text"><text:span text:style-name="T203">func_num_args()</text:span></text:span><text:span text:style-name="Source_20_Text"><text:span text:style-name="T443">: </text:span></text:span><text:span text:style-name="Source_20_Text"><text:span text:style-name="T446">retorna</text:span></text:span><text:span text:style-name="Source_20_Text"><text:span text:style-name="T447"> </text:span></text:span><text:span text:style-name="Source_20_Text"><text:span text:style-name="T446">a quantidade</text:span></text:span><text:span text:style-name="Source_20_Text"><text:span text:style-name="T443"> de argumentos passados.</text:span></text:span></text:p>
        </text:list-item>
      </text:list>
      <text:p text:style-name="P159"><draw:frame draw:style-name="fr2" draw:name="Figura23" text:anchor-type="paragraph" svg:x="0.806cm" svg:y="0.31cm" svg:width="16.312cm" svg:height="8.64cm" draw:z-index="22"><draw:image xlink:href="Pictures/10000001000002A000000164125C7ECCB0CD9726.png" xlink:type="simple" xlink:show="embed" xlink:actuate="onLoad" draw:mime-type="image/png"/></draw:frame><text:span text:style-name="Source_20_Text"><text:span text:style-name="T443"/></text:span></text:p>
      <text:h text:style-name="P169" text:outline-level="1"><text:span text:style-name="Source_20_Text"><text:span text:style-name="T402">Passagem de parâmetros: por </text:span></text:span><text:span text:style-name="Source_20_Text"><text:span text:style-name="T610">valor</text:span></text:span><text:span text:style-name="Source_20_Text"><text:span text:style-name="T402"> ou por </text:span></text:span><text:span text:style-name="Source_20_Text"><text:span text:style-name="T610">referência</text:span></text:span><text:span text:style-name="Source_20_Text"><text:span text:style-name="T402">?</text:span></text:span></text:h>
      <text:h text:style-name="P203" text:outline-level="1"><draw:frame draw:style-name="fr2" draw:name="Figura24" text:anchor-type="paragraph" svg:x="1.004cm" svg:y="0.199cm" svg:width="15.517cm" svg:height="8.451cm" draw:z-index="23"><draw:image xlink:href="Pictures/100000000000029300000167BCA9CB39186AFF74.jpg" xlink:type="simple" xlink:show="embed" xlink:actuate="onLoad" draw:mime-type="image/jpeg"/></draw:frame><draw:frame draw:style-name="fr2" draw:name="Figura25" text:anchor-type="paragraph" svg:x="0.942cm" svg:y="12.58cm" svg:width="15.566cm" svg:height="8.495cm" draw:z-index="24"><draw:image xlink:href="Pictures/100000000000029000000166BB6EB3C75BEBE596.jpg" xlink:type="simple" xlink:show="embed" xlink:actuate="onLoad" draw:mime-type="image/jpeg"/></draw:frame><text:span text:style-name="Source_20_Text"><text:span text:style-name="T114"><text:line-break/>Na </text:span></text:span><text:span text:style-name="Source_20_Text"><text:span text:style-name="T145">passagem por valor</text:span></text:span><text:span text:style-name="Source_20_Text"><text:span text:style-name="T114">, o valor da variável </text:span></text:span><text:span text:style-name="Source_20_Text"><text:span text:style-name="T115">externa </text:span></text:span><text:span text:style-name="Source_20_Text"><text:span text:style-name="T114">é </text:span></text:span><text:span text:style-name="Source_20_Text"><text:span text:style-name="T152">copiado</text:span></text:span><text:span text:style-name="Source_20_Text"><text:span text:style-name="T116"> para</text:span></text:span><text:span text:style-name="Source_20_Text"><text:span text:style-name="T114"> o parâmetro da função e, qualquer mudança nesse parâmetro, </text:span></text:span><text:span text:style-name="Source_20_Text"><text:span text:style-name="T151">não altera o valor da variável. </text:span></text:span><text:span text:style-name="Source_20_Text"><text:span text:style-name="T141">Já na </text:span></text:span><text:span text:style-name="Source_20_Text"><text:span text:style-name="T146">passagem por referência</text:span></text:span><text:span text:style-name="Source_20_Text"><text:span text:style-name="T141">, é adicionado um </text:span></text:span><text:span text:style-name="Source_20_Text"><text:span text:style-name="T568">&amp;</text:span></text:span><text:span text:style-name="Source_20_Text"><text:span text:style-name="T141"> (“ê comercial”) </text:span></text:span><text:span text:style-name="Source_20_Text"><text:span text:style-name="T142">na frente</text:span></text:span><text:span text:style-name="Source_20_Text"><text:span text:style-name="T141"> do parâmetro. Desse modo, o que vai para esse parâmetro não é um valor, mas sim </text:span></text:span><text:span text:style-name="Source_20_Text"><text:span text:style-name="T142">o </text:span></text:span><text:span text:style-name="Source_20_Text"><text:span text:style-name="T154">endereço</text:span></text:span><text:span text:style-name="Source_20_Text"><text:span text:style-name="T142"> </text:span></text:span><text:span text:style-name="Source_20_Text"><text:span text:style-name="T143">de</text:span></text:span><text:span text:style-name="Source_20_Text"><text:span text:style-name="T142"> memória </text:span></text:span><text:span text:style-name="Source_20_Text"><text:span text:style-name="T143">(</text:span></text:span><text:span text:style-name="Source_20_Text"><text:span text:style-name="T142">ponteiro</text:span></text:span><text:span text:style-name="Source_20_Text"><text:span text:style-name="T143">)</text:span></text:span><text:span text:style-name="Source_20_Text"><text:span text:style-name="T142"> </text:span></text:span><text:span text:style-name="Source_20_Text"><text:span text:style-name="T143">da</text:span></text:span><text:span text:style-name="Source_20_Text"><text:span text:style-name="T141"> variável</text:span></text:span><text:span text:style-name="Source_20_Text"><text:span text:style-name="T142"> </text:span></text:span><text:span text:style-name="Source_20_Text"><text:span text:style-name="T141">que foi passada e, assim, qualquer alteração feita n</text:span></text:span><text:span text:style-name="Source_20_Text"><text:span text:style-name="T144">esse</text:span></text:span><text:span text:style-name="Source_20_Text"><text:span text:style-name="T141"> parâmetro também </text:span></text:span><text:span text:style-name="Source_20_Text"><text:span text:style-name="T153">altera o valor da variável</text:span></text:span><text:span text:style-name="Source_20_Text"><text:span text:style-name="T141"> </text:span></text:span><text:span text:style-name="Source_20_Text"><text:span text:style-name="T144">externa</text:span></text:span><text:span text:style-name="Source_20_Text"><text:span text:style-name="T141">.</text:span></text:span></text:h>
      <text:h text:style-name="P203" text:outline-level="1"><text:span text:style-name="Source_20_Text"><text:span text:style-name="T141"/></text:span></text:h>
      <text:h text:style-name="P169" text:outline-level="1"><text:span text:style-name="Source_20_Text"><text:span text:style-name="T436">Aula 15 – Rotinas Externas<text:line-break/>(inclusão de bibliotecas)</text:span></text:span></text:h>
      <text:p text:style-name="Text_20_body"><text:span text:style-name="Source_20_Text"><text:span text:style-name="T436"/></text:span></text:p>
      <text:p text:style-name="Text_20_body"><draw:frame draw:style-name="fr2" draw:name="Figura26" text:anchor-type="paragraph" svg:x="2.974cm" svg:y="0.012cm" svg:width="11.43cm" svg:height="7.435cm" draw:z-index="25"><draw:image xlink:href="Pictures/10000000000001B000000119D2BBAC229D0691BF.jpg" xlink:type="simple" xlink:show="embed" xlink:actuate="onLoad" draw:mime-type="image/jpeg"/></draw:frame><text:span text:style-name="Source_20_Text"><text:span text:style-name="T131"/></text:span></text:p>
      <text:p text:style-name="P158"><text:span text:style-name="Source_20_Text"><text:span text:style-name="T131"/></text:span></text:p>
      <text:p text:style-name="P158"><text:span text:style-name="Source_20_Text"><text:span text:style-name="T131"/></text:span></text:p>
      <text:p text:style-name="P158"><text:span text:style-name="Source_20_Text"><text:span text:style-name="T131"/></text:span></text:p>
      <text:p text:style-name="P158"><text:span text:style-name="Source_20_Text"><text:span text:style-name="T131"/></text:span></text:p>
      <text:p text:style-name="P158"><text:span text:style-name="Source_20_Text"><text:span text:style-name="T131"/></text:span></text:p>
      <text:p text:style-name="P158"><text:span text:style-name="Source_20_Text"><text:span text:style-name="T131"/></text:span></text:p>
      <text:p text:style-name="P158"><text:span text:style-name="Source_20_Text"><text:span text:style-name="T131"/></text:span></text:p>
      <text:p text:style-name="P158"><text:span text:style-name="Source_20_Text"><text:span text:style-name="T131"/></text:span></text:p>
      <text:p text:style-name="P158"><text:span text:style-name="Source_20_Text"><text:span text:style-name="T131"><text:line-break/></text:span></text:span><text:span text:style-name="Source_20_Text"><text:span text:style-name="T85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93">bibliotecas</text:span></text:span><text:span text:style-name="Source_20_Text"><text:span text:style-name="T85">). A grande vantagem é que qualquer alteração dentro dessa função vai afetar também o funcionamento de todos os scripts que a utilizarem.</text:span></text:span></text:p>
      <text:p text:style-name="P4"><text:span text:style-name="Source_20_Text"><text:span text:style-name="T85">Para isso, usamos o comando</text:span></text:span><text:span text:style-name="Source_20_Text"><text:span text:style-name="T439"> </text:span></text:span><text:span text:style-name="Source_20_Text"><text:span text:style-name="T563">include</text:span></text:span><text:span text:style-name="Source_20_Text"><text:span text:style-name="T131">, que </text:span></text:span><text:span text:style-name="Source_20_Text"><text:span text:style-name="T136">permite incluir outros arquivos. </text:span></text:span><text:span text:style-name="Source_20_Text"><text:span text:style-name="T135">C</text:span></text:span><text:span text:style-name="Source_20_Text"><text:span text:style-name="T132">aso o arquivo não esteja disponível, </text:span></text:span><text:span text:style-name="Source_20_Text"><text:span text:style-name="T157">continua o programa</text:span></text:span><text:span text:style-name="Source_20_Text"><text:span text:style-name="T135">, </text:span></text:span><text:span text:style-name="Source_20_Text"><text:span text:style-name="T132">acusa</text:span></text:span><text:span text:style-name="Source_20_Text"><text:span text:style-name="T135">ndo</text:span></text:span><text:span text:style-name="Source_20_Text"><text:span text:style-name="T132"> apenas um [Warning]</text:span></text:span><text:span text:style-name="Source_20_Text"><text:span text:style-name="T133">.</text:span></text:span></text:p>
      <text:p text:style-name="P4"><text:span text:style-name="Source_20_Text"><text:span text:style-name="T136">Existe também o comando </text:span></text:span><text:span text:style-name="Source_20_Text"><text:span text:style-name="T563">require</text:span></text:span><text:span text:style-name="Source_20_Text"><text:span text:style-name="T136"> que tem funcionalidade semelhante porém </text:span></text:span><text:span text:style-name="Source_20_Text"><text:span text:style-name="T158">torna o arquivo obrigatório</text:span></text:span><text:span text:style-name="Source_20_Text"><text:span text:style-name="T137">, ou seja</text:span></text:span><text:span text:style-name="Source_20_Text"><text:span text:style-name="T136">, caso o arquivo requerido não seja encontrado ou esteja corrompido, </text:span></text:span><text:span text:style-name="Source_20_Text"><text:span text:style-name="T159">interrompe</text:span></text:span><text:span text:style-name="Source_20_Text"><text:span text:style-name="T157"> o programa</text:span></text:span><text:span text:style-name="Source_20_Text"><text:span text:style-name="T137"> exatamente nessa linha e </text:span></text:span><text:span text:style-name="Source_20_Text"><text:span text:style-name="T132">apresenta um</text:span></text:span><text:span text:style-name="Source_20_Text"><text:span text:style-name="T137"> [ERRO FATAL], não </text:span></text:span><text:span text:style-name="Source_20_Text"><text:span text:style-name="T134">apresentando</text:span></text:span><text:span text:style-name="Source_20_Text"><text:span text:style-name="T137"> nenhum resultado.</text:span></text:span></text:p>
      <text:p text:style-name="P8"><text:span text:style-name="Source_20_Text"><text:span text:style-name="T130">Existem também as variações </text:span></text:span><text:span text:style-name="Source_20_Text"><text:span text:style-name="T563">include_once</text:span></text:span><text:span text:style-name="Source_20_Text"><text:span text:style-name="T440"> e </text:span></text:span><text:span text:style-name="Source_20_Text"><text:span text:style-name="T563">require_once</text:span></text:span><text:span text:style-name="Source_20_Text"><text:span text:style-name="T130"> que previnem que o mesmo arquivo seja carregado de novo, </text:span></text:span><text:span text:style-name="Source_20_Text"><text:span text:style-name="T135">e sim</text:span></text:span><text:span text:style-name="Source_20_Text"><text:span text:style-name="T130"> apenas uma vez.</text:span></text:span></text:p>
      <text:p text:style-name="P8"><text:span text:style-name="Source_20_Text"><text:span text:style-name="T130"/></text:span></text:p>
      <text:p text:style-name="P8"><text:span text:style-name="Source_20_Text"><text:span text:style-name="T130"/></text:span></text:p>
      <text:p text:style-name="P8"><text:span text:style-name="Source_20_Text"><text:span text:style-name="T130"/></text:span></text:p>
      <text:h text:style-name="P169" text:outline-level="1"><text:span text:style-name="Source_20_Text"><text:span text:style-name="T449">Aula 16 e 17 – Funções internas para Strings</text:span></text:span></text:h>
      <text:h text:style-name="Heading_20_1" text:outline-level="1"><text:span text:style-name="Source_20_Text"><text:span text:style-name="T436"/></text:span></text:h>
      <text:p text:style-name="P12"><text:span text:style-name="Source_20_Text"><text:span text:style-name="T138">No PHP, t</text:span></text:span><text:span text:style-name="Source_20_Text"><text:span text:style-name="T136">udo que está entre aspas </text:span></text:span><text:span text:style-name="Source_20_Text"><text:span text:style-name="T138">é</text:span></text:span><text:span text:style-name="Source_20_Text"><text:span text:style-name="T136"> considera</text:span></text:span><text:span text:style-name="Source_20_Text"><text:span text:style-name="T138">do</text:span></text:span><text:span text:style-name="Source_20_Text"><text:span text:style-name="T136"> como tipo string, </text:span></text:span><text:span text:style-name="Source_20_Text"><text:span text:style-name="T138">porém a </text:span></text:span><text:span text:style-name="Source_20_Text"><text:span text:style-name="T147">aspa simples</text:span></text:span><text:span text:style-name="Source_20_Text"><text:span text:style-name="T138"> não é interpretativa, é apenas uma string e tudo será tratado como </text:span></text:span><text:span text:style-name="Source_20_Text"><text:span text:style-name="T160">texto</text:span></text:span><text:span text:style-name="Source_20_Text"><text:span text:style-name="T138">. Já a </text:span></text:span><text:span text:style-name="Source_20_Text"><text:span text:style-name="T147">aspa dupla</text:span></text:span><text:span text:style-name="Source_20_Text"><text:span text:style-name="T138"> é </text:span></text:span><text:span text:style-name="Source_20_Text"><text:span text:style-name="T160">processada</text:span></text:span><text:span text:style-name="Source_20_Text"><text:span text:style-name="T138">, reconhecendo variáveis no conteúdo ou caracteres de escape como </text:span></text:span><text:span text:style-name="Source_20_Text"><text:span text:style-name="T594">\n \t \r</text:span></text:span><text:span text:style-name="Source_20_Text"><text:span text:style-name="T441"> </text:span></text:span><text:span text:style-name="Source_20_Text"><text:span text:style-name="T138">que serão </text:span></text:span><text:span text:style-name="Source_20_Text"><text:span text:style-name="T139">consideradas</text:span></text:span><text:span text:style-name="Source_20_Text"><text:span text:style-name="T138"> na hora de executar a string.</text:span></text:span></text:p>
      <text:p text:style-name="P15"><text:span text:style-name="Source_20_Text"><text:span text:style-name="T136">O valor </text:span></text:span><text:span text:style-name="Source_20_Text"><text:span text:style-name="T415">verdadeiro</text:span></text:span><text:span text:style-name="Source_20_Text"><text:span text:style-name="T136"> é impresso como ‘</text:span></text:span><text:span text:style-name="Source_20_Text"><text:span text:style-name="T413">1</text:span></text:span><text:span text:style-name="Source_20_Text"><text:span text:style-name="T136">’ e o valor </text:span></text:span><text:span text:style-name="Source_20_Text"><text:span text:style-name="T613">falso</text:span></text:span><text:span text:style-name="Source_20_Text"><text:span text:style-name="T136"> é impresso como vazio </text:span></text:span><text:span text:style-name="Source_20_Text"><text:span text:style-name="T611">““</text:span></text:span><text:span text:style-name="Source_20_Text"><text:span text:style-name="T437">.<text:line-break/></text:span></text:span><text:span text:style-name="Source_20_Text"><text:span text:style-name="T138">Logo, </text:span></text:span><text:span text:style-name="Source_20_Text"><text:span text:style-name="T454"> </text:span></text:span><text:span text:style-name="Source_20_Text"><text:span text:style-name="T499">$c</text:span></text:span><text:span text:style-name="Source_20_Text"><text:span text:style-name="T451"> = (</text:span></text:span><text:span text:style-name="Source_20_Text"><text:span text:style-name="T499">10</text:span></text:span><text:span text:style-name="Source_20_Text"><text:span text:style-name="T451"> &gt; </text:span></text:span><text:span text:style-name="Source_20_Text"><text:span text:style-name="T499">5</text:span></text:span><text:span text:style-name="Source_20_Text"><text:span text:style-name="T451">) ? </text:span></text:span><text:span text:style-name="Source_20_Text"><text:span text:style-name="T535">true</text:span></text:span><text:span text:style-name="Source_20_Text"><text:span text:style-name="T451"> : </text:span></text:span><text:span text:style-name="Source_20_Text"><text:span text:style-name="T535">false</text:span></text:span><text:span text:style-name="Source_20_Text"><text:span text:style-name="T451">;</text:span></text:span><text:span text:style-name="Source_20_Text"><text:span text:style-name="T455"> </text:span></text:span><text:span text:style-name="Source_20_Text"><text:span text:style-name="T140">retorna o valor ‘1’</text:span></text:span></text:p>
      <text:p text:style-name="P16"><text:span text:style-name="Source_20_Text"><text:span text:style-name="T136"/></text:span></text:p>
      <text:list xml:id="list4205340233" text:style-name="L9">
        <text:list-item>
          <text:p text:style-name="P204"><text:span text:style-name="Source_20_Text"><text:span text:style-name="T588">print</text:span></text:span><text:span text:style-name="Source_20_Text"><text:span text:style-name="T210">f</text:span></text:span><text:span text:style-name="Source_20_Text"><text:span text:style-name="T589">()</text:span></text:span><text:span text:style-name="Source_20_Text"><text:span text:style-name="T117">: </text:span></text:span><text:span text:style-name="Source_20_Text"><text:span text:style-name="T118">permite exibir uma string com itens </text:span></text:span><text:span text:style-name="Source_20_Text"><text:span text:style-name="T155">formatados</text:span></text:span><text:span text:style-name="Source_20_Text"><text:span text:style-name="T117">. Exemplo:</text:span></text:span><text:span text:style-name="Source_20_Text"><text:span text:style-name="T478">printf</text:span></text:span><text:span text:style-name="Source_20_Text"><text:span text:style-name="T460">(</text:span></text:span><text:span text:style-name="Source_20_Text"><text:span text:style-name="T492">"O </text:span></text:span><text:span text:style-name="Source_20_Text"><text:span text:style-name="T526">%</text:span></text:span><text:span text:style-name="Source_20_Text"><text:span text:style-name="T492">s está custando R$ </text:span></text:span><text:span text:style-name="Source_20_Text"><text:span text:style-name="T526">%</text:span></text:span><text:span text:style-name="Source_20_Text"><text:span text:style-name="T492">.2</text:span></text:span><text:span text:style-name="Source_20_Text"><text:span text:style-name="T526">f</text:span></text:span><text:span text:style-name="Source_20_Text"><text:span text:style-name="T492">"</text:span></text:span><text:span text:style-name="Source_20_Text"><text:span text:style-name="T460">, </text:span></text:span><text:span text:style-name="Source_20_Text"><text:span text:style-name="T506">$produto</text:span></text:span><text:span text:style-name="Source_20_Text"><text:span text:style-name="T460">, </text:span></text:span><text:span text:style-name="Source_20_Text"><text:span text:style-name="T506">$preco</text:span></text:span><text:span text:style-name="Source_20_Text"><text:span text:style-name="T460">);</text:span></text:span><text:span text:style-name="Source_20_Text"><text:span text:style-name="T456"><text:line-break/><text:line-break/></text:span></text:span><text:span text:style-name="Source_20_Text"><text:span text:style-name="T98">O símbolo </text:span></text:span><text:span text:style-name="Source_20_Text"><text:span text:style-name="T119">de </text:span></text:span><text:span text:style-name="Source_20_Text"><text:span text:style-name="T98">porcentagem (%) indica a presença de uma variável:</text:span></text:span></text:p>
        </text:list-item>
      </text:list>
      <text:list xml:id="list358290273" text:style-name="L10">
        <text:list-item>
          <text:list>
            <text:list-item>
              <text:p text:style-name="P217"><text:span text:style-name="Source_20_Text"><text:span text:style-name="T569">%</text:span></text:span><text:span text:style-name="Source_20_Text"><text:span text:style-name="T558">d</text:span></text:span><text:span text:style-name="Source_20_Text"><text:span text:style-name="T120">: valor </text:span></text:span><text:span text:style-name="Source_20_Text"><text:span text:style-name="T156">inteiro</text:span></text:span><text:span text:style-name="Source_20_Text"><text:span text:style-name="T120"> (positivo ou negativo)</text:span></text:span></text:p>
            </text:list-item>
            <text:list-item>
              <text:p text:style-name="P217"><text:span text:style-name="Source_20_Text"><text:span text:style-name="T570">%</text:span></text:span><text:span text:style-name="Source_20_Text"><text:span text:style-name="T558">f</text:span></text:span><text:span text:style-name="Source_20_Text"><text:span text:style-name="T120">: valor real, </text:span></text:span><text:span text:style-name="Source_20_Text"><text:span text:style-name="T121">float</text:span></text:span></text:p>
            </text:list-item>
            <text:list-item>
              <text:p text:style-name="P218"><text:span text:style-name="Source_20_Text"><text:span text:style-name="T570">%</text:span></text:span><text:span text:style-name="Source_20_Text"><text:span text:style-name="T558">s</text:span></text:span><text:span text:style-name="Source_20_Text"><text:span text:style-name="T120">: string</text:span></text:span></text:p>
            </text:list-item>
            <text:list-item>
              <text:p text:style-name="P218"><text:span text:style-name="Source_20_Text"><text:span text:style-name="T570">%</text:span></text:span><text:span text:style-name="Source_20_Text"><text:span text:style-name="T558">c</text:span></text:span><text:span text:style-name="Source_20_Text"><text:span text:style-name="T122">: caractere</text:span></text:span></text:p>
            </text:list-item>
            <text:list-item>
              <text:p text:style-name="P217"><text:span text:style-name="Source_20_Text"><text:span text:style-name="T570">%</text:span></text:span><text:span text:style-name="Source_20_Text"><text:span text:style-name="T558">i</text:span></text:span><text:span text:style-name="Source_20_Text"><text:span text:style-name="T120">: permite a notação hexadecimal ou octal na função fscanf()</text:span></text:span><text:span text:style-name="Source_20_Text"><text:span text:style-name="T98"><text:line-break/></text:span></text:span></text:p>
            </text:list-item>
          </text:list>
        </text:list-item>
      </text:list>
      <text:list xml:id="list150801604841053" text:continue-list="list4205340233" text:style-name="L9">
        <text:list-item>
          <text:p text:style-name="P205"><text:span text:style-name="Source_20_Text"><text:span text:style-name="T588">print_r()</text:span></text:span><text:span text:style-name="Source_20_Text"><text:span text:style-name="T120">: </text:span></text:span><text:span text:style-name="Source_20_Text"><text:span text:style-name="T320">Exibe </text:span></text:span><text:span text:style-name="Source_20_Text"><text:span text:style-name="T323">coleções</text:span></text:span><text:span text:style-name="Source_20_Text"><text:span text:style-name="T320">, objetos e variáveis compostas (vetores e matrizes) de maneira organizada.</text:span></text:span><text:span text:style-name="Source_20_Text"><text:span text:style-name="T386"> </text:span></text:span><text:span text:style-name="Source_20_Text"><text:span text:style-name="T120">Exemplo:<text:line-break/></text:span></text:span><text:span text:style-name="Source_20_Text"><text:span text:style-name="T478">print_r</text:span></text:span><text:span text:style-name="Source_20_Text"><text:span text:style-name="T460">(</text:span></text:span><text:span text:style-name="Source_20_Text"><text:span text:style-name="T506">$vetor</text:span></text:span><text:span text:style-name="Source_20_Text"><text:span text:style-name="T460">); </text:span></text:span><text:span text:style-name="Source_20_Text"><text:span text:style-name="T520">//imprime "Array ( [0] =&gt; 4 [1] =&gt; 8 [2] =&gt; 9 )"</text:span></text:span><text:span text:style-name="Source_20_Text"><text:span text:style-name="T517"><text:line-break/></text:span></text:span><text:span text:style-name="Source_20_Text"><text:span text:style-name="T98">Existem também funções semelhantes como:</text:span></text:span></text:p>
        </text:list-item>
      </text:list>
      <text:list xml:id="list4072971159" text:style-name="L11">
        <text:list-item>
          <text:list>
            <text:list-item>
              <text:p text:style-name="P219"><text:span text:style-name="Source_20_Text"><text:span text:style-name="T478">var_dump</text:span></text:span><text:span text:style-name="Source_20_Text"><text:span text:style-name="T460">(</text:span></text:span><text:span text:style-name="Source_20_Text"><text:span text:style-name="T506">$vetor</text:span></text:span><text:span text:style-name="Source_20_Text"><text:span text:style-name="T460">)</text:span></text:span></text:p>
            </text:list-item>
            <text:list-item>
              <text:p text:style-name="P219"><text:span text:style-name="Source_20_Text"><text:span text:style-name="T478">var_export</text:span></text:span><text:span text:style-name="Source_20_Text"><text:span text:style-name="T460">(</text:span></text:span><text:span text:style-name="Source_20_Text"><text:span text:style-name="T506">$vetor</text:span></text:span><text:span text:style-name="Source_20_Text"><text:span text:style-name="T460">)</text:span></text:span><text:span text:style-name="Source_20_Text"><text:span text:style-name="T456"><text:line-break/></text:span></text:span></text:p>
            </text:list-item>
          </text:list>
        </text:list-item>
      </text:list>
      <text:list xml:id="list150801631132532" text:continue-list="list150801604841053" text:style-name="L9">
        <text:list-item>
          <text:p text:style-name="P209"><text:span text:style-name="Source_20_Text"><text:span text:style-name="T590">wordwrap()</text:span></text:span><text:span text:style-name="Source_20_Text"><text:span text:style-name="T123">: cria quebras de linha para textos muito longos </text:span></text:span><text:span text:style-name="Source_20_Text"><text:span text:style-name="T118">e em um </text:span></text:span><text:span text:style-name="Source_20_Text"><text:span text:style-name="T155">tamanho especificado</text:span></text:span><text:span text:style-name="Source_20_Text"><text:span text:style-name="T123">. <text:line-break/>Exemplo:</text:span></text:span><text:span text:style-name="Source_20_Text"><text:span text:style-name="T506">$result</text:span></text:span><text:span text:style-name="Source_20_Text"><text:span text:style-name="T460"> = </text:span></text:span><text:span text:style-name="Source_20_Text"><text:span text:style-name="T478">wordwrap</text:span></text:span><text:span text:style-name="Source_20_Text"><text:span text:style-name="T460">(</text:span></text:span><text:span text:style-name="Source_20_Text"><text:span text:style-name="T506">$txt</text:span></text:span><text:span text:style-name="Source_20_Text"><text:span text:style-name="T460">, </text:span></text:span><text:span text:style-name="Source_20_Text"><text:span text:style-name="T530">9</text:span></text:span><text:span text:style-name="Source_20_Text"><text:span text:style-name="T460">, </text:span></text:span><text:span text:style-name="Source_20_Text"><text:span text:style-name="T492">"&lt;br&gt;</text:span></text:span><text:span text:style-name="Source_20_Text"><text:span text:style-name="T533">\n</text:span></text:span><text:span text:style-name="Source_20_Text"><text:span text:style-name="T492">"</text:span></text:span><text:span text:style-name="Source_20_Text"><text:span text:style-name="T460">, </text:span></text:span><text:span text:style-name="Source_20_Text"><text:span text:style-name="T537">true</text:span></text:span><text:span text:style-name="Source_20_Text"><text:span text:style-name="T460">);</text:span></text:span><text:span text:style-name="Source_20_Text"><text:span text:style-name="T456"><text:line-break/></text:span></text:span></text:p>
        </text:list-item>
        <text:list-item>
          <text:p text:style-name="P210"><text:span text:style-name="Source_20_Text"><text:span text:style-name="T591">strlen()</text:span></text:span><text:span text:style-name="Source_20_Text"><text:span text:style-name="T124">: string lenght - </text:span></text:span><text:span text:style-name="Source_20_Text"><text:span text:style-name="T118">retorna</text:span></text:span><text:span text:style-name="Source_20_Text"><text:span text:style-name="T124"> o comprimento, ou seja, a quantidade de caracteres de uma string </text:span></text:span><text:span text:style-name="Source_20_Text"><text:span text:style-name="T118">(inclusive espaços em branco)</text:span></text:span><text:span text:style-name="Source_20_Text"><text:span text:style-name="T124">. Exemplo:</text:span></text:span><text:span text:style-name="Source_20_Text"><text:span text:style-name="T506">$tamanho</text:span></text:span><text:span text:style-name="Source_20_Text"><text:span text:style-name="T460"> = </text:span></text:span><text:span text:style-name="Source_20_Text"><text:span text:style-name="T478">strlen</text:span></text:span><text:span text:style-name="Source_20_Text"><text:span text:style-name="T460">(</text:span></text:span><text:span text:style-name="Source_20_Text"><text:span text:style-name="T506">$txt</text:span></text:span><text:span text:style-name="Source_20_Text"><text:span text:style-name="T460">);</text:span></text:span><text:span text:style-name="Source_20_Text"><text:span text:style-name="T456"><text:line-break/></text:span></text:span></text:p>
        </text:list-item>
        <text:list-item>
          <text:p text:style-name="P206"><text:span text:style-name="Source_20_Text"><text:span text:style-name="T591">trim()</text:span></text:span><text:span text:style-name="Source_20_Text"><text:span text:style-name="T124">: </text:span></text:span><text:span text:style-name="Source_20_Text"><text:span text:style-name="T342">Elimina espaços em branco antes e depois de uma string. </text:span></text:span><text:span text:style-name="Source_20_Text"><text:span text:style-name="T124">Exemplo:</text:span></text:span><text:span text:style-name="Source_20_Text"><text:span text:style-name="T506">$nome_sem_espacos</text:span></text:span><text:span text:style-name="Source_20_Text"><text:span text:style-name="T460"> = </text:span></text:span><text:span text:style-name="Source_20_Text"><text:span text:style-name="T478">trim</text:span></text:span><text:span text:style-name="Source_20_Text"><text:span text:style-name="T460">(</text:span></text:span><text:span text:style-name="Source_20_Text"><text:span text:style-name="T506">$nome</text:span></text:span><text:span text:style-name="Source_20_Text"><text:span text:style-name="T460">);</text:span></text:span><text:span text:style-name="Source_20_Text"><text:span text:style-name="T456"><text:line-break/></text:span></text:span></text:p>
        </text:list-item>
        <text:list-item>
          <text:p text:style-name="P207"><text:span text:style-name="Source_20_Text"><text:span text:style-name="T586">ltrim()</text:span></text:span><text:span text:style-name="Source_20_Text"><text:span text:style-name="T98">: </text:span></text:span><text:span text:style-name="Source_20_Text"><text:span text:style-name="T118">Elimina</text:span></text:span><text:span text:style-name="Source_20_Text"><text:span text:style-name="T98"> espaços</text:span></text:span><text:span text:style-name="Source_20_Text"><text:span text:style-name="T342"> em branco</text:span></text:span><text:span text:style-name="Source_20_Text"><text:span text:style-name="T98"> no início, à esquerda.<text:line-break/></text:span></text:span><text:span text:style-name="Source_20_Text"><text:span text:style-name="T506">$sem_espacos_inicio</text:span></text:span><text:span text:style-name="Source_20_Text"><text:span text:style-name="T460"> = </text:span></text:span><text:span text:style-name="Source_20_Text"><text:span text:style-name="T478">ltrim</text:span></text:span><text:span text:style-name="Source_20_Text"><text:span text:style-name="T460">(</text:span></text:span><text:span text:style-name="Source_20_Text"><text:span text:style-name="T506">$nome</text:span></text:span><text:span text:style-name="Source_20_Text"><text:span text:style-name="T460">);</text:span></text:span><text:span text:style-name="Source_20_Text"><text:span text:style-name="T98"><text:line-break/></text:span></text:span></text:p>
        </text:list-item>
        <text:list-item>
          <text:p text:style-name="P208"><text:soft-page-break/><text:span text:style-name="Source_20_Text"><text:span text:style-name="T592">r</text:span></text:span><text:span text:style-name="Source_20_Text"><text:span text:style-name="T586">trim()</text:span></text:span><text:span text:style-name="Source_20_Text"><text:span text:style-name="T98">: </text:span></text:span><text:span text:style-name="Source_20_Text"><text:span text:style-name="T118">Elimina</text:span></text:span><text:span text:style-name="Source_20_Text"><text:span text:style-name="T98"> espaços</text:span></text:span><text:span text:style-name="Source_20_Text"><text:span text:style-name="T342"> em branco</text:span></text:span><text:span text:style-name="Source_20_Text"><text:span text:style-name="T98"> no fi</text:span></text:span><text:span text:style-name="Source_20_Text"><text:span text:style-name="T118">nal,</text:span></text:span><text:span text:style-name="Source_20_Text"><text:span text:style-name="T98"> à direita.<text:line-break/></text:span></text:span><text:span text:style-name="Source_20_Text"><text:span text:style-name="T506">$sem_espacos_fim</text:span></text:span><text:span text:style-name="Source_20_Text"><text:span text:style-name="T460"> = </text:span></text:span><text:span text:style-name="Source_20_Text"><text:span text:style-name="T478">rtrim</text:span></text:span><text:span text:style-name="Source_20_Text"><text:span text:style-name="T460">(</text:span></text:span><text:span text:style-name="Source_20_Text"><text:span text:style-name="T506">$nome</text:span></text:span><text:span text:style-name="Source_20_Text"><text:span text:style-name="T460">);</text:span></text:span><text:span text:style-name="Source_20_Text"><text:span text:style-name="T456"><text:line-break/></text:span></text:span></text:p>
        </text:list-item>
        <text:list-item>
          <text:p text:style-name="P211"><text:span text:style-name="Source_20_Text"><text:span text:style-name="T593">str_word_count()</text:span></text:span><text:span text:style-name="Source_20_Text"><text:span text:style-name="T125">: </text:span></text:span><text:span text:style-name="Source_20_Text"><text:span text:style-name="T126">dependendo do parâmetro, retorna a quantidade de palavras ou cria um vetor com a string</text:span></text:span><text:span text:style-name="Source_20_Text"><text:span text:style-name="T125">. Exemplo:<text:line-break/></text:span></text:span><text:span text:style-name="Source_20_Text"><text:span text:style-name="T507">$frase</text:span></text:span><text:span text:style-name="Source_20_Text"><text:span text:style-name="T461"> = </text:span></text:span><text:span text:style-name="Source_20_Text"><text:span text:style-name="T493">"Eu vou estudar PHP"</text:span></text:span><text:span text:style-name="Source_20_Text"><text:span text:style-name="T461">; </text:span></text:span><text:span text:style-name="Source_20_Text"><text:span text:style-name="T506">$contador</text:span></text:span><text:span text:style-name="Source_20_Text"><text:span text:style-name="T460"> = </text:span></text:span><text:span text:style-name="Source_20_Text"><text:span text:style-name="T478">str_word_count</text:span></text:span><text:span text:style-name="Source_20_Text"><text:span text:style-name="T460">(</text:span></text:span><text:span text:style-name="Source_20_Text"><text:span text:style-name="T506">$frase</text:span></text:span><text:span text:style-name="Source_20_Text"><text:span text:style-name="T460">, </text:span></text:span><text:span text:style-name="Source_20_Text"><text:span text:style-name="T530">2</text:span></text:span><text:span text:style-name="Source_20_Text"><text:span text:style-name="T460">);</text:span></text:span><text:span text:style-name="Source_20_Text"><text:span text:style-name="T456"><text:line-break/></text:span></text:span><text:span text:style-name="Source_20_Text"><text:span text:style-name="T337">Array ( [0] =&gt; Eu [3] =&gt; vou [7] =&gt; estudar [15] =&gt; PHP )</text:span></text:span><text:span text:style-name="Source_20_Text"><text:span text:style-name="T456"><text:line-break/></text:span></text:span></text:p>
        </text:list-item>
        <text:list-item>
          <text:p text:style-name="P211"><text:span text:style-name="Source_20_Text"><text:span text:style-name="T403">explode()</text:span></text:span><text:span text:style-name="Source_20_Text"><text:span text:style-name="T389">: Pega cada palavra e joga num índice de </text:span></text:span><text:span text:style-name="Source_20_Text"><text:span text:style-name="T396">vetor</text:span></text:span><text:span text:style-name="Source_20_Text"><text:span text:style-name="T389">. É uma versão mais nova da str_word_count, ela procura pelos caracteres </text:span></text:span><text:span text:style-name="Source_20_Text"><text:span text:style-name="T390">especificados no parâmetro</text:span></text:span><text:span text:style-name="Source_20_Text"><text:span text:style-name="T389"> </text:span></text:span><text:span text:style-name="Source_20_Text"><text:span text:style-name="T390">(</text:span></text:span><text:span text:style-name="Source_20_Text"><text:span text:style-name="T391">como </text:span></text:span><text:span text:style-name="Source_20_Text"><text:span text:style-name="T394">exemplo, um</text:span></text:span><text:span text:style-name="Source_20_Text"><text:span text:style-name="T391"> </text:span></text:span><text:span text:style-name="Source_20_Text"><text:span text:style-name="T390">espaço em branco </text:span></text:span><text:span text:style-name="Source_20_Text"><text:span text:style-name="T394">ou ponto-e-vírgula</text:span></text:span><text:span text:style-name="Source_20_Text"><text:span text:style-name="T390">)</text:span></text:span><text:span text:style-name="Source_20_Text"><text:span text:style-name="T389">, </text:span></text:span><text:span text:style-name="Source_20_Text"><text:span text:style-name="T392">quebra</text:span></text:span><text:span text:style-name="Source_20_Text"><text:span text:style-name="T389"> a string e </text:span></text:span><text:span text:style-name="Source_20_Text"><text:span text:style-name="T392">coloca os itens</text:span></text:span><text:span text:style-name="Source_20_Text"><text:span text:style-name="T389"> </text:span></text:span><text:span text:style-name="Source_20_Text"><text:span text:style-name="T392">em</text:span></text:span><text:span text:style-name="Source_20_Text"><text:span text:style-name="T389"> um vetor.<text:line-break/>Exemplo:</text:span></text:span><text:span text:style-name="Source_20_Text"><text:span text:style-name="T507">$site</text:span></text:span><text:span text:style-name="Source_20_Text"><text:span text:style-name="T461"> = </text:span></text:span><text:span text:style-name="Source_20_Text"><text:span text:style-name="T493">"Curso em Video"</text:span></text:span><text:span text:style-name="Source_20_Text"><text:span text:style-name="T461">;</text:span></text:span><text:span text:style-name="Source_20_Text"><text:span text:style-name="T405"><text:tab/></text:span></text:span><text:span text:style-name="Source_20_Text"><text:span text:style-name="T508">$vetor</text:span></text:span><text:span text:style-name="Source_20_Text"><text:span text:style-name="T462"> = </text:span></text:span><text:span text:style-name="Source_20_Text"><text:span text:style-name="T479">explode</text:span></text:span><text:span text:style-name="Source_20_Text"><text:span text:style-name="T462">(</text:span></text:span><text:span text:style-name="Source_20_Text"><text:span text:style-name="T494">" "</text:span></text:span><text:span text:style-name="Source_20_Text"><text:span text:style-name="T462">,</text:span></text:span><text:span text:style-name="Source_20_Text"><text:span text:style-name="T508">$site</text:span></text:span><text:span text:style-name="Source_20_Text"><text:span text:style-name="T462">);</text:span></text:span><text:span text:style-name="Source_20_Text"><text:span text:style-name="T457"><text:line-break/></text:span></text:span><text:span text:style-name="Source_20_Text"><text:span text:style-name="T338">Array ( [0] =&gt; Curso [1] =&gt; em [2] =&gt; Video )</text:span></text:span><text:span text:style-name="Source_20_Text"><text:span text:style-name="T457"><text:line-break/></text:span></text:span></text:p>
        </text:list-item>
        <text:list-item>
          <text:p text:style-name="P211"><text:span text:style-name="Source_20_Text"><text:span text:style-name="T403">str_split(</text:span></text:span><text:span text:style-name="Source_20_Text"><text:span text:style-name="T387">)</text:span></text:span><text:span text:style-name="Source_20_Text"><text:span text:style-name="T389">: coloca cada letra </text:span></text:span><text:span text:style-name="Source_20_Text"><text:span text:style-name="T390">de uma string em uma posição do</text:span></text:span><text:span text:style-name="Source_20_Text"><text:span text:style-name="T389"> vetor. Exemplo:</text:span></text:span><text:span text:style-name="Source_20_Text"><text:span text:style-name="T509">$nome</text:span></text:span><text:span text:style-name="Source_20_Text"><text:span text:style-name="T463"> = </text:span></text:span><text:span text:style-name="Source_20_Text"><text:span text:style-name="T495">"Jonatas"</text:span></text:span><text:span text:style-name="Source_20_Text"><text:span text:style-name="T463">;</text:span></text:span><text:span text:style-name="Source_20_Text"><text:span text:style-name="T406"><text:tab/></text:span></text:span><text:span text:style-name="Source_20_Text"><text:span text:style-name="T509">$vetor</text:span></text:span><text:span text:style-name="Source_20_Text"><text:span text:style-name="T463"> = </text:span></text:span><text:span text:style-name="Source_20_Text"><text:span text:style-name="T480">str_split</text:span></text:span><text:span text:style-name="Source_20_Text"><text:span text:style-name="T463">(</text:span></text:span><text:span text:style-name="Source_20_Text"><text:span text:style-name="T509">$nome</text:span></text:span><text:span text:style-name="Source_20_Text"><text:span text:style-name="T463">);</text:span></text:span><text:span text:style-name="Source_20_Text"><text:span text:style-name="T458"><text:line-break/></text:span></text:span><text:span text:style-name="Source_20_Text"><text:span text:style-name="T339">Array ( [0] =&gt; J [1] =&gt; o [2] =&gt; n [3] =&gt; a [4] =&gt; t [5] =&gt; a [6] =&gt; s )</text:span></text:span><text:span text:style-name="Source_20_Text"><text:span text:style-name="T458"><text:line-break/></text:span></text:span></text:p>
        </text:list-item>
        <text:list-item>
          <text:p text:style-name="P212"><text:span text:style-name="Source_20_Text"><text:span text:style-name="T403">implode()</text:span></text:span><text:span text:style-name="Source_20_Text"><text:span text:style-name="T387"> </text:span></text:span><text:span text:style-name="Source_20_Text"><text:span text:style-name="T395">ou</text:span></text:span><text:span text:style-name="Source_20_Text"><text:span text:style-name="T388"> </text:span></text:span><text:span text:style-name="Source_20_Text"><text:span text:style-name="T404">join()</text:span></text:span><text:span text:style-name="Source_20_Text"><text:span text:style-name="T389">: </text:span></text:span><text:span text:style-name="Source_20_Text"><text:span text:style-name="T390">Transforma um vetor inteiro em uma </text:span></text:span><text:span text:style-name="Source_20_Text"><text:span text:style-name="T389">string. Exemplo:</text:span></text:span><text:span text:style-name="Source_20_Text"><text:span text:style-name="T393"><text:line-break/></text:span></text:span><text:span text:style-name="Source_20_Text"><text:span text:style-name="T509">$vet</text:span></text:span><text:span text:style-name="Source_20_Text"><text:span text:style-name="T463">[</text:span></text:span><text:span text:style-name="Source_20_Text"><text:span text:style-name="T531">0</text:span></text:span><text:span text:style-name="Source_20_Text"><text:span text:style-name="T463">] = </text:span></text:span><text:span text:style-name="Source_20_Text"><text:span text:style-name="T495">"curso"</text:span></text:span><text:span text:style-name="Source_20_Text"><text:span text:style-name="T463">;<text:line-break/></text:span></text:span><text:span text:style-name="T506">$vet</text:span><text:span text:style-name="T460">[</text:span><text:span text:style-name="T530">1</text:span><text:span text:style-name="T460">] = </text:span><text:span text:style-name="T492">"em"</text:span><text:span text:style-name="T460">;<text:line-break/></text:span><text:span text:style-name="T506">$vet</text:span><text:span text:style-name="T460">[</text:span><text:span text:style-name="T530">2</text:span><text:span text:style-name="T460">] = </text:span><text:span text:style-name="T492">"video"</text:span><text:span text:style-name="T460">;<text:line-break/></text:span><text:span text:style-name="T506">$texto</text:span><text:span text:style-name="T460"> = </text:span><text:span text:style-name="T478">implode</text:span><text:span text:style-name="T460">(</text:span><text:span text:style-name="T492">"_"</text:span><text:span text:style-name="T460">, </text:span><text:span text:style-name="T506">$vet</text:span><text:span text:style-name="T460">);</text:span><text:span text:style-name="T456"><text:line-break/></text:span><text:span text:style-name="T337">curso_em_video</text:span><text:span text:style-name="T414"> </text:span><text:span text:style-name="T456"><text:line-break/></text:span></text:p>
        </text:list-item>
        <text:list-item>
          <text:p text:style-name="P213"><text:span text:style-name="Source_20_Text"><text:span text:style-name="T403">chr()</text:span></text:span><text:span text:style-name="Source_20_Text"><text:span text:style-name="T389">: </text:span></text:span><text:span text:style-name="Source_20_Text"><text:span text:style-name="T321">Retorna um caractere de acordo com seu código ASCII passado como parâmetro.</text:span></text:span><text:span text:style-name="Source_20_Text"><text:span text:style-name="T389"> Exemplo:</text:span></text:span><text:span text:style-name="T506">$letra</text:span><text:span text:style-name="T460"> = </text:span><text:span text:style-name="T478">chr</text:span><text:span text:style-name="T460">(</text:span><text:span text:style-name="T530">67</text:span><text:span text:style-name="T460">);</text:span><text:span text:style-name="T456"><text:line-break/></text:span></text:p>
        </text:list-item>
        <text:list-item>
          <text:p text:style-name="P213"><text:span text:style-name="Source_20_Text"><text:span text:style-name="T403">ord()</text:span></text:span><text:span text:style-name="Source_20_Text"><text:span text:style-name="T387">:</text:span></text:span><text:span text:style-name="Source_20_Text"><text:span text:style-name="T341"> </text:span></text:span><text:span text:style-name="Source_20_Text"><text:span text:style-name="T322">Retorna o código ASCII de um caractere passado como parâmetro. </text:span></text:span><text:span text:style-name="Source_20_Text"><text:span text:style-name="T321">Exemp</text:span></text:span><text:span text:style-name="Source_20_Text"><text:span text:style-name="T389">lo:</text:span></text:span><text:span text:style-name="T506">$cod</text:span><text:span text:style-name="T460"> = </text:span><text:span text:style-name="T478">ord</text:span><text:span text:style-name="T460">(</text:span><text:span text:style-name="T506">$letra</text:span><text:span text:style-name="T460">);</text:span><text:span text:style-name="T456"><text:line-break/></text:span></text:p>
        </text:list-item>
        <text:list-item>
          <text:p text:style-name="P214"><text:span text:style-name="Source_20_Text"><text:span text:style-name="T403">strtolower()</text:span></text:span><text:span text:style-name="Source_20_Text"><text:span text:style-name="T389">: converte todas as letras para minúsculo. Exemplo:</text:span></text:span><text:span text:style-name="Source_20_Text"><text:span text:style-name="T127"><text:line-break/></text:span></text:span><text:span text:style-name="Source_20_Text"><text:span text:style-name="T478">print</text:span></text:span><text:span text:style-name="Source_20_Text"><text:span text:style-name="T460">(</text:span></text:span><text:span text:style-name="Source_20_Text"><text:span text:style-name="T492">"Seu nome em minúsculo é "</text:span></text:span><text:span text:style-name="Source_20_Text"><text:span text:style-name="T460"> . </text:span></text:span><text:span text:style-name="Source_20_Text"><text:span text:style-name="T478">strtolower</text:span></text:span><text:span text:style-name="Source_20_Text"><text:span text:style-name="T460">(</text:span></text:span><text:span text:style-name="Source_20_Text"><text:span text:style-name="T506">$nome</text:span></text:span><text:span text:style-name="Source_20_Text"><text:span text:style-name="T460">));</text:span></text:span><text:span text:style-name="Source_20_Text"><text:span text:style-name="T456"><text:line-break/></text:span></text:span></text:p>
        </text:list-item>
        <text:list-item>
          <text:p text:style-name="P215"><text:span text:style-name="Source_20_Text"><text:span text:style-name="T403">strtoupper()</text:span></text:span><text:span text:style-name="Source_20_Text"><text:span text:style-name="T389">: converte para maiúsculo. Exemplo:</text:span></text:span><text:span text:style-name="T128"><text:line-break/></text:span><text:span text:style-name="T478">print</text:span><text:span text:style-name="T460">(</text:span><text:span text:style-name="T492">"Seu nome em MAIÚSCULO é "</text:span><text:span text:style-name="T460"> . </text:span><text:span text:style-name="T478">strtoupper</text:span><text:span text:style-name="T460">(</text:span><text:span text:style-name="T506">$nome</text:span><text:span text:style-name="T460">));</text:span><text:span text:style-name="T128"><text:line-break/></text:span></text:p>
        </text:list-item>
        <text:list-item>
          <text:p text:style-name="P220"><text:span text:style-name="Source_20_Text"><text:span text:style-name="T407">ucfirst()</text:span></text:span><text:span text:style-name="Source_20_Text"><text:span text:style-name="T397">: converte e primeira letra para maiúsculo (uppercase). Exemplo:</text:span></text:span><text:span text:style-name="T162"><text:line-break/></text:span><text:span text:style-name="T481">print</text:span><text:span text:style-name="T464">(</text:span><text:span text:style-name="T496">"Seu nome, com uppercase, é "</text:span><text:span text:style-name="T464">.</text:span><text:span text:style-name="T481">ucfirst</text:span><text:span text:style-name="T464">(</text:span><text:span text:style-name="T481">strtolower</text:span><text:span text:style-name="T464">(</text:span><text:span text:style-name="T510">$nome</text:span><text:span text:style-name="T464">)));</text:span><text:span text:style-name="T162"><text:line-break/></text:span></text:p>
        </text:list-item>
        <text:list-item>
          <text:p text:style-name="P195"><text:soft-page-break/><text:span text:style-name="Source_20_Text"><text:span text:style-name="T408">ucwords()</text:span></text:span><text:span text:style-name="Source_20_Text"><text:span text:style-name="T376">: converte a primeira letra de </text:span></text:span><text:span text:style-name="Source_20_Text"><text:span text:style-name="T382">cada palavra</text:span></text:span><text:span text:style-name="Source_20_Text"><text:span text:style-name="T376"> para maiúsculo. Exemplo:</text:span></text:span><text:span text:style-name="T483">print</text:span><text:span text:style-name="T466">(</text:span><text:span text:style-name="T497">"&lt;br&gt;função ucwords(): "</text:span><text:span text:style-name="T466">.</text:span><text:span text:style-name="T483">ucwords</text:span><text:span text:style-name="T466">(</text:span><text:span text:style-name="T483">strtolower</text:span><text:span text:style-name="T466">(</text:span><text:span text:style-name="T511">$nome</text:span><text:span text:style-name="T466">)));</text:span><text:span text:style-name="T459"><text:line-break/></text:span></text:p>
        </text:list-item>
        <text:list-item>
          <text:p text:style-name="P216"><text:span text:style-name="Source_20_Text"><text:span text:style-name="T403">strrev()</text:span></text:span><text:span text:style-name="Source_20_Text"><text:span text:style-name="T389">: reverte a ordem dos caracteres. Exemplo:</text:span></text:span><text:span text:style-name="T129"><text:line-break/></text:span><text:span text:style-name="T478">print</text:span><text:span text:style-name="T460">(</text:span><text:span text:style-name="T478">strrev</text:span><text:span text:style-name="T460">(</text:span><text:span text:style-name="T478">strtoupper</text:span><text:span text:style-name="T460">(</text:span><text:span text:style-name="T506">$nome</text:span><text:span text:style-name="T460">)));</text:span><text:span text:style-name="T456"><text:line-break/></text:span><text:span text:style-name="T340">SEUGIRDOR SATANOJ</text:span><text:span text:style-name="T456"><text:line-break/></text:span></text:p>
        </text:list-item>
        <text:list-item>
          <text:p text:style-name="P196"><text:span text:style-name="Source_20_Text"><text:span text:style-name="T408">strpos()</text:span></text:span><text:span text:style-name="Source_20_Text"><text:span text:style-name="T376">: retorna a posição da palavra na string. Exemplo:</text:span></text:span><text:span text:style-name="T172"><text:line-break/></text:span><text:span text:style-name="T511">$frase</text:span><text:span text:style-name="T466"> = </text:span><text:span text:style-name="T497">"Estou aprendendo PHP"</text:span><text:span text:style-name="T466">;<text:tab/></text:span><text:span text:style-name="T511">$pos</text:span><text:span text:style-name="T466"> = </text:span><text:span text:style-name="T483">strpos</text:span><text:span text:style-name="T466">(</text:span><text:span text:style-name="T511">$frase</text:span><text:span text:style-name="T466">, </text:span><text:span text:style-name="T497">"PHP"</text:span><text:span text:style-name="T466">);</text:span><text:span text:style-name="T459"><text:line-break/></text:span></text:p>
        </text:list-item>
        <text:list-item>
          <text:p text:style-name="P197"><text:span text:style-name="Source_20_Text"><text:span text:style-name="T408">stripos()</text:span></text:span><text:span text:style-name="Source_20_Text"><text:span text:style-name="T376">: string-ignore-position, ou seja, retorna a posição da palavra/caractere na string </text:span></text:span><text:span text:style-name="Source_20_Text"><text:span text:style-name="T382">ignorando</text:span></text:span><text:span text:style-name="Source_20_Text"><text:span text:style-name="T376"> se é maiúsculo ou não. Exemplo:</text:span></text:span><text:span text:style-name="T511">$pos</text:span><text:span text:style-name="T466"> = </text:span><text:span text:style-name="T483">stripos</text:span><text:span text:style-name="T466">(</text:span><text:span text:style-name="T511">$frase</text:span><text:span text:style-name="T466">, </text:span><text:span text:style-name="T497">"php"</text:span><text:span text:style-name="T466">);</text:span><text:span text:style-name="T459"><text:line-break/></text:span></text:p>
        </text:list-item>
        <text:list-item>
          <text:p text:style-name="P197"><text:span text:style-name="Source_20_Text"><text:span text:style-name="T408">substr_count()</text:span></text:span><text:span text:style-name="Source_20_Text"><text:span text:style-name="T376">: retorna a quantidade de vezes que </text:span></text:span><text:span text:style-name="Source_20_Text"><text:span text:style-name="T377">um</text:span></text:span><text:span text:style-name="Source_20_Text"><text:span text:style-name="T376">a palavra apareceu na string. Exemplo:</text:span></text:span><text:span text:style-name="T173"><text:line-break/></text:span><text:span text:style-name="T511">$cont</text:span><text:span text:style-name="T466"> = </text:span><text:span text:style-name="T483">substr_count</text:span><text:span text:style-name="T466">(</text:span><text:span text:style-name="T511">$frase</text:span><text:span text:style-name="T466">, </text:span><text:span text:style-name="T497">"PHP"</text:span><text:span text:style-name="T466">);</text:span><text:span text:style-name="T459"><text:line-break/></text:span></text:p>
        </text:list-item>
        <text:list-item>
          <text:p text:style-name="P197"><text:span text:style-name="Source_20_Text"><text:span text:style-name="T408">substr()</text:span></text:span><text:span text:style-name="Source_20_Text"><text:span text:style-name="T376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173"><text:line-break/></text:span><text:span text:style-name="T511">$sub</text:span><text:span text:style-name="T466"> = </text:span><text:span text:style-name="T483">substr</text:span><text:span text:style-name="T466">(</text:span><text:span text:style-name="T511">$site</text:span><text:span text:style-name="T466">, </text:span><text:span text:style-name="T532">0</text:span><text:span text:style-name="T466">, </text:span><text:span text:style-name="T532">5</text:span><text:span text:style-name="T466">);</text:span><text:span text:style-name="T459"><text:line-break/></text:span></text:p>
        </text:list-item>
        <text:list-item>
          <text:p text:style-name="P198"><text:span text:style-name="Source_20_Text"><text:span text:style-name="T408">str_pad()</text:span></text:span><text:span text:style-name="Source_20_Text"><text:span text:style-name="T376">: faz a string caber em determinado espaço (útil para alinhamentos). Exemplo:</text:span></text:span><text:span text:style-name="T174"><text:line-break/></text:span><text:span text:style-name="T511">$novo</text:span><text:span text:style-name="T466"> = </text:span><text:span text:style-name="T483">str_pad</text:span><text:span text:style-name="T466">(</text:span><text:span text:style-name="T511">$nome</text:span><text:span text:style-name="T466">, </text:span><text:span text:style-name="T532">25</text:span><text:span text:style-name="T466">, </text:span><text:span text:style-name="T497">"."</text:span><text:span text:style-name="T466">, STR_PAD_BOTH);</text:span><text:span text:style-name="T459"><text:line-break/></text:span><text:span text:style-name="Source_20_Text"><text:span text:style-name="T376">Seus 4 parâmetros indicam, respectivamente: variável, tamanho, caractere separador, orientação da posição (Left, Both, Center)</text:span></text:span><text:span text:style-name="T56"><text:line-break/></text:span></text:p>
        </text:list-item>
        <text:list-item>
          <text:p text:style-name="P199"><text:span text:style-name="Source_20_Text"><text:span text:style-name="T408">str_repeat()</text:span></text:span><text:span text:style-name="Source_20_Text"><text:span text:style-name="T376">: repete os caracteres estipulados </text:span></text:span><text:span text:style-name="Source_20_Text"><text:span text:style-name="T377">nos</text:span></text:span><text:span text:style-name="Source_20_Text"><text:span text:style-name="T376"> parâmetros. Exemplo:</text:span></text:span><text:span text:style-name="T175"><text:line-break/></text:span><text:span text:style-name="T483">print</text:span><text:span text:style-name="T466">(</text:span><text:span text:style-name="T483">str_repeat</text:span><text:span text:style-name="T466">(</text:span><text:span text:style-name="T497">"-"</text:span><text:span text:style-name="T466">, </text:span><text:span text:style-name="T532">30</text:span><text:span text:style-name="T466">)); </text:span><text:span text:style-name="T521">//gera 30 sinais de menos</text:span><text:span text:style-name="T518"><text:line-break/></text:span></text:p>
        </text:list-item>
        <text:list-item>
          <text:p text:style-name="P200"><text:span text:style-name="Source_20_Text"><text:span text:style-name="T408">str_replace()</text:span></text:span><text:span text:style-name="Source_20_Text"><text:span text:style-name="T376">: substitui uma string por outra. Exemplo:</text:span></text:span><text:span text:style-name="T176"><text:line-break/></text:span><text:span text:style-name="T511">$frase</text:span><text:span text:style-name="T466"> = </text:span><text:span text:style-name="T497">"Gosto de estudar Matemática!"</text:span><text:span text:style-name="T466">;<text:line-break/></text:span><text:span text:style-name="T511">$novafrase</text:span><text:span text:style-name="T466"> = </text:span><text:span text:style-name="T483">str_replace</text:span><text:span text:style-name="T466">(</text:span><text:span text:style-name="T497">"Matemática"</text:span><text:span text:style-name="T466">, </text:span><text:span text:style-name="T497">"PHP"</text:span><text:span text:style-name="T466">, </text:span><text:span text:style-name="T511">$frase</text:span><text:span text:style-name="T466">);<text:line-break/></text:span><text:span text:style-name="T522">//imprime "Gosto de estudar PHP"</text:span><text:span text:style-name="T519"><text:line-break/></text:span><text:span text:style-name="Source_20_Text"><text:span text:style-name="T376">A função </text:span></text:span><text:span text:style-name="Source_20_Text"><text:span text:style-name="T408">str_ireplace()</text:span></text:span><text:span text:style-name="Source_20_Text"><text:span text:style-name="T376"> ignora caixa alta (maiúsculas).</text:span></text:span></text:p>
        </text:list-item>
      </text:list>
      <text:h text:style-name="P169" text:outline-level="1">Aula 18 e 19 – Vetores e Matrizes</text:h>
      <text:p text:style-name="P154"/>
      <text:p text:style-name="P149"><text:span text:style-name="Source_20_Text"><text:span text:style-name="T164">O </text:span></text:span><text:span text:style-name="Source_20_Text"><text:span text:style-name="T169">índice</text:span></text:span><text:span text:style-name="Source_20_Text"><text:span text:style-name="T164"> de variáveis composta começa em </text:span></text:span><text:span text:style-name="Source_20_Text"><text:span text:style-name="T170">zero</text:span></text:span><text:span text:style-name="Source_20_Text"><text:span text:style-name="T164"> (0).</text:span></text:span></text:p>
      <text:p text:style-name="P150"><text:span text:style-name="Source_20_Text"><text:span text:style-name="T164">No PHP, não há declaração do tipo da variável, sejam elas simples ou compostas </text:span></text:span><text:span text:style-name="Source_20_Text"><text:span text:style-name="T165">(vetores)</text:span></text:span><text:span text:style-name="Source_20_Text"><text:span text:style-name="T164"> </text:span></text:span><text:span text:style-name="Source_20_Text"><text:span text:style-name="T166">pois a linguagem é dinâmica </text:span></text:span><text:span text:style-name="Source_20_Text"><text:span text:style-name="T167">e fracamente tipada</text:span></text:span><text:span text:style-name="Source_20_Text"><text:span text:style-name="T166">.</text:span></text:span></text:p>
      <text:p text:style-name="P153"><text:span text:style-name="Source_20_Text"><text:span text:style-name="T164">N</text:span></text:span><text:span text:style-name="Source_20_Text"><text:span text:style-name="T165">o PHP</text:span></text:span><text:span text:style-name="Source_20_Text"><text:span text:style-name="T164">, os </text:span></text:span><text:span text:style-name="Source_20_Text"><text:span text:style-name="T170">vetores são dinâmicos</text:span></text:span><text:span text:style-name="Source_20_Text"><text:span text:style-name="T164">, ou seja, alocam apenas o espaço de memória necessário para abrigar os dados pois um novo índice é criado a cada nova variável, portanto </text:span></text:span><text:span text:style-name="Source_20_Text"><text:span text:style-name="T170">não há necessidade de declarar o tamanho do vetor</text:span></text:span><text:span text:style-name="Source_20_Text"><text:span text:style-name="T164">, </text:span></text:span><text:span text:style-name="Source_20_Text"><text:span text:style-name="T168">diferente do Java</text:span></text:span><text:span text:style-name="Source_20_Text"><text:span text:style-name="T164">.</text:span></text:span></text:p>
      <text:p text:style-name="P151"><text:span text:style-name="Source_20_Text"><text:span text:style-name="T164">No PHP, as variáveis compostas são </text:span></text:span><text:span text:style-name="Source_20_Text"><text:span text:style-name="T171">heterogêneas</text:span></text:span><text:span text:style-name="Source_20_Text"><text:span text:style-name="T164">, isto é, um mesmo vetor aceita tipos diferentes de variáveis.</text:span></text:span><text:span text:style-name="T161"><text:line-break/></text:span></text:p>
      <text:p text:style-name="P151"><text:span text:style-name="Source_20_Text"><text:span text:style-name="T164">$</text:span></text:span><text:span text:style-name="Source_20_Text"><text:span text:style-name="T595">vetor[] = 7;</text:span></text:span><text:span text:style-name="Source_20_Text"><text:span text:style-name="T164"><text:tab/>cria uma nova posição, </text:span></text:span><text:span text:style-name="Source_20_Text"><text:span text:style-name="T170">no final do vetor</text:span></text:span><text:span text:style-name="Source_20_Text"><text:span text:style-name="T164">, com o valor 7.</text:span></text:span></text:p>
      <text:p text:style-name="P152"><text:span text:style-name="T482">count</text:span><text:span text:style-name="T465">();</text:span><text:span text:style-name="T163"> </text:span><text:span text:style-name="Source_20_Text"><text:span text:style-name="T164">calcula a quantidade de elementos.</text:span></text:span></text:p>
      <text:p text:style-name="P152"><text:span text:style-name="Source_20_Text"><text:span text:style-name="T164"/></text:span></text:p>
      <text:h text:style-name="P172" text:outline-level="3">Criando vetores:</text:h>
      <text:p text:style-name="P14"><text:span text:style-name="Source_20_Text"><text:span text:style-name="T130">Para criar vetores utilize a palavra reservada </text:span></text:span><text:span text:style-name="Source_20_Text"><text:span text:style-name="T561">array</text:span></text:span><text:span text:style-name="Source_20_Text"><text:span text:style-name="T562">()</text:span></text:span></text:p>
      <text:p text:style-name="P49"><draw:frame draw:style-name="fr2" draw:name="Figura28" text:anchor-type="paragraph" svg:x="3.877cm" svg:y="0.36cm" svg:width="9.945cm" svg:height="5.205cm" draw:z-index="36"><draw:image xlink:href="Pictures/10000001000001F10000010193FFEE668369FEF6.png" xlink:type="simple" xlink:show="embed" xlink:actuate="onLoad" draw:mime-type="image/png"/></draw:frame></text:p>
      <text:p text:style-name="P49"><draw:frame draw:style-name="fr2" draw:name="Figura30" text:anchor-type="paragraph" svg:x="3.822cm" svg:y="5.151cm" svg:width="9.992cm" svg:height="6.556cm" draw:z-index="26"><draw:image xlink:href="Pictures/100000010000017D000000FA8B63216EF962C36A.png" xlink:type="simple" xlink:show="embed" xlink:actuate="onLoad" draw:mime-type="image/png"/></draw:frame></text:p>
      <text:p text:style-name="P71"><text:span text:style-name="T385">Iteração</text:span><text:span text:style-name="T193"> foreach()</text:span><text:span text:style-name="T196">{}</text:span>: <text:span text:style-name="T543">percorre todos os elementos do vetor. Exemplo:</text:span></text:p>
      <text:p text:style-name="P156"><text:span text:style-name="T540">foreach</text:span><text:span text:style-name="T543"> (</text:span><text:span text:style-name="T504">$c</text:span><text:span text:style-name="T543"> as </text:span><text:span text:style-name="T504">$valor</text:span><text:span text:style-name="T543">) { </text:span><text:span text:style-name="T516">//"Para cada elemento do </text:span><text:span text:style-name="T525">vetor</text:span><text:span text:style-name="T516"> $c<text:tab/><text:line-break/>tratado como </text:span><text:span text:style-name="T525">$valor</text:span><text:span text:style-name="T516">, faça:"</text:span></text:p>
      <text:p text:style-name="P161"/>
      <text:p text:style-name="P161"><draw:frame draw:style-name="fr3" draw:name="Figura31" text:anchor-type="paragraph" svg:x="3.768cm" svg:y="0.492cm" svg:width="9.745cm" svg:height="5.736cm" draw:z-index="27"><draw:image xlink:href="Pictures/10000001000001D10000010609EE438007EA0A41.png" xlink:type="simple" xlink:show="embed" xlink:actuate="onLoad" draw:mime-type="image/png"/></draw:frame></text:p>
      <text:p text:style-name="P161"/>
      <text:p text:style-name="P161"/>
      <text:p text:style-name="P52"/>
      <text:p text:style-name="P52"/>
      <text:p text:style-name="P52"/>
      <text:p text:style-name="P52"/>
      <text:p text:style-name="P52"/>
      <text:p text:style-name="P52"/>
      <text:p text:style-name="P52"><text:line-break/>Não confundir com <text:span text:style-name="T573">função flecha</text:span> do Javascript</text:p>
      <text:p text:style-name="P49"><draw:frame draw:style-name="fr2" draw:name="Figura33" text:anchor-type="paragraph" svg:x="3.965cm" svg:y="0.161cm" svg:width="9.306cm" svg:height="6.175cm" draw:z-index="28"><draw:image xlink:href="Pictures/10000000000001AC0000011C9E9083D1C8099B78.png" xlink:type="simple" xlink:show="embed" xlink:actuate="onLoad" draw:mime-type="image/png"/></draw:frame></text:p>
      <text:p text:style-name="P49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draw:style-name="fr2" draw:name="Figura34" text:anchor-type="paragraph" svg:x="4.075cm" svg:y="0.113cm" svg:width="9.262cm" svg:height="5.667cm" draw:z-index="29"><draw:image xlink:href="Pictures/10000000000001F900000135AB9B139EE40D3360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>Explicando o foreach: <text:span text:style-name="T629">“Para cada elemento do vetor </text:span><text:span text:style-name="T604">`$cad`</text:span><text:span text:style-name="T629">, nomeado como </text:span><text:span text:style-name="T604">`$campo`</text:span><text:span text:style-name="T629">, associado ao conteúdo </text:span><text:span text:style-name="T604">`$valor`</text:span><text:span text:style-name="T629">, imprima...”</text:span></text:p>
      <text:p text:style-name="P51"><draw:frame draw:style-name="fr2" draw:name="Figura35" text:anchor-type="paragraph" svg:x="4.904cm" svg:y="0.256cm" svg:width="10.555cm" svg:height="5.124cm" draw:z-index="30"><draw:image xlink:href="Pictures/100000000000022200000109205442D0D5D8C97F.jpg" xlink:type="simple" xlink:show="embed" xlink:actuate="onLoad" draw:mime-type="image/jpeg"/></draw:frame></text:p>
      <text:p text:style-name="P56"/>
      <text:p text:style-name="P56">Tecnicamente, não existem matrizes dentro do PHP, mas dá para contornar isso, trabalhando com vetores dentro de vetores.</text:p>
      <text:p text:style-name="P50"/>
      <text:p text:style-name="P50"/>
      <text:p text:style-name="P50"/>
      <text:p text:style-name="P50"/>
      <text:p text:style-name="P57"><draw:frame draw:style-name="fr2" draw:name="Figura29" text:anchor-type="paragraph" svg:x="1.404cm" svg:y="0.127cm" svg:width="14.152cm" svg:height="5.179cm" draw:z-index="31"><draw:image xlink:href="Pictures/1000000000000217000000DEAA20EEC8709BD907.jpg" xlink:type="simple" xlink:show="embed" xlink:actuate="onLoad" draw:mime-type="image/jpeg"/></draw:frame></text:p>
      <text:p text:style-name="P44"/>
      <text:p text:style-name="P44"/>
      <text:p text:style-name="P44"/>
      <text:p text:style-name="P44"/>
      <text:p text:style-name="P44"/>
      <text:p text:style-name="P44"/>
      <text:list xml:id="list1341400931" text:style-name="L12">
        <text:list-item>
          <text:p text:style-name="P185"><text:span text:style-name="T502">$vetor</text:span><text:span text:style-name="T539">[] = </text:span><text:span text:style-name="T528">7</text:span><text:span text:style-name="T539">;             <text:tab/><text:tab/><text:tab/><text:tab/><text:tab/><text:tab/></text:span><text:span text:style-name="T515"><text:tab/><text:tab/></text:span></text:p>
        </text:list-item>
        <text:list-item>
          <text:p text:style-name="P185"><text:span text:style-name="T470">array_push</text:span><text:span text:style-name="T538">(</text:span><text:span text:style-name="T500">$vetor</text:span><text:span text:style-name="T538">, </text:span><text:span text:style-name="T527">7</text:span><text:span text:style-name="T538">);    </text:span><text:span text:style-name="T514">//adiciona elemento no final<text:tab/><text:tab/></text:span></text:p>
        </text:list-item>
        <text:list-item>
          <text:p text:style-name="P185"><text:span text:style-name="T470">array_unshift</text:span><text:span text:style-name="T538">(</text:span><text:span text:style-name="T500">$vetor</text:span><text:span text:style-name="T538">, </text:span><text:span text:style-name="T527">7</text:span><text:span text:style-name="T538">); </text:span><text:span text:style-name="T514">//adiciona elemento no início<text:tab/><text:tab/></text:span></text:p>
        </text:list-item>
        <text:list-item>
          <text:p text:style-name="P185"><text:span text:style-name="T470">array_shift</text:span><text:span text:style-name="T538">(</text:span><text:span text:style-name="T500">$vetor</text:span><text:span text:style-name="T538">);      </text:span><text:span text:style-name="T514">//elimina elemento no início<text:tab/><text:tab/></text:span></text:p>
        </text:list-item>
        <text:list-item>
          <text:p text:style-name="P185"><text:span text:style-name="T470">array_pop</text:span><text:span text:style-name="T538">(</text:span><text:span text:style-name="T500">$vetor</text:span><text:span text:style-name="T538">);        </text:span><text:span text:style-name="T514">//elimina elemento no final<text:tab/><text:tab/><text:tab/></text:span></text:p>
        </text:list-item>
        <text:list-item>
          <text:p text:style-name="P185"><text:span text:style-name="T470">unset</text:span><text:span text:style-name="T538">(</text:span><text:span text:style-name="T500">$vetor</text:span><text:span text:style-name="T538">[</text:span><text:span text:style-name="T527">1</text:span><text:span text:style-name="T538">]);         </text:span><text:span text:style-name="T514">//elimina elemento no índice especificado</text:span></text:p>
        </text:list-item>
      </text:list>
      <text:p text:style-name="P104"/>
      <text:p text:style-name="P144"><text:span text:style-name="T181">Função para </text:span><text:span text:style-name="T21">ordenação de valores:</text:span></text:p>
      <text:p text:style-name="P138"><text:span text:style-name="T483">sort</text:span><text:span text:style-name="T466">(</text:span><text:span text:style-name="T511">$vet</text:span><text:span text:style-name="T466">);</text:span> <text:span text:style-name="T622">ordena crescente o vetor e, consequentemente, </text:span><text:span text:style-name="T13">troca</text:span><text:span text:style-name="T624"> os índices dos valores.</text:span></text:p>
      <text:p text:style-name="P139"><text:span text:style-name="T484">rsort</text:span><text:span text:style-name="T467">(</text:span><text:span text:style-name="T512">$vet</text:span><text:span text:style-name="T467">);</text:span><text:span text:style-name="T605"> </text:span><text:span text:style-name="T624">ordena decrescente o vetor, ou seja, de forma </text:span><text:span text:style-name="T487">r</text:span><text:span text:style-name="T623">eversa.</text:span></text:p>
      <text:p text:style-name="P140"><text:span text:style-name="T484">a</text:span><text:span text:style-name="T485">sort</text:span><text:span text:style-name="T468">(</text:span><text:span text:style-name="T513">$vet</text:span><text:span text:style-name="T468">);</text:span><text:span text:style-name="T622"> ordena de forma crescente e</text:span><text:span text:style-name="T37"> </text:span><text:span text:style-name="T14">mantém a </text:span><text:span text:style-name="T488">a</text:span><text:span text:style-name="T14">ssociação</text:span><text:span text:style-name="T37"> de chave:valor</text:span><text:span text:style-name="T622">.</text:span></text:p>
      <text:p text:style-name="P140"><text:span text:style-name="T484">a</text:span><text:span text:style-name="T483">rsort</text:span><text:span text:style-name="T466">(</text:span><text:span text:style-name="T511">$vet</text:span><text:span text:style-name="T466">);</text:span> <text:span text:style-name="T622">ordena de forma </text:span><text:span text:style-name="T476">r</text:span><text:span text:style-name="T622">eversa e </text:span><text:span text:style-name="T477">a</text:span><text:span text:style-name="T624">ssociativa(decrescente).</text:span></text:p>
      <text:p text:style-name="P141"><text:span text:style-name="T484">k</text:span><text:span text:style-name="T485">sort</text:span><text:span text:style-name="T468">(</text:span><text:span text:style-name="T513">$vet</text:span><text:span text:style-name="T468">);</text:span><text:span text:style-name="T622"> ordena de forma crescente </text:span><text:span text:style-name="T38">pelo índice/chaves/</text:span><text:span text:style-name="T488">k</text:span><text:span text:style-name="T15">eys</text:span><text:span text:style-name="T622">.</text:span></text:p>
      <text:p text:style-name="P92"><text:span text:style-name="T484">k</text:span><text:span text:style-name="T486">r</text:span><text:span text:style-name="T485">sort</text:span><text:span text:style-name="T468">(</text:span><text:span text:style-name="T513">$vet</text:span><text:span text:style-name="T468">);</text:span><text:span text:style-name="T177"> ordena </text:span><text:span text:style-name="T77">de maneira </text:span><text:span text:style-name="T475">r</text:span><text:span text:style-name="T77">eversa</text:span><text:span text:style-name="T78"> </text:span><text:span text:style-name="T77">e </text:span><text:span text:style-name="T178">através das </text:span><text:span text:style-name="T474">k</text:span><text:span text:style-name="T77">eys</text:span></text:p>
      <text:p text:style-name="P130"/>
      <text:p text:style-name="P90"><draw:frame draw:style-name="fr2" draw:name="Figura37" text:anchor-type="paragraph" svg:x="8.992cm" svg:y="0.132cm" svg:width="8.615cm" svg:height="3.618cm" draw:z-index="33"><draw:image xlink:href="Pictures/1000000000000245000000F42E08EFD28F716C9F.jpg" xlink:type="simple" xlink:show="embed" xlink:actuate="onLoad" draw:mime-type="image/jpeg"/></draw:frame><draw:frame draw:style-name="fr2" draw:name="Figura32" text:anchor-type="paragraph" svg:x="0.127cm" svg:y="0.132cm" svg:width="8.37cm" svg:height="3.627cm" draw:z-index="32"><draw:image xlink:href="Pictures/1000000000000241000000FA2F4CD5EA87E7C3B3.jpg" xlink:type="simple" xlink:show="embed" xlink:actuate="onLoad" draw:mime-type="image/jpeg"/></draw:frame></text:p>
      <text:p text:style-name="P88"/>
      <text:p text:style-name="P88"/>
      <text:p text:style-name="P88"/>
      <text:p text:style-name="P88"/>
      <text:p text:style-name="P88"/>
      <text:p text:style-name="P88"><text:line-break/></text:p>
      <text:p text:style-name="P59">Na Ordenação Associativa, <text:span text:style-name="T2">altera a ordem dos índices</text:span><text:span text:style-name="T32">, </text:span><text:span text:style-name="T8">mantendo-os em</text:span><text:span text:style-name="T2"> suas chaves</text:span>.</text:p>
      <text:p text:style-name="P58"/>
      <text:p text:style-name="P89"/>
      <text:p text:style-name="P91"><draw:frame draw:style-name="fr2" draw:name="Figura38" text:anchor-type="paragraph" svg:x="0.106cm" svg:y="0.111cm" svg:width="8.497cm" svg:height="3.563cm" draw:z-index="34"><draw:image xlink:href="Pictures/1000000000000246000000F4B81BC9BD44BA5F29.jpg" xlink:type="simple" xlink:show="embed" xlink:actuate="onLoad" draw:mime-type="image/jpeg"/></draw:frame><draw:frame draw:style-name="fr2" draw:name="Figura39" text:anchor-type="paragraph" svg:x="9.192cm" svg:y="0.111cm" svg:width="8.442cm" svg:height="3.605cm" draw:z-index="35"><draw:image xlink:href="Pictures/1000000000000247000000F99E68A74EDBEE15E3.jpg" xlink:type="simple" xlink:show="embed" xlink:actuate="onLoad" draw:mime-type="image/jpeg"/></draw:frame></text:p>
      <text:p text:style-name="P91"/>
      <text:p text:style-name="P120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2"><text:span text:style-name="T30">V</text:span><text:span text:style-name="T21">ariáveis de</text:span> <text:span text:style-name="T30">S</text:span><text:span text:style-name="T21">essão</text:span>:<text:line-break/><text:span text:style-name="T630">A</text:span> variável superglobal <text:span text:style-name="T553">$_SESSION</text:span> é um array associativo que contém variáveis de sessão que ficam disponíveis para o script atual e para as próximas páginas acessadas por um usuário.</text:p>
      <text:p text:style-name="P112"/>
      <text:p text:style-name="P112"><text:span text:style-name="T2">Aplicação</text:span>: armazenar variável que se mantenha durante o acesso de várias páginas de um site.</text:p>
      <text:p text:style-name="P112"/>
      <text:p text:style-name="P112"><text:span text:style-name="T630">A</text:span>s variáveis de sessão correspondem a um dos possíveis itens das chamadas <text:span text:style-name="T2">variáveis superglobais</text:span>.</text:p>
      <text:p text:style-name="P112"><text:line-break/><text:span text:style-name="T630">S</text:span>egue a relação das <text:span text:style-name="T30">V</text:span><text:span text:style-name="T21">ariáveis </text:span><text:span text:style-name="T30">S</text:span><text:span text:style-name="T21">uperglobais</text:span> (variáveis pré-definidas promovidas pelo ambiente PHP, acessíveis em quaisquer pontos de aplicação, são estruturadas em arrays associativos):</text:p>
      <text:p text:style-name="P112"/>
      <text:list xml:id="list1664759304" text:style-name="L13">
        <text:list-item>
          <text:p text:style-name="P184">$GLOBALS</text:p>
        </text:list-item>
        <text:list-item>
          <text:p text:style-name="P184">$_SERVER</text:p>
        </text:list-item>
        <text:list-item>
          <text:p text:style-name="P184">$_GET</text:p>
        </text:list-item>
        <text:list-item>
          <text:p text:style-name="P184">$_POST</text:p>
        </text:list-item>
        <text:list-item>
          <text:p text:style-name="P184">$_FILES</text:p>
        </text:list-item>
        <text:list-item>
          <text:p text:style-name="P184">$_COOKIE</text:p>
        </text:list-item>
        <text:list-item>
          <text:p text:style-name="P184">$_SESSION</text:p>
        </text:list-item>
        <text:list-item>
          <text:p text:style-name="P184">$_REQUEST</text:p>
        </text:list-item>
        <text:list-item>
          <text:p text:style-name="P184">$_ENV</text:p>
        </text:list-item>
      </text:list>
      <text:p text:style-name="P111"/>
      <text:p text:style-name="P111"/>
      <text:p text:style-name="P105"><text:span text:style-name="T288">E</text:span><text:span text:style-name="T287">xistem dois tipos de </text:span><text:span text:style-name="T290">objetos</text:span><text:span text:style-name="T287"> que permitem o </text:span><text:span text:style-name="T289">armazenamento de dados localmente</text:span><text:span text:style-name="T287"> no cliente (memória cache):</text:span></text:p>
      <text:list xml:id="list2249745154" text:style-name="L14">
        <text:list-item>
          <text:p text:style-name="P186"><text:span text:style-name="T317">localStorage</text:span><text:span text:style-name="T306">: fica armazenada no computador do cliente (não expira)</text:span></text:p>
        </text:list-item>
        <text:list-item>
          <text:p text:style-name="P186"><text:span text:style-name="T317">sessionStorage</text:span><text:span text:style-name="T306">: e</text:span><text:span text:style-name="T307">x</text:span><text:span text:style-name="T306">pira assim que a aba do navegador é fechada<text:line-break/></text:span></text:p>
        </text:list-item>
      </text:list>
      <text:p text:style-name="P9"><text:span text:style-name="T308">Ao realizar um var_dump() em um objeto da clase DateTime, podem ser apresentados </text:span><text:span text:style-name="T324">3 tipos</text:span><text:span text:style-name="T308"> diferentes de </text:span><text:span text:style-name="T318">timezones</text:span><text:span text:style-name="T308"> na propriedade [</text:span><text:span text:style-name="T305">timezone_type</text:span><text:span text:style-name="T308">]:</text:span></text:p>
      <text:list xml:id="list2095858173" text:style-name="L15">
        <text:list-item>
          <text:p text:style-name="P187"><text:span text:style-name="T318">UTC</text:span><text:span text:style-name="T308"> (Coordinated Universal Time): Ao contrário do GMT, o UTC não se define pelo sol ou as estrelas, mas é sim uma medida derivada do </text:span><text:a xlink:type="simple" xlink:href="https://pt.wikipedia.org/wiki/Tempo_Atômico_Internacional" text:style-name="Internet_20_link" text:visited-style-name="Visited_20_Internet_20_Link">Tempo Atômico Internacional</text:a><text:span text:style-name="T332">.<text:line-break/></text:span><text:span text:style-name="T333">Exemplo: </text:span><text:span text:style-name="T348">new</text:span><text:span text:style-name="T240"> </text:span><text:span text:style-name="T352">DateTime</text:span><text:span text:style-name="T240">(</text:span><text:span text:style-name="T226">"17 July 2013 </text:span><text:span text:style-name="T215">-0300</text:span><text:span text:style-name="T226">"</text:span><text:span text:style-name="T240">);<text:line-break/></text:span><text:span text:style-name="T240"><draw:frame draw:style-name="fr1" draw:name="Figura36" text:anchor-type="as-char" svg:width="8.629cm" svg:height="3.394cm" draw:z-index="38"><draw:image xlink:href="Pictures/100000000000014D000000834D97C11A840877E6.jpg" xlink:type="simple" xlink:show="embed" xlink:actuate="onLoad" draw:mime-type="image/jpeg"/></draw:frame></text:span><text:span text:style-name="T318"><text:line-break/></text:span></text:p>
        </text:list-item>
        <text:list-item>
          <text:p text:style-name="P188"><text:span text:style-name="T318">GMT</text:span><text:span text:style-name="T308">(Greenwich Mean Time ou Tempo Médio de Greenwich)<text:line-break/></text:span><text:span text:style-name="T309">Exemplo: </text:span><text:span text:style-name="T349">new</text:span><text:span text:style-name="T241"> </text:span><text:span text:style-name="T353">DateTime</text:span><text:span text:style-name="T241">(</text:span><text:span text:style-name="T227">"17 July 2013 </text:span><text:span text:style-name="T213">GMT</text:span><text:span text:style-name="T227">"</text:span><text:span text:style-name="T241">);</text:span><text:span text:style-name="T314"> </text:span><text:span text:style-name="T315">ou </text:span><text:span text:style-name="T349">new</text:span><text:span text:style-name="T241"> </text:span><text:span text:style-name="T353">DateTime</text:span><text:span text:style-name="T241">(</text:span><text:span text:style-name="T227">"17 July 2013 </text:span><text:span text:style-name="T214">Z</text:span><text:span text:style-name="T227">"</text:span><text:span text:style-name="T241">);</text:span><text:span text:style-name="T242"> </text:span><text:span text:style-name="T309"><draw:frame draw:style-name="fr1" draw:name="Figura27" text:anchor-type="as-char" svg:width="7.662cm" svg:height="3.032cm" draw:z-index="37"><draw:image xlink:href="Pictures/100000000000014B00000083F597AFD5D72C6195.jpg" xlink:type="simple" xlink:show="embed" xlink:actuate="onLoad" draw:mime-type="image/jpeg"/></draw:frame></text:span><text:span text:style-name="T309"><draw:frame draw:style-name="fr1" draw:name="Figura41" text:anchor-type="as-char" svg:width="6.892cm" svg:height="3.08cm" draw:z-index="40"><draw:image xlink:href="Pictures/100000000000012C00000086569346C128E0CE7B.jpg" xlink:type="simple" xlink:show="embed" xlink:actuate="onLoad" draw:mime-type="image/jpeg"/></draw:frame></text:span></text:p>
          <text:p text:style-name="P180"/>
        </text:list-item>
        <text:list-item>
          <text:p text:style-name="P187"><text:span text:style-name="T309">Identificador do</text:span><text:span text:style-name="T308"> </text:span><text:span text:style-name="T318">Fuso horário</text:span><text:span text:style-name="T308">:<text:line-break/></text:span><text:span text:style-name="T309">Exemplo: </text:span><text:span text:style-name="T349">new</text:span><text:span text:style-name="T241"> </text:span><text:span text:style-name="T353">DateTime</text:span><text:span text:style-name="T241">( </text:span><text:span text:style-name="T227">"17 July 2013"</text:span><text:span text:style-name="T241">, </text:span><text:span text:style-name="T349">new</text:span><text:span text:style-name="T241"> </text:span><text:span text:style-name="T353">DateTimeZone</text:span><text:span text:style-name="T241">(</text:span><text:span text:style-name="T227">"</text:span><text:span text:style-name="T213">Europe/London</text:span><text:span text:style-name="T227">"</text:span><text:span text:style-name="T241">));</text:span><text:span text:style-name="T308"><draw:frame draw:style-name="fr1" draw:name="Figura40" text:anchor-type="as-char" svg:width="8.758cm" svg:height="3.413cm" draw:z-index="39"><draw:image xlink:href="Pictures/100000000000014B0000008167196C493D5C99C7.jpg" xlink:type="simple" xlink:show="embed" xlink:actuate="onLoad" draw:mime-type="image/jpeg"/></draw:frame></text:span></text:p>
        </text:list-item>
      </text:list>
      <text:p text:style-name="P113"/>
      <text:p text:style-name="P10"><text:span text:style-name="T308">N</text:span><text:span text:style-name="T310">ota: Quando uma data for apresentada com as letras T e Z, </text:span><text:span text:style-name="T313">e</text:span><text:span text:style-name="T310">xemplo: </text:span><text:span text:style-name="T227">2023-01-31</text:span><text:span text:style-name="T213">T</text:span><text:span text:style-name="T227">16:42:59</text:span><text:span text:style-name="T213">Z</text:span><text:span text:style-name="T310">, </text:span><text:span text:style-name="T313">s</text:span><text:span text:style-name="T310">ignifica que ela está adequada à norma ISO 8601 (padrão UTC). A letra </text:span><text:span text:style-name="T319">Z</text:span><text:span text:style-name="T310"> é o designador de zona para o deslocamento </text:span><text:span text:style-name="T325">zero</text:span><text:span text:style-name="T310"> do UTC </text:span><text:span text:style-name="T313">(</text:span><text:span text:style-name="T310">meridiano de Greenwich</text:span><text:span text:style-name="T313">)</text:span><text:span text:style-name="T310">, ou seja, </text:span><text:span text:style-name="T313">o fuso horário zero</text:span><text:span text:style-name="T310">, também conhecido como "</text:span><text:span text:style-name="T326">Zulu time</text:span><text:span text:style-name="T310">" </text:span><text:span text:style-name="T313">pelos militares</text:span><text:span text:style-name="T310">.<text:line-break/></text:span></text:p>
      <text:p text:style-name="P181"/>
      <text:p text:style-name="P114">Modificar timezone para padrão ISO8601:</text:p>
      <text:p text:style-name="P164"><text:span text:style-name="Source_20_Text"><text:span text:style-name="T233">$date</text:span></text:span><text:span text:style-name="Source_20_Text"><text:span text:style-name="T238">-&gt;</text:span></text:span><text:span text:style-name="Source_20_Text"><text:span text:style-name="T218">setTimezone</text:span></text:span><text:span text:style-name="Source_20_Text"><text:span text:style-name="T238">(</text:span></text:span><text:span text:style-name="Source_20_Text"><text:span text:style-name="T351">new</text:span></text:span><text:span text:style-name="Source_20_Text"><text:span text:style-name="T238"> </text:span></text:span><text:span text:style-name="Source_20_Text"><text:span text:style-name="T355">DateTimeZone</text:span></text:span><text:span text:style-name="Source_20_Text"><text:span text:style-name="T238">(</text:span></text:span><text:span text:style-name="Source_20_Text"><text:span text:style-name="T224">'</text:span></text:span><text:span text:style-name="Source_20_Text"><text:span text:style-name="T225">UTC</text:span></text:span><text:span text:style-name="Source_20_Text"><text:span text:style-name="T224">'</text:span></text:span><text:span text:style-name="Source_20_Text"><text:span text:style-name="T238">));</text:span></text:span></text:p>
      <text:p text:style-name="P163"><text:span text:style-name="Source_20_Text"><text:span text:style-name="T334"/></text:span></text:p>
      <text:p text:style-name="P163"><text:span text:style-name="Source_20_Text"><text:span text:style-name="T311">Modificar timezone para </text:span></text:span><text:span text:style-name="Source_20_Text"><text:span text:style-name="T312">nossa</text:span></text:span><text:span text:style-name="Source_20_Text"><text:span text:style-name="T311"> região:</text:span></text:span></text:p>
      <text:p text:style-name="P165"><text:span text:style-name="T235">$date</text:span><text:span text:style-name="T243">-&gt;</text:span><text:span text:style-name="T219">setTimezone</text:span><text:span text:style-name="T243">(</text:span><text:span text:style-name="T350">new</text:span><text:span text:style-name="T243"> </text:span><text:span text:style-name="T354">DateTimeZone</text:span><text:span text:style-name="T243">(</text:span><text:span text:style-name="T229">'America/Sao_Paulo'</text:span><text:span text:style-name="T243">));</text:span></text:p>
      <text:p text:style-name="P182"/>
      <text:p text:style-name="P183">Converter data UTC para fuso horário brasileiro:</text:p>
      <text:p text:style-name="P166"><text:span text:style-name="T498">$objData</text:span><text:span text:style-name="T450"> = </text:span><text:span text:style-name="T534">new</text:span><text:span text:style-name="T450"> </text:span><text:span text:style-name="T634">DateTime</text:span><text:span text:style-name="T450">(</text:span><text:span text:style-name="T489">"2023-05-18 14:00:00"</text:span><text:span text:style-name="T450">, </text:span><text:span text:style-name="T534">new</text:span><text:span text:style-name="T450"> </text:span><text:span text:style-name="T634">DateTimeZone</text:span><text:span text:style-name="T450">(</text:span><text:span text:style-name="T489">'UTC'</text:span><text:span text:style-name="T450">));<text:tab/></text:span></text:p>
      <text:p text:style-name="P166"><text:span text:style-name="T469">date_default_timezone_set</text:span><text:span text:style-name="T450">(</text:span><text:span text:style-name="T489">'America/Sao_Paulo'</text:span><text:span text:style-name="T450">);<text:tab/><text:tab/><text:tab/><text:tab/><text:tab/></text:span></text:p>
      <text:p text:style-name="P167"><text:span text:style-name="T503">$objData</text:span><text:span text:style-name="T453">-&gt;</text:span><text:span text:style-name="T472">setTimezone</text:span><text:span text:style-name="T453">(</text:span><text:span text:style-name="T536">new</text:span><text:span text:style-name="T453"> </text:span><text:span text:style-name="T635">DateTimeZone</text:span><text:span text:style-name="T453">(</text:span><text:span text:style-name="T472">date_default_timezone_get</text:span><text:span text:style-name="T453">()));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inherit" svg:font-family="inherit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3-05-18T15:07:59.594000000</dc:date>
    <meta:editing-duration>P1DT14H10M25S</meta:editing-duration>
    <meta:editing-cycles>107</meta:editing-cycles>
    <meta:document-statistic meta:table-count="0" meta:image-count="41" meta:object-count="0" meta:page-count="24" meta:paragraph-count="228" meta:word-count="3702" meta:character-count="23644" meta:non-whitespace-character-count="20110"/>
  </office:meta>
</office:document-meta>
</file>